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 manifest:media-type="application/vnd.sun.xml.ui.configuration"/>
  <manifest:file-entry manifest:full-path="Object 92/"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Configurations2/" manifest:media-type="application/vnd.sun.xml.ui.configuration"/>
  <manifest:file-entry manifest:full-path="Object 9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tent.xml" manifest:media-type="text/xml"/>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styles.xml" manifest:media-type="text/xml"/>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Replacements/Object 2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6" manifest:media-type=""/>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 manifest:media-type="application/vnd.sun.xml.ui.configuration"/>
  <manifest:file-entry manifest:full-path="Object 70/"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sans-serif"/>
    <style:font-face style:name="Lohit Devanagari1" svg:font-family="'Lohit Devanagari'"/>
    <style:font-face style:name="Times New Roman1"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3069in" table:align="left" style:writing-mode="lr-tb"/>
    </style:style>
    <style:style style:name="Table1.A" style:family="table-column">
      <style:table-column-properties style:column-width="0.3938in"/>
    </style:style>
    <style:style style:name="Table1.B" style:family="table-column">
      <style:table-column-properties style:column-width="3.1063in"/>
    </style:style>
    <style:style style:name="Table1.C" style:family="table-column">
      <style:table-column-properties style:column-width="2.8069in"/>
    </style:style>
    <style:style style:name="Table1.1" style:family="table-row">
      <style:table-row-properties style:min-row-height="0.3194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972in"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7.3222in" table:align="margins" style:writing-mode="page"/>
    </style:style>
    <style:style style:name="Table2.A" style:family="table-column">
      <style:table-column-properties style:column-width="1.75in" style:rel-column-width="15662*"/>
    </style:style>
    <style:style style:name="Table2.B" style:family="table-column">
      <style:table-column-properties style:column-width="2.4375in" style:rel-column-width="21815*"/>
    </style:style>
    <style:style style:name="Table2.C" style:family="table-column">
      <style:table-column-properties style:column-width="3.1347in" style:rel-column-width="2805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6.6875in" style:page-number="auto" table:align="left" style:writing-mode="lr-tb"/>
    </style:style>
    <style:style style:name="Table3.A" style:family="table-column">
      <style:table-column-properties style:column-width="2.8125in"/>
    </style:style>
    <style:style style:name="Table3.B" style:family="table-column">
      <style:table-column-properties style:column-width="0.5625in"/>
    </style:style>
    <style:style style:name="Table3.C" style:family="table-column">
      <style:table-column-properties style:column-width="2.75in"/>
    </style:style>
    <style:style style:name="Table3.1" style:family="table-row">
      <style:table-row-properties style:min-row-height="2.1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6.6875in" fo:break-before="page" table:align="left" style:writing-mode="lr-tb"/>
    </style:style>
    <style:style style:name="Table4.A" style:family="table-column">
      <style:table-column-properties style:column-width="6in"/>
    </style:style>
    <style:style style:name="Table4.B" style:family="table-column">
      <style:table-column-properties style:column-width="0.687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P1" style:family="paragraph" style:parent-style-name="Основной_20_текст_20_с_20_отступом_20_3">
      <style:paragraph-properties fo:margin-left="0.3744in" fo:margin-right="0in" fo:text-align="center" style:justify-single-word="false" fo:text-indent="0in" style:auto-text-indent="false">
        <style:tab-stops>
          <style:tab-stop style:position="0.5in"/>
        </style:tab-stops>
      </style:paragraph-properties>
      <style:text-properties fo:color="#000000" fo:font-size="16pt" fo:language="uk" fo:country="UA" officeooo:paragraph-rsid="0031c6a1" style:font-size-asian="16pt" style:font-size-complex="16pt" style:font-weight-complex="bold" loext:shadow="none"/>
    </style:style>
    <style:style style:name="P2" style:family="paragraph" style:parent-style-name="Основной_20_текст_20_с_20_отступом_20_3">
      <style:paragraph-properties fo:margin-left="0.3744in" fo:margin-right="0in" fo:text-indent="0in" style:auto-text-indent="false">
        <style:tab-stops>
          <style:tab-stop style:position="0.5in"/>
        </style:tab-stops>
      </style:paragraph-properties>
      <style:text-properties fo:color="#000000" fo:font-size="14pt" fo:language="uk" fo:country="UA" fo:font-weight="bold" officeooo:paragraph-rsid="0031c6a1" style:font-size-asian="14pt" style:font-weight-asian="bold" style:font-size-complex="14pt" style:font-weight-complex="bold" loext:shadow="none"/>
    </style:style>
    <style:style style:name="P3" style:family="paragraph" style:parent-style-name="Основной_20_текст_20_с_20_отступом_20_3">
      <style:paragraph-properties fo:margin-left="0.3744in" fo:margin-right="0in" fo:text-align="center" style:justify-single-word="false" fo:text-indent="0in" style:auto-text-indent="false" fo:break-before="page">
        <style:tab-stops>
          <style:tab-stop style:position="0.5in"/>
        </style:tab-stops>
      </style:paragraph-properties>
      <style:text-properties fo:color="#000000" fo:font-size="16pt" fo:language="uk" fo:country="UA" officeooo:paragraph-rsid="0031c6a1" style:font-size-asian="16pt" style:font-size-complex="16pt" style:font-weight-complex="bold" loext:shadow="none"/>
    </style:style>
    <style:style style:name="P4" style:family="paragraph" style:parent-style-name="Основной_20_текст_20_с_20_отступом_20_3">
      <style:paragraph-properties fo:margin-left="0.9839in" fo:margin-right="0in" fo:text-indent="0in" style:auto-text-indent="false">
        <style:tab-stops>
          <style:tab-stop style:position="0.5in"/>
          <style:tab-stop style:position="4.5311in"/>
        </style:tab-stops>
      </style:paragraph-properties>
      <style:text-properties fo:color="#000000" fo:language="uk" fo:country="UA" officeooo:paragraph-rsid="0031c6a1" loext:shadow="none"/>
    </style:style>
    <style:style style:name="P5" style:family="paragraph" style:parent-style-name="KPI_20_header_20_2">
      <style:text-properties officeooo:paragraph-rsid="00411add"/>
    </style:style>
    <style:style style:name="P6" style:family="paragraph" style:parent-style-name="KPI_20_header_20_2">
      <style:paragraph-properties fo:text-align="justify" style:justify-single-word="false"/>
      <style:text-properties officeooo:paragraph-rsid="00570ff2"/>
    </style:style>
    <style:style style:name="P7" style:family="paragraph" style:parent-style-name="KPI_20_header_20_2">
      <style:paragraph-properties fo:text-align="justify" style:justify-single-word="false"/>
      <style:text-properties officeooo:paragraph-rsid="005515d9"/>
    </style:style>
    <style:style style:name="P8" style:family="paragraph" style:parent-style-name="KPI_20_header_20_2">
      <style:paragraph-properties fo:text-align="justify" style:justify-single-word="false"/>
      <style:text-properties officeooo:paragraph-rsid="005355a8"/>
    </style:style>
    <style:style style:name="P9" style:family="paragraph" style:parent-style-name="KPI_20_header_20_2">
      <style:text-properties officeooo:paragraph-rsid="005355a8"/>
    </style:style>
    <style:style style:name="P10" style:family="paragraph" style:parent-style-name="KPI_20_header_20_2">
      <style:text-properties officeooo:paragraph-rsid="005250cf"/>
    </style:style>
    <style:style style:name="P11" style:family="paragraph" style:parent-style-name="KPI_20_header_20_2">
      <style:text-properties officeooo:paragraph-rsid="004018b6"/>
    </style:style>
    <style:style style:name="P12" style:family="paragraph" style:parent-style-name="KPI_20_header_20_2">
      <style:text-properties officeooo:paragraph-rsid="003e6d11"/>
    </style:style>
    <style:style style:name="P13" style:family="paragraph" style:parent-style-name="KPI_20_header_20_2">
      <style:text-properties officeooo:paragraph-rsid="003bf220"/>
    </style:style>
    <style:style style:name="P14" style:family="paragraph" style:parent-style-name="KPI_20_header_20_2">
      <style:text-properties officeooo:paragraph-rsid="003a2aae"/>
    </style:style>
    <style:style style:name="P15" style:family="paragraph" style:parent-style-name="KPI_20_header_20_2">
      <style:text-properties officeooo:paragraph-rsid="0036d54d"/>
    </style:style>
    <style:style style:name="P16" style:family="paragraph" style:parent-style-name="KPI_20_header_20_2">
      <style:text-properties officeooo:paragraph-rsid="003662a3"/>
    </style:style>
    <style:style style:name="P17" style:family="paragraph" style:parent-style-name="KPI_20_header_20_2">
      <style:text-properties officeooo:paragraph-rsid="00359634"/>
    </style:style>
    <style:style style:name="P18" style:family="paragraph" style:parent-style-name="KPI_20_header_20_2">
      <style:text-properties officeooo:paragraph-rsid="00356a5e"/>
    </style:style>
    <style:style style:name="P19" style:family="paragraph" style:parent-style-name="KPI_20_header_20_2">
      <style:text-properties officeooo:paragraph-rsid="0030f665"/>
    </style:style>
    <style:style style:name="P20" style:family="paragraph" style:parent-style-name="KPI_20_header_20_2">
      <style:text-properties officeooo:paragraph-rsid="002fda41"/>
    </style:style>
    <style:style style:name="P21" style:family="paragraph" style:parent-style-name="KPI_20_header_20_2">
      <style:text-properties fo:color="#000000" loext:shadow="none"/>
    </style:style>
    <style:style style:name="P22" style:family="paragraph" style:parent-style-name="KPI_20_header_20_2">
      <style:text-properties officeooo:paragraph-rsid="005f9d44"/>
    </style:style>
    <style:style style:name="P23" style:family="paragraph" style:parent-style-name="KPI_20_header_20_2">
      <style:text-properties officeooo:rsid="00650f16" officeooo:paragraph-rsid="00650f16"/>
    </style:style>
    <style:style style:name="P24" style:family="paragraph" style:parent-style-name="KPI_20_header_20_2">
      <style:paragraph-properties fo:break-before="page"/>
      <style:text-properties officeooo:rsid="00650f16" officeooo:paragraph-rsid="00650f16"/>
    </style:style>
    <style:style style:name="P25" style:family="paragraph" style:parent-style-name="KPI_20_header_20_2">
      <style:paragraph-properties fo:break-before="page"/>
      <style:text-properties officeooo:rsid="006e321b" officeooo:paragraph-rsid="006e321b"/>
    </style:style>
    <style:style style:name="P26" style:family="paragraph" style:parent-style-name="Heading_20_4">
      <style:paragraph-properties fo:margin-left="0in" fo:margin-right="0.8717in" fo:text-indent="0in" style:auto-text-indent="false"/>
      <style:text-properties fo:color="#000000" officeooo:paragraph-rsid="0031c6a1" loext:shadow="none"/>
    </style:style>
    <style:style style:name="P27" style:family="paragraph" style:parent-style-name="Heading_20_3">
      <style:paragraph-properties fo:text-align="center" style:justify-single-word="false"/>
      <style:text-properties fo:color="#000000" fo:language="uk" fo:country="UA" officeooo:paragraph-rsid="0031c6a1" loext:shadow="none"/>
    </style:style>
    <style:style style:name="P28" style:family="paragraph" style:parent-style-name="Heading_20_1">
      <style:text-properties fo:color="#000000" fo:font-size="8pt" fo:language="uk" fo:country="UA" fo:font-weight="normal" officeooo:paragraph-rsid="0031c6a1" style:font-size-asian="8pt" style:font-weight-asian="normal" style:font-weight-complex="bold" loext:shadow="none"/>
    </style:style>
    <style:style style:name="P29" style:family="paragraph" style:parent-style-name="Heading_20_1">
      <style:paragraph-properties fo:text-align="center" style:justify-single-word="false"/>
      <style:text-properties fo:color="#000000" officeooo:paragraph-rsid="0031c6a1" loext:shadow="none"/>
    </style:style>
    <style:style style:name="P30" style:family="paragraph" style:parent-style-name="Table_20_Contents">
      <style:paragraph-properties fo:text-align="justify" style:justify-single-word="false"/>
      <style:text-properties fo:color="#000000" style:font-name="Times New Roman" fo:font-size="14pt" officeooo:rsid="00528f74" officeooo:paragraph-rsid="00528f74" style:font-size-asian="14pt" style:font-size-complex="14pt" loext:shadow="none"/>
    </style:style>
    <style:style style:name="P31" style:family="paragraph" style:parent-style-name="Table_20_Contents">
      <style:paragraph-properties fo:text-align="justify" style:justify-single-word="false"/>
      <style:text-properties fo:color="#000000" style:font-name="Times New Roman" fo:font-size="14pt" fo:font-style="italic" officeooo:rsid="00528f74" officeooo:paragraph-rsid="00528f74" style:font-size-asian="14pt" style:font-style-asian="italic" style:font-size-complex="14pt" style:font-style-complex="italic" loext:shadow="none"/>
    </style:style>
    <style:style style:name="P32" style:family="paragraph" style:parent-style-name="Table_20_Contents">
      <style:paragraph-properties fo:text-align="justify" style:justify-single-word="false"/>
      <style:text-properties fo:color="#000000" style:font-name="Times New Roman" fo:font-size="14pt" fo:font-weight="bold" officeooo:rsid="00528f74" officeooo:paragraph-rsid="00528f74" style:font-size-asian="14pt" style:font-weight-asian="bold" style:font-size-complex="14pt" style:font-weight-complex="bold" loext:shadow="none"/>
    </style:style>
    <style:style style:name="P33" style:family="paragraph" style:parent-style-name="Table_20_Contents">
      <style:paragraph-properties fo:text-align="justify" style:justify-single-word="false"/>
      <style:text-properties fo:color="#000000" style:font-name="Times New Roman" fo:font-size="14pt" fo:font-style="normal" fo:font-weight="bold" officeooo:rsid="00528f74" officeooo:paragraph-rsid="00528f74" style:font-size-asian="14pt" style:font-style-asian="normal" style:font-weight-asian="bold" style:font-size-complex="14pt" style:font-style-complex="normal" style:font-weight-complex="bold" loext:shadow="none"/>
    </style:style>
    <style:style style:name="P34" style:family="paragraph" style:parent-style-name="Table_20_Contents">
      <style:text-properties officeooo:rsid="001c2bd4" officeooo:paragraph-rsid="00650f16"/>
    </style:style>
    <style:style style:name="P35" style:family="paragraph" style:parent-style-name="Table_20_Contents">
      <style:paragraph-properties fo:line-height="115%" fo:text-align="justify" style:justify-single-word="false"/>
      <style:text-properties officeooo:rsid="001c2bd4" officeooo:paragraph-rsid="00650f16"/>
    </style:style>
    <style:style style:name="P36" style:family="paragraph" style:parent-style-name="Table_20_Contents">
      <style:text-properties officeooo:paragraph-rsid="00650f16"/>
    </style:style>
    <style:style style:name="P37" style:family="paragraph" style:parent-style-name="Table_20_Contents">
      <style:paragraph-properties fo:line-height="115%"/>
      <style:text-properties fo:font-size="12pt" officeooo:paragraph-rsid="00650f16" style:font-size-asian="12pt" style:font-size-complex="12pt"/>
    </style:style>
    <style:style style:name="P38"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1c2bd4" officeooo:paragraph-rsid="00650f16" style:font-size-asian="12pt" style:font-size-complex="12pt"/>
    </style:style>
    <style:style style:name="P39"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654104" style:font-size-asian="12pt" style:font-size-complex="12pt"/>
    </style:style>
    <style:style style:name="P40"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654104" style:font-size-asian="12pt" style:font-size-complex="12pt"/>
    </style:style>
    <style:style style:name="P41"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d4a1" officeooo:paragraph-rsid="0065d4a1" style:font-size-asian="12pt" style:font-size-complex="12pt"/>
    </style:style>
    <style:style style:name="P42"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65d9d" officeooo:paragraph-rsid="00665d9d" style:font-size-asian="12pt" style:font-size-complex="12pt"/>
    </style:style>
    <style:style style:name="P43" style:family="paragraph" style:parent-style-name="Table_20_Contents" style:list-style-name="L4">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71534" officeooo:paragraph-rsid="00671534" style:font-size-asian="12pt" style:font-size-complex="12pt"/>
    </style:style>
    <style:style style:name="P44"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68aa70" style:font-size-asian="12pt" style:font-size-complex="12pt"/>
    </style:style>
    <style:style style:name="P45"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d4a1" officeooo:paragraph-rsid="0068aa70" style:font-size-asian="12pt" style:font-size-complex="12pt"/>
    </style:style>
    <style:style style:name="P46"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65d9d" officeooo:paragraph-rsid="0068aa70" style:font-size-asian="12pt" style:font-size-complex="12pt"/>
    </style:style>
    <style:style style:name="P47"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65d9d" officeooo:paragraph-rsid="006a32e2" style:font-size-asian="12pt" style:font-size-complex="12pt"/>
    </style:style>
    <style:style style:name="P48"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71534" officeooo:paragraph-rsid="006a32e2" style:font-size-asian="12pt" style:font-size-complex="12pt"/>
    </style:style>
    <style:style style:name="P49" style:family="paragraph" style:parent-style-name="Table_20_Contents" style:list-style-name="L4">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a7e04" officeooo:paragraph-rsid="006a7e04" style:font-size-asian="12pt" style:font-size-complex="12pt"/>
    </style:style>
    <style:style style:name="P50" style:family="paragraph" style:parent-style-name="Table_20_Contents">
      <style:paragraph-properties fo:line-height="115%" style:writing-mode="lr-tb"/>
      <style:text-properties fo:font-size="12pt" officeooo:rsid="001c2bd4" officeooo:paragraph-rsid="00650f16" style:font-size-asian="12pt" style:font-size-complex="12pt"/>
    </style:style>
    <style:style style:name="P51" style:family="paragraph" style:parent-style-name="Table_20_Contents">
      <style:paragraph-properties fo:line-height="115%" style:writing-mode="lr-tb"/>
      <style:text-properties fo:font-size="12pt" officeooo:rsid="001c2bd4" officeooo:paragraph-rsid="006a7e04" style:font-size-asian="12pt" style:font-size-complex="12pt"/>
    </style:style>
    <style:style style:name="P52" style:family="paragraph" style:parent-style-name="Table_20_Contents">
      <style:paragraph-properties fo:margin-top="0in" fo:margin-bottom="0in" loext:contextual-spacing="false" fo:line-height="115%" style:writing-mode="lr-tb"/>
      <style:text-properties officeooo:paragraph-rsid="00650f16"/>
    </style:style>
    <style:style style:name="P53" style:family="paragraph" style:parent-style-name="Table_20_Contents">
      <style:paragraph-properties fo:margin-top="0in" fo:margin-bottom="0in" loext:contextual-spacing="false" fo:line-height="115%" style:writing-mode="lr-tb"/>
      <style:text-properties fo:font-size="12pt" officeooo:rsid="001c2bd4" officeooo:paragraph-rsid="00650f16" style:font-size-asian="12pt" style:font-size-complex="12pt"/>
    </style:style>
    <style:style style:name="P54" style:family="paragraph" style:parent-style-name="Table_20_Contents" style:list-style-name="L4">
      <style:paragraph-properties fo:margin-top="0in" fo:margin-bottom="0in" loext:contextual-spacing="false" fo:line-height="115%" fo:text-align="justify" style:justify-single-word="false" style:writing-mode="lr-tb"/>
      <style:text-properties fo:font-size="12pt" officeooo:rsid="001c2bd4" officeooo:paragraph-rsid="006a7e04" style:font-size-asian="12pt" style:font-size-complex="12pt"/>
    </style:style>
    <style:style style:name="P55" style:family="paragraph" style:parent-style-name="Table_20_Contents">
      <style:paragraph-properties fo:margin-top="0in" fo:margin-bottom="0in" loext:contextual-spacing="false" fo:line-height="115%" style:writing-mode="lr-tb"/>
      <style:text-properties fo:font-size="12pt" officeooo:rsid="001c2bd4" officeooo:paragraph-rsid="006a7e04" style:font-size-asian="12pt" style:font-size-complex="12pt"/>
    </style:style>
    <style:style style:name="P56" style:family="paragraph" style:parent-style-name="Table_20_Contents">
      <style:paragraph-properties fo:margin-top="0in" fo:margin-bottom="0in" loext:contextual-spacing="false" fo:line-height="115%" style:writing-mode="lr-tb"/>
      <style:text-properties fo:font-size="12pt" officeooo:rsid="0026b5d7" officeooo:paragraph-rsid="00650f16" style:font-size-asian="12pt" style:font-size-complex="12pt"/>
    </style:style>
    <style:style style:name="P57" style:family="paragraph" style:parent-style-name="Table_20_Contents">
      <style:paragraph-properties fo:margin-top="0in" fo:margin-bottom="0in" loext:contextual-spacing="false" fo:line-height="115%" style:writing-mode="lr-tb"/>
      <style:text-properties fo:font-size="12pt" officeooo:rsid="0026b5d7" officeooo:paragraph-rsid="006a7e04" style:font-size-asian="12pt" style:font-size-complex="12pt"/>
    </style:style>
    <style:style style:name="P58"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6b5d7" officeooo:paragraph-rsid="006a7e04" style:font-size-asian="12pt" style:font-size-complex="12pt"/>
    </style:style>
    <style:style style:name="P59"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650f16" style:font-size-asian="12pt" style:font-size-complex="12pt"/>
    </style:style>
    <style:style style:name="P60"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6a7e04" style:font-size-asian="12pt" style:font-size-complex="12pt"/>
    </style:style>
    <style:style style:name="P61" style:family="paragraph" style:parent-style-name="Table_20_Contents">
      <style:paragraph-properties fo:margin-top="0in" fo:margin-bottom="0in" loext:contextual-spacing="false" fo:line-height="115%" fo:text-align="center" style:justify-single-word="false" style:writing-mode="lr-tb"/>
      <style:text-properties fo:font-size="12pt" officeooo:rsid="00689264" officeooo:paragraph-rsid="00689264" style:font-size-asian="12pt" style:font-size-complex="12pt"/>
    </style:style>
    <style:style style:name="P62" style:family="paragraph" style:parent-style-name="Table_20_Contents">
      <style:paragraph-properties fo:margin-top="0in" fo:margin-bottom="0in" loext:contextual-spacing="false" fo:line-height="115%" fo:text-align="center" style:justify-single-word="false" style:writing-mode="lr-tb"/>
      <style:text-properties fo:font-size="12pt" officeooo:rsid="00689264" officeooo:paragraph-rsid="006a7e04" style:font-size-asian="12pt" style:font-size-complex="12pt"/>
    </style:style>
    <style:style style:name="P63"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daab8" officeooo:paragraph-rsid="00650f16" style:font-size-asian="12pt" style:font-size-complex="12pt"/>
    </style:style>
    <style:style style:name="P64"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daab8" officeooo:paragraph-rsid="006a7e04" style:font-size-asian="12pt" style:font-size-complex="12pt"/>
    </style:style>
    <style:style style:name="P65" style:family="paragraph" style:parent-style-name="Table_20_Contents" style:list-style-name="L4">
      <style:paragraph-properties fo:margin-top="0in" fo:margin-bottom="0in" loext:contextual-spacing="false" fo:line-height="115%" fo:text-align="justify" style:justify-single-word="false" style:writing-mode="lr-tb"/>
      <style:text-properties fo:font-size="12pt" officeooo:rsid="00654104" officeooo:paragraph-rsid="006a7e04" style:font-size-asian="12pt" style:font-size-complex="12pt"/>
    </style:style>
    <style:style style:name="P66" style:family="paragraph" style:parent-style-name="Table_20_Contents">
      <style:paragraph-properties fo:margin-top="0in" fo:margin-bottom="0in" loext:contextual-spacing="false" fo:line-height="115%" style:writing-mode="lr-tb"/>
      <style:text-properties fo:font-size="12pt" officeooo:rsid="00270c57" officeooo:paragraph-rsid="00650f16" style:font-size-asian="12pt" style:font-size-complex="12pt"/>
    </style:style>
    <style:style style:name="P67"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70c57" officeooo:paragraph-rsid="00650f16" style:font-size-asian="12pt" style:font-size-complex="12pt"/>
    </style:style>
    <style:style style:name="P68" style:family="paragraph" style:parent-style-name="Table_20_Contents">
      <style:paragraph-properties fo:margin-top="0in" fo:margin-bottom="0in" loext:contextual-spacing="false" fo:line-height="115%" fo:text-align="center" style:justify-single-word="false" style:writing-mode="lr-tb"/>
      <style:text-properties fo:font-size="12pt" officeooo:rsid="0031202a" officeooo:paragraph-rsid="00650f16" style:font-size-asian="12pt" style:font-size-complex="12pt"/>
    </style:style>
    <style:style style:name="P69" style:family="paragraph" style:parent-style-name="Table_20_Contents">
      <style:paragraph-properties fo:margin-top="0in" fo:margin-bottom="0in" loext:contextual-spacing="false" fo:line-height="115%" style:writing-mode="lr-tb"/>
      <style:text-properties fo:font-size="12pt" officeooo:paragraph-rsid="00650f16" style:font-size-asian="12pt" style:font-size-complex="12pt"/>
    </style:style>
    <style:style style:name="P70" style:family="paragraph" style:parent-style-name="Table_20_Contents">
      <style:paragraph-properties fo:margin-top="0in" fo:margin-bottom="0in" loext:contextual-spacing="false" fo:line-height="115%" style:writing-mode="lr-tb"/>
      <style:text-properties fo:font-size="12pt" officeooo:rsid="006a32e2" officeooo:paragraph-rsid="006a32e2" style:font-size-asian="12pt" style:font-size-complex="12pt"/>
    </style:style>
    <style:style style:name="P71" style:family="paragraph" style:parent-style-name="Table_20_Contents">
      <style:paragraph-properties fo:margin-top="0in" fo:margin-bottom="0in" loext:contextual-spacing="false" fo:line-height="115%" fo:text-align="center" style:justify-single-word="false" style:writing-mode="lr-tb"/>
      <style:text-properties fo:font-size="12pt" officeooo:rsid="006a32e2" officeooo:paragraph-rsid="006a32e2" style:font-size-asian="12pt" style:font-size-complex="12pt"/>
    </style:style>
    <style:style style:name="P72" style:family="paragraph" style:parent-style-name="Table_20_Contents" style:list-style-name="L4">
      <style:paragraph-properties fo:margin-top="0in" fo:margin-bottom="0in" loext:contextual-spacing="false" fo:line-height="115%" fo:text-align="justify" style:justify-single-word="false" style:shadow="none" style:writing-mode="lr-tb"/>
      <style:text-properties fo:font-size="12pt" officeooo:rsid="00654104" officeooo:paragraph-rsid="006a7e04" style:font-size-asian="12pt" style:font-size-complex="12pt"/>
    </style:style>
    <style:style style:name="P73" style:family="paragraph" style:parent-style-name="Table_20_Contents" style:list-style-name="L4">
      <style:paragraph-properties fo:margin-top="0in" fo:margin-bottom="0in" loext:contextual-spacing="false" fo:line-height="115%" fo:text-align="justify" style:justify-single-word="false" style:shadow="none" style:writing-mode="lr-tb"/>
      <style:text-properties fo:font-size="12pt" officeooo:rsid="0065d4a1" officeooo:paragraph-rsid="006a7e04" style:font-size-asian="12pt" style:font-size-complex="12pt"/>
    </style:style>
    <style:style style:name="P74" style:family="paragraph" style:parent-style-name="Table_20_Contents" style:list-style-name="L4">
      <style:paragraph-properties fo:margin-top="0in" fo:margin-bottom="0in" loext:contextual-spacing="false" fo:line-height="115%" fo:text-align="justify" style:justify-single-word="false" style:shadow="none" style:writing-mode="lr-tb"/>
      <style:text-properties fo:font-size="12pt" officeooo:rsid="00665d9d" officeooo:paragraph-rsid="006a7e04" style:font-size-asian="12pt" style:font-size-complex="12pt"/>
    </style:style>
    <style:style style:name="P75" style:family="paragraph" style:parent-style-name="Table_20_Contents" style:list-style-name="L4">
      <style:paragraph-properties fo:margin-top="0in" fo:margin-bottom="0in" loext:contextual-spacing="false" fo:line-height="115%" fo:text-align="justify" style:justify-single-word="false" style:shadow="none" style:writing-mode="lr-tb"/>
      <style:text-properties fo:font-size="12pt" officeooo:rsid="00671534" officeooo:paragraph-rsid="006a7e04" style:font-size-asian="12pt" style:font-size-complex="12pt"/>
    </style:style>
    <style:style style:name="P76" style:family="paragraph" style:parent-style-name="KPI_20_title">
      <style:paragraph-properties fo:break-before="page"/>
    </style:style>
    <style:style style:name="P77" style:family="paragraph" style:parent-style-name="KPI_20_title">
      <style:paragraph-properties fo:break-before="page"/>
      <style:text-properties fo:color="#000000" loext:shadow="none"/>
    </style:style>
    <style:style style:name="P78" style:family="paragraph" style:parent-style-name="KPI_20_title">
      <style:paragraph-properties fo:text-align="center" style:justify-single-word="false" fo:break-before="page"/>
      <style:text-properties fo:color="#000000" officeooo:rsid="0020db88" officeooo:paragraph-rsid="0020db88" loext:shadow="none"/>
    </style:style>
    <style:style style:name="P79" style:family="paragraph" style:parent-style-name="KPI_20_title" style:list-style-name="">
      <style:paragraph-properties fo:text-align="center" style:justify-single-word="false" fo:break-before="page"/>
      <style:text-properties fo:color="#000000" officeooo:rsid="0020db88" officeooo:paragraph-rsid="00650f16" loext:shadow="none"/>
    </style:style>
    <style:style style:name="P80" style:family="paragraph" style:parent-style-name="KPI_20_title">
      <style:paragraph-properties fo:break-before="page"/>
      <style:text-properties officeooo:paragraph-rsid="005e4cde"/>
    </style:style>
    <style:style style:name="P81" style:family="paragraph" style:parent-style-name="KPI_20_text" style:list-style-name="L1">
      <style:paragraph-properties fo:text-align="justify" style:justify-single-word="false"/>
      <style:text-properties officeooo:paragraph-rsid="005515d9"/>
    </style:style>
    <style:style style:name="P82" style:family="paragraph" style:parent-style-name="KPI_20_text">
      <style:paragraph-properties fo:text-align="justify" style:justify-single-word="false"/>
      <style:text-properties officeooo:paragraph-rsid="005515d9"/>
    </style:style>
    <style:style style:name="P83" style:family="paragraph" style:parent-style-name="KPI_20_text">
      <style:paragraph-properties fo:text-align="justify" style:justify-single-word="false"/>
      <style:text-properties officeooo:paragraph-rsid="00559d89"/>
    </style:style>
    <style:style style:name="P84" style:family="paragraph" style:parent-style-name="KPI_20_text">
      <style:paragraph-properties fo:text-align="justify" style:justify-single-word="false"/>
      <style:text-properties officeooo:paragraph-rsid="005355a8"/>
    </style:style>
    <style:style style:name="P85" style:family="paragraph" style:parent-style-name="KPI_20_text">
      <style:paragraph-properties fo:text-align="justify" style:justify-single-word="false"/>
      <style:text-properties officeooo:paragraph-rsid="00528f74"/>
    </style:style>
    <style:style style:name="P86" style:family="paragraph" style:parent-style-name="KPI_20_text">
      <style:text-properties fo:color="#000000" style:font-name="Times New Roman1" fo:font-size="14pt" fo:font-style="normal" fo:font-weight="bold" loext:shadow="none"/>
    </style:style>
    <style:style style:name="P87" style:family="paragraph" style:parent-style-name="KPI_20_text">
      <style:text-properties fo:color="#000000" style:font-name="Times New Roman1" loext:shadow="none"/>
    </style:style>
    <style:style style:name="P88" style:family="paragraph" style:parent-style-name="KPI_20_text">
      <style:text-properties fo:color="#000000" style:font-name="Times New Roman1" officeooo:paragraph-rsid="00559d89" loext:shadow="none"/>
    </style:style>
    <style:style style:name="P89" style:family="paragraph" style:parent-style-name="KPI_20_text" style:list-style-name="L2">
      <style:text-properties fo:color="#000000" style:text-underline-style="none" officeooo:rsid="0058b532" officeooo:paragraph-rsid="0058b532" loext:shadow="none"/>
    </style:style>
    <style:style style:name="P90" style:family="paragraph" style:parent-style-name="KPI_20_text">
      <style:text-properties fo:color="#000000" style:text-underline-style="none" officeooo:rsid="003df6a2" officeooo:paragraph-rsid="003df6a2" loext:shadow="none"/>
    </style:style>
    <style:style style:name="P91" style:family="paragraph" style:parent-style-name="KPI_20_text">
      <style:text-properties fo:color="#000000" loext:shadow="none"/>
    </style:style>
    <style:style style:name="P92" style:family="paragraph" style:parent-style-name="KPI_20_text">
      <style:text-properties fo:color="#000000" officeooo:rsid="002dfbd4" officeooo:paragraph-rsid="002dfbd4" loext:shadow="none"/>
    </style:style>
    <style:style style:name="P93" style:family="paragraph" style:parent-style-name="KPI_20_text">
      <style:text-properties fo:color="#000000" officeooo:rsid="002dba99" officeooo:paragraph-rsid="002dba99" loext:shadow="none"/>
    </style:style>
    <style:style style:name="P94" style:family="paragraph" style:parent-style-name="KPI_20_text">
      <style:text-properties fo:color="#000000" officeooo:rsid="0027dfac" officeooo:paragraph-rsid="0027dfac" loext:shadow="none"/>
    </style:style>
    <style:style style:name="P95" style:family="paragraph" style:parent-style-name="KPI_20_text">
      <style:text-properties fo:color="#000000" officeooo:rsid="0026fb09" officeooo:paragraph-rsid="0026fb09" loext:shadow="none"/>
    </style:style>
    <style:style style:name="P96" style:family="paragraph" style:parent-style-name="KPI_20_text">
      <style:text-properties fo:color="#000000" officeooo:rsid="002461c8" officeooo:paragraph-rsid="002461c8" loext:shadow="none"/>
    </style:style>
    <style:style style:name="P97" style:family="paragraph" style:parent-style-name="KPI_20_text" style:list-style-name="L2">
      <style:text-properties officeooo:rsid="002dfbd4" officeooo:paragraph-rsid="00388f19"/>
    </style:style>
    <style:style style:name="P98" style:family="paragraph" style:parent-style-name="KPI_20_text" style:list-style-name="L2">
      <style:text-properties officeooo:rsid="002dfbd4" officeooo:paragraph-rsid="0058b532"/>
    </style:style>
    <style:style style:name="P99" style:family="paragraph" style:parent-style-name="KPI_20_text" style:list-style-name="L2">
      <style:text-properties officeooo:rsid="003c3643" officeooo:paragraph-rsid="0058b532"/>
    </style:style>
    <style:style style:name="P100" style:family="paragraph" style:parent-style-name="KPI_20_text">
      <style:text-properties officeooo:paragraph-rsid="005846c6"/>
    </style:style>
    <style:style style:name="P101" style:family="paragraph" style:parent-style-name="KPI_20_text">
      <style:text-properties officeooo:rsid="00388f19" officeooo:paragraph-rsid="002dfbd4"/>
    </style:style>
    <style:style style:name="P102" style:family="paragraph" style:parent-style-name="KPI_20_text">
      <style:text-properties officeooo:paragraph-rsid="0042f42f"/>
    </style:style>
    <style:style style:name="P103" style:family="paragraph" style:parent-style-name="KPI_20_text">
      <style:text-properties officeooo:paragraph-rsid="00411add"/>
    </style:style>
    <style:style style:name="P104" style:family="paragraph" style:parent-style-name="KPI_20_text">
      <style:text-properties officeooo:paragraph-rsid="005781b1"/>
    </style:style>
    <style:style style:name="P105" style:family="paragraph" style:parent-style-name="KPI_20_text">
      <style:text-properties officeooo:paragraph-rsid="00570ff2"/>
    </style:style>
    <style:style style:name="P106" style:family="paragraph" style:parent-style-name="KPI_20_text">
      <style:text-properties officeooo:paragraph-rsid="00559d89"/>
    </style:style>
    <style:style style:name="P107" style:family="paragraph" style:parent-style-name="KPI_20_text">
      <style:paragraph-properties fo:text-align="center" style:justify-single-word="false"/>
      <style:text-properties officeooo:paragraph-rsid="00528f74"/>
    </style:style>
    <style:style style:name="P108" style:family="paragraph" style:parent-style-name="KPI_20_text">
      <style:text-properties officeooo:paragraph-rsid="00528f74"/>
    </style:style>
    <style:style style:name="P109" style:family="paragraph" style:parent-style-name="KPI_20_text">
      <style:text-properties officeooo:paragraph-rsid="005250cf"/>
    </style:style>
    <style:style style:name="P110" style:family="paragraph" style:parent-style-name="KPI_20_text">
      <style:text-properties officeooo:paragraph-rsid="004018b6"/>
    </style:style>
    <style:style style:name="P111" style:family="paragraph" style:parent-style-name="KPI_20_text">
      <style:text-properties officeooo:paragraph-rsid="003e6d11"/>
    </style:style>
    <style:style style:name="P112" style:family="paragraph" style:parent-style-name="KPI_20_text">
      <style:text-properties officeooo:paragraph-rsid="003bf220"/>
    </style:style>
    <style:style style:name="P113" style:family="paragraph" style:parent-style-name="KPI_20_text">
      <style:text-properties officeooo:paragraph-rsid="003a2aae"/>
    </style:style>
    <style:style style:name="P114" style:family="paragraph" style:parent-style-name="KPI_20_text">
      <style:text-properties officeooo:paragraph-rsid="003a08b9"/>
    </style:style>
    <style:style style:name="P115" style:family="paragraph" style:parent-style-name="KPI_20_text">
      <style:text-properties officeooo:paragraph-rsid="00388f19"/>
    </style:style>
    <style:style style:name="P116" style:family="paragraph" style:parent-style-name="KPI_20_text">
      <style:text-properties officeooo:paragraph-rsid="0036d54d"/>
    </style:style>
    <style:style style:name="P117" style:family="paragraph" style:parent-style-name="KPI_20_text">
      <style:text-properties officeooo:paragraph-rsid="003662a3"/>
    </style:style>
    <style:style style:name="P118" style:family="paragraph" style:parent-style-name="KPI_20_text">
      <style:text-properties officeooo:paragraph-rsid="00470ed1"/>
    </style:style>
    <style:style style:name="P119" style:family="paragraph" style:parent-style-name="KPI_20_text">
      <style:text-properties officeooo:paragraph-rsid="00356a5e"/>
    </style:style>
    <style:style style:name="P120" style:family="paragraph" style:parent-style-name="KPI_20_text">
      <style:text-properties officeooo:paragraph-rsid="00351bfc"/>
    </style:style>
    <style:style style:name="P121" style:family="paragraph" style:parent-style-name="KPI_20_text">
      <style:text-properties officeooo:paragraph-rsid="00336333"/>
    </style:style>
    <style:style style:name="P122" style:family="paragraph" style:parent-style-name="KPI_20_text">
      <style:text-properties officeooo:paragraph-rsid="00451108"/>
    </style:style>
    <style:style style:name="P123" style:family="paragraph" style:parent-style-name="KPI_20_text">
      <style:text-properties officeooo:paragraph-rsid="002fda41"/>
    </style:style>
    <style:style style:name="P124" style:family="paragraph" style:parent-style-name="KPI_20_text">
      <style:paragraph-properties>
        <style:tab-stops>
          <style:tab-stop style:position="6.822in" style:type="right" style:leader-style="dotted" style:leader-text="."/>
        </style:tab-stops>
      </style:paragraph-properties>
    </style:style>
    <style:style style:name="P125" style:family="paragraph" style:parent-style-name="KPI_20_text" style:list-style-name="L3">
      <style:text-properties officeooo:paragraph-rsid="0061586d"/>
    </style:style>
    <style:style style:name="P126" style:family="paragraph" style:parent-style-name="KPI_20_text">
      <style:text-properties officeooo:rsid="006e321b" officeooo:paragraph-rsid="006e321b"/>
    </style:style>
    <style:style style:name="P127" style:family="paragraph" style:parent-style-name="Text_20_body">
      <style:text-properties fo:color="#000000" officeooo:paragraph-rsid="0031c6a1" loext:shadow="none"/>
    </style:style>
    <style:style style:name="P128" style:family="paragraph" style:parent-style-name="Standard">
      <style:paragraph-properties fo:text-align="center" style:justify-single-word="false"/>
      <style:text-properties fo:color="#000000" fo:font-size="14pt" officeooo:paragraph-rsid="0031c6a1" style:font-size-asian="14pt" style:font-size-complex="14pt" loext:shadow="none"/>
    </style:style>
    <style:style style:name="P129" style:family="paragraph" style:parent-style-name="Standard">
      <style:text-properties fo:color="#000000" fo:font-size="14pt" officeooo:paragraph-rsid="0031c6a1" style:font-size-asian="14pt" style:font-size-complex="14pt" loext:shadow="none"/>
    </style:style>
    <style:style style:name="P130" style:family="paragraph" style:parent-style-name="Standard">
      <style:paragraph-properties fo:text-align="center" style:justify-single-word="false"/>
      <style:text-properties fo:color="#000000" fo:font-size="14pt" officeooo:paragraph-rsid="0031c6a1" style:font-size-asian="14pt" loext:shadow="none"/>
    </style:style>
    <style:style style:name="P131" style:family="paragraph" style:parent-style-name="Standard">
      <style:text-properties fo:color="#000000" fo:font-size="14pt" officeooo:paragraph-rsid="0031c6a1" style:font-size-asian="14pt" loext:shadow="none"/>
    </style:style>
    <style:style style:name="P132" style:family="paragraph" style:parent-style-name="Standard">
      <style:text-properties fo:color="#000000" fo:font-size="14pt" officeooo:paragraph-rsid="00336333" style:font-size-asian="14pt" loext:shadow="none"/>
    </style:style>
    <style:style style:name="P133" style:family="paragraph" style:parent-style-name="Standard">
      <style:text-properties fo:color="#000000" fo:font-size="14pt" officeooo:paragraph-rsid="0031c6a1" style:font-size-asian="14pt" style:font-size-complex="8pt" loext:shadow="none"/>
    </style:style>
    <style:style style:name="P134" style:family="paragraph" style:parent-style-name="Standard">
      <style:paragraph-properties fo:text-align="center" style:justify-single-word="false"/>
      <style:text-properties fo:color="#000000" fo:font-size="14pt" style:text-underline-style="none" officeooo:rsid="00336333" officeooo:paragraph-rsid="00336333" fo:background-color="#ffffff" style:font-size-asian="14pt" loext:shadow="none"/>
    </style:style>
    <style:style style:name="P135" style:family="paragraph" style:parent-style-name="Standard">
      <style:text-properties fo:color="#000000" fo:font-size="14pt" style:text-underline-style="solid" style:text-underline-width="auto" style:text-underline-color="font-color" officeooo:paragraph-rsid="0031c6a1" style:font-size-asian="14pt" loext:shadow="none"/>
    </style:style>
    <style:style style:name="P136" style:family="paragraph" style:parent-style-name="Standard">
      <style:paragraph-properties fo:text-align="justify" style:justify-single-word="false"/>
      <style:text-properties fo:color="#000000" fo:font-weight="bold" officeooo:paragraph-rsid="0031c6a1" style:font-weight-asian="bold" loext:shadow="none"/>
    </style:style>
    <style:style style:name="P137" style:family="paragraph" style:parent-style-name="Standard">
      <style:paragraph-properties fo:text-align="center" style:justify-single-word="false"/>
      <style:text-properties fo:color="#000000" fo:font-weight="bold" officeooo:paragraph-rsid="0031c6a1" style:font-weight-asian="bold" loext:shadow="none"/>
    </style:style>
    <style:style style:name="P138" style:family="paragraph" style:parent-style-name="Standard">
      <style:text-properties fo:color="#000000" fo:font-weight="bold" officeooo:paragraph-rsid="0031c6a1" style:font-weight-asian="bold" loext:shadow="none"/>
    </style:style>
    <style:style style:name="P139" style:family="paragraph" style:parent-style-name="Standard">
      <style:paragraph-properties fo:text-align="justify" style:justify-single-word="false"/>
      <style:text-properties fo:color="#000000" officeooo:paragraph-rsid="0031c6a1" loext:shadow="none"/>
    </style:style>
    <style:style style:name="P140" style:family="paragraph" style:parent-style-name="Standard">
      <style:text-properties fo:color="#000000" officeooo:paragraph-rsid="0031c6a1" loext:shadow="none"/>
    </style:style>
    <style:style style:name="P141" style:family="paragraph" style:parent-style-name="Standard">
      <style:paragraph-properties fo:text-align="end" style:justify-single-word="false"/>
      <style:text-properties fo:color="#000000" officeooo:paragraph-rsid="0031c6a1" loext:shadow="none"/>
    </style:style>
    <style:style style:name="P142" style:family="paragraph" style:parent-style-name="Standard">
      <style:paragraph-properties fo:text-align="center" style:justify-single-word="false"/>
      <style:text-properties fo:color="#000000" officeooo:paragraph-rsid="0031c6a1" loext:shadow="none"/>
    </style:style>
    <style:style style:name="P143" style:family="paragraph" style:parent-style-name="Standard">
      <style:text-properties fo:color="#000000" fo:language="uk" fo:country="UA" fo:font-weight="bold" officeooo:paragraph-rsid="0031c6a1" style:font-weight-asian="bold" loext:shadow="none"/>
    </style:style>
    <style:style style:name="P144" style:family="paragraph" style:parent-style-name="Standard">
      <style:text-properties fo:color="#000000" fo:language="uk" fo:country="UA" officeooo:paragraph-rsid="0031c6a1" loext:shadow="none"/>
    </style:style>
    <style:style style:name="P145" style:family="paragraph" style:parent-style-name="Standard">
      <style:text-properties fo:color="#000000" style:text-position="super 58%" fo:font-size="14pt" fo:font-weight="bold" officeooo:paragraph-rsid="0031c6a1" style:font-size-asian="14pt" style:font-weight-asian="bold" loext:shadow="none"/>
    </style:style>
    <style:style style:name="P146" style:family="paragraph" style:parent-style-name="Standard">
      <style:text-properties fo:color="#000000" style:text-position="super 58%" fo:font-size="14pt" officeooo:paragraph-rsid="0031c6a1" style:font-size-asian="14pt" loext:shadow="none"/>
    </style:style>
    <style:style style:name="P147" style:family="paragraph" style:parent-style-name="Standard">
      <style:text-properties fo:color="#000000" fo:font-size="8pt" officeooo:paragraph-rsid="0031c6a1" style:font-size-asian="8pt" style:font-size-complex="8pt" loext:shadow="none"/>
    </style:style>
    <style:style style:name="P148" style:family="paragraph" style:parent-style-name="Standard">
      <style:text-properties fo:color="#000000" fo:font-size="8pt" officeooo:paragraph-rsid="0031c6a1" style:font-size-asian="8pt" loext:shadow="none"/>
    </style:style>
    <style:style style:name="P149" style:family="paragraph" style:parent-style-name="Standard">
      <style:paragraph-properties fo:text-align="center" style:justify-single-word="false"/>
      <style:text-properties fo:color="#000000" fo:font-size="8pt" officeooo:paragraph-rsid="0031c6a1" style:font-size-asian="8pt" loext:shadow="none"/>
    </style:style>
    <style:style style:name="P150" style:family="paragraph" style:parent-style-name="Standard">
      <style:paragraph-properties fo:text-align="center" style:justify-single-word="false"/>
      <style:text-properties fo:color="#000000" fo:font-size="8pt" officeooo:paragraph-rsid="0031c6a1" style:font-size-asian="8pt" style:font-size-complex="14pt" loext:shadow="none"/>
    </style:style>
    <style:style style:name="P151" style:family="paragraph" style:parent-style-name="Standard">
      <style:text-properties fo:color="#000000" fo:font-size="16pt" fo:language="uk" fo:country="UA" officeooo:paragraph-rsid="0031c6a1" style:font-size-asian="16pt" style:font-size-complex="16pt" loext:shadow="none"/>
    </style:style>
    <style:style style:name="P152" style:family="paragraph" style:parent-style-name="Standard">
      <style:text-properties fo:color="#000000" fo:font-size="10pt" officeooo:paragraph-rsid="0031c6a1" style:font-size-asian="10pt" loext:shadow="none"/>
    </style:style>
    <style:style style:name="P153" style:family="paragraph" style:parent-style-name="Standard">
      <style:paragraph-properties fo:text-align="center" style:justify-single-word="false"/>
      <style:text-properties fo:color="#000000" fo:font-size="18pt" fo:font-weight="bold" officeooo:paragraph-rsid="0031c6a1" style:font-size-asian="18pt" style:font-weight-asian="bold" style:font-weight-complex="bold" loext:shadow="none"/>
    </style:style>
    <style:style style:name="P154" style:family="paragraph" style:parent-style-name="Standard">
      <style:text-properties officeooo:paragraph-rsid="0031c6a1"/>
    </style:style>
    <style:style style:name="P155" style:family="paragraph" style:parent-style-name="Standard">
      <style:paragraph-properties fo:text-align="center" style:justify-single-word="false"/>
      <style:text-properties officeooo:paragraph-rsid="0031c6a1"/>
    </style:style>
    <style:style style:name="P156" style:family="paragraph" style:parent-style-name="Standard">
      <style:paragraph-properties fo:margin-top="0.1701in" fo:margin-bottom="0.5902in" loext:contextual-spacing="false" fo:text-align="justify" style:justify-single-word="false" style:writing-mode="page"/>
      <style:text-properties fo:color="#000000" officeooo:paragraph-rsid="0031c6a1" loext:shadow="none"/>
    </style:style>
    <style:style style:name="P157" style:family="paragraph" style:parent-style-name="Standard">
      <style:paragraph-properties fo:margin-top="0.1701in" fo:margin-bottom="0.5902in" loext:contextual-spacing="false" fo:text-align="justify" style:justify-single-word="false" fo:break-before="page" style:writing-mode="page"/>
      <style:text-properties fo:color="#000000" style:text-position="super 58%" style:font-name="Times New Roman1" fo:font-size="14pt" officeooo:paragraph-rsid="0031c6a1" style:font-size-asian="14pt" style:font-size-complex="14pt" style:font-weight-complex="bold" loext:shadow="none"/>
    </style:style>
    <style:style style:name="P158" style:family="paragraph" style:parent-style-name="Standard" style:master-page-name="">
      <style:paragraph-properties fo:text-align="center" style:justify-single-word="false" style:page-number="auto" style:writing-mode="page">
        <style:tab-stops/>
      </style:paragraph-properties>
      <style:text-properties fo:color="#000000" style:text-underline-style="solid" style:text-underline-width="auto" style:text-underline-color="font-color" officeooo:rsid="0031c6a1" officeooo:paragraph-rsid="0031c6a1" fo:background-color="#ffffff" loext:shadow="none"/>
    </style:style>
    <style:style style:name="P159" style:family="paragraph" style:parent-style-name="Standard">
      <style:paragraph-properties fo:margin-top="0in" fo:margin-bottom="0in" loext:contextual-spacing="false" fo:line-height="150%" fo:text-align="center" style:justify-single-word="false"/>
      <style:text-properties fo:color="#000000" style:font-name="Times New Roman" fo:font-size="14pt" fo:language="uk" fo:country="UA" officeooo:rsid="001f84e5" officeooo:paragraph-rsid="0031c6a1" style:font-size-asian="14pt" style:font-size-complex="14pt" loext:shadow="none"/>
    </style:style>
    <style:style style:name="P160" style:family="paragraph" style:parent-style-name="Standard">
      <style:paragraph-properties fo:margin-left="3.5437in" fo:margin-right="0in" fo:text-indent="0in" style:auto-text-indent="false"/>
      <style:text-properties fo:color="#000000" fo:font-size="10pt" officeooo:paragraph-rsid="0031c6a1" style:font-size-asian="10pt" style:font-size-complex="10pt" loext:shadow="none"/>
    </style:style>
    <style:style style:name="P161" style:family="paragraph" style:parent-style-name="Standard">
      <style:paragraph-properties fo:margin-left="3.5437in" fo:margin-right="0in" fo:text-align="justify" style:justify-single-word="false" fo:text-indent="0in" style:auto-text-indent="false"/>
      <style:text-properties fo:color="#000000" fo:font-size="10pt" officeooo:paragraph-rsid="0031c6a1" style:font-size-asian="10pt" style:font-size-complex="10pt" loext:shadow="none"/>
    </style:style>
    <style:style style:name="P162" style:family="paragraph" style:parent-style-name="Standard">
      <style:paragraph-properties fo:margin-left="3.5437in" fo:margin-right="0in" fo:text-indent="0in" style:auto-text-indent="false"/>
      <style:text-properties fo:color="#000000" officeooo:paragraph-rsid="0031c6a1" loext:shadow="none"/>
    </style:style>
    <style:style style:name="P163" style:family="paragraph" style:parent-style-name="Standard">
      <style:paragraph-properties fo:margin-left="3.5437in" fo:margin-right="0in" fo:text-align="justify" style:justify-single-word="false" fo:text-indent="0in" style:auto-text-indent="false"/>
      <style:text-properties fo:color="#000000" officeooo:paragraph-rsid="0031c6a1" loext:shadow="none"/>
    </style:style>
    <style:style style:name="P164" style:family="paragraph" style:parent-style-name="Standard">
      <style:paragraph-properties fo:margin-left="3.5437in" fo:margin-right="0in" fo:text-align="justify" style:justify-single-word="false" fo:text-indent="0in" style:auto-text-indent="false">
        <style:tab-stops>
          <style:tab-stop style:position="3.6252in"/>
        </style:tab-stops>
      </style:paragraph-properties>
      <style:text-properties fo:color="#000000" officeooo:paragraph-rsid="0031c6a1" loext:shadow="none"/>
    </style:style>
    <style:style style:name="P165" style:family="paragraph" style:parent-style-name="Standard">
      <style:paragraph-properties fo:margin-left="2.95in" fo:margin-right="0in" fo:text-align="center" style:justify-single-word="false" fo:text-indent="0.4917in" style:auto-text-indent="false"/>
      <style:text-properties fo:color="#000000" fo:font-size="10pt" officeooo:paragraph-rsid="0031c6a1" style:font-size-asian="10pt" style:font-size-complex="10pt" loext:shadow="none"/>
    </style:style>
    <style:style style:name="P166" style:family="paragraph" style:parent-style-name="Standard" style:master-page-name="Standard">
      <style:paragraph-properties fo:text-align="center" style:justify-single-word="false" style:page-number="auto"/>
      <style:text-properties fo:color="#000000" fo:font-size="14pt" officeooo:paragraph-rsid="0031c6a1" style:font-size-asian="14pt" style:font-size-complex="14pt" loext:shadow="none"/>
    </style:style>
    <style:style style:name="P167" style:family="paragraph" style:parent-style-name="Standard">
      <loext:graphic-properties draw:fill="none" draw:fill-color="#ffff00" draw:opacity="100%" draw:fill-image-width="0in" draw:fill-image-height="0in"/>
      <style:paragraph-properties fo:background-color="transparent" style:shadow="none" style:writing-mode="page"/>
      <style:text-properties fo:color="#000000" fo:font-size="14pt" officeooo:paragraph-rsid="0031c6a1" style:font-size-asian="14pt" loext:shadow="none"/>
    </style:style>
    <style:style style:name="P168" style:family="paragraph" style:parent-style-name="Heading_20_2">
      <style:paragraph-properties fo:text-align="center" style:justify-single-word="false"/>
      <style:text-properties fo:color="#000000" fo:font-size="16pt" fo:language="uk" fo:country="UA" officeooo:paragraph-rsid="0031c6a1" style:font-size-asian="16pt" style:font-size-complex="16pt" loext:shadow="none"/>
    </style:style>
    <style:style style:name="P169" style:family="paragraph" style:parent-style-name="KPI_20_title_20_not_20_heading">
      <style:text-properties fo:color="#000000" loext:shadow="none"/>
    </style:style>
    <style:style style:name="P170" style:family="paragraph">
      <loext:graphic-properties draw:fill-color="#ffffff"/>
      <style:text-properties fo:font-weight="bold" style:font-weight-asian="bold" style:font-weight-complex="bold"/>
    </style:style>
    <style:style style:name="P171" style:family="paragraph">
      <style:paragraph-properties fo:text-align="center"/>
    </style:style>
    <style:style style:name="P172" style:family="paragraph">
      <loext:graphic-properties draw:fill-color="#ffff99"/>
      <style:paragraph-properties fo:text-align="center"/>
    </style:style>
    <style:style style:name="P173" style:family="paragraph">
      <loext:graphic-properties draw:fill-color="#ff0000"/>
      <style:paragraph-properties fo:text-align="center"/>
    </style:style>
    <style:style style:name="P174" style:family="paragraph">
      <loext:graphic-properties draw:fill-color="#ffff99"/>
      <style:paragraph-properties fo:text-align="center"/>
      <style:text-properties fo:font-size="12pt"/>
    </style:style>
    <style:style style:name="P175" style:family="paragraph">
      <loext:graphic-properties draw:fill-color="#33ff99"/>
      <style:paragraph-properties fo:text-align="center"/>
    </style:style>
    <style:style style:name="P176" style:family="paragraph">
      <loext:graphic-properties draw:fill-color="#ffffff"/>
    </style:style>
    <style:style style:name="T1" style:family="text">
      <style:text-properties officeooo:rsid="0026fb09"/>
    </style:style>
    <style:style style:name="T2" style:family="text">
      <style:text-properties officeooo:rsid="0027dfac"/>
    </style:style>
    <style:style style:name="T3" style:family="text">
      <style:text-properties officeooo:rsid="00288424"/>
    </style:style>
    <style:style style:name="T4" style:family="text">
      <style:text-properties fo:font-variant="normal" fo:text-transform="none" fo:color="#000000" style:font-name="Times New Roman1" fo:font-style="italic" fo:font-weight="normal" officeooo:rsid="002dfbd4" style:font-style-asian="italic" style:font-style-complex="italic" loext:padding="0in" loext:border="none" loext:shadow="none"/>
    </style:style>
    <style:style style:name="T5" style:family="text">
      <style:text-properties fo:font-variant="normal" fo:text-transform="none" fo:color="#000000" style:font-name="Times New Roman1" fo:font-size="14pt" fo:letter-spacing="normal" fo:font-style="normal" fo:font-weight="normal" officeooo:rsid="002fda41" style:font-size-asian="14pt" style:font-style-asian="normal" style:font-weight-asian="normal" style:font-size-complex="14pt" style:font-style-complex="normal" style:font-weight-complex="normal" loext:shadow="none"/>
    </style:style>
    <style:style style:name="T6" style:family="text">
      <style:text-properties fo:font-variant="normal" fo:text-transform="none" fo:color="#000000" style:font-name="Times New Roman1" fo:font-size="14pt" fo:letter-spacing="normal" fo:font-style="normal" fo:font-weight="normal" officeooo:rsid="00451108" style:font-size-asian="14pt" style:font-style-asian="normal" style:font-weight-asian="normal" style:font-size-complex="14pt" style:font-style-complex="normal" style:font-weight-complex="normal" loext:shadow="none"/>
    </style:style>
    <style:style style:name="T7" style:family="text">
      <style:text-properties fo:font-variant="normal" fo:text-transform="none" fo:color="#000000" style:font-name="Times New Roman1" fo:font-size="14pt" fo:letter-spacing="normal" fo:font-style="normal" fo:font-weight="normal" officeooo:rsid="004626f7" style:font-size-asian="14pt" style:font-style-asian="normal" style:font-weight-asian="normal" style:font-size-complex="14pt" style:font-style-complex="normal" style:font-weight-complex="normal" loext:shadow="none"/>
    </style:style>
    <style:style style:name="T8" style:family="text">
      <style:text-properties fo:font-variant="normal" fo:text-transform="none" fo:color="#000000" style:font-name="Times New Roman1" fo:font-size="14pt" fo:letter-spacing="normal" fo:font-style="normal" fo:font-weight="normal" officeooo:rsid="0030f665" style:font-size-asian="14pt" style:font-style-asian="normal" style:font-weight-asian="normal" style:font-size-complex="14pt" style:font-style-complex="normal" style:font-weight-complex="normal" loext:shadow="none"/>
    </style:style>
    <style:style style:name="T9" style:family="text">
      <style:text-properties fo:font-variant="normal" fo:text-transform="none" fo:color="#000000" style:font-name="Times New Roman1" fo:font-size="14pt" fo:letter-spacing="normal" fo:font-style="normal" fo:font-weight="normal" officeooo:rsid="004698ea" style:font-size-asian="14pt" style:font-style-asian="normal" style:font-weight-asian="normal" style:font-size-complex="14pt" style:font-style-complex="normal" style:font-weight-complex="normal" loext:shadow="none"/>
    </style:style>
    <style:style style:name="T10" style:family="text">
      <style:text-properties fo:font-variant="normal" fo:text-transform="none" fo:color="#000000" style:font-name="Times New Roman1" fo:font-size="14pt" fo:letter-spacing="normal" fo:font-style="normal" fo:font-weight="normal" officeooo:rsid="00336333" style:font-size-asian="14pt" style:font-style-asian="normal" style:font-weight-asian="normal" style:font-size-complex="14pt" style:font-style-complex="normal" style:font-weight-complex="normal" loext:shadow="none"/>
    </style:style>
    <style:style style:name="T11" style:family="text">
      <style:text-properties fo:font-variant="normal" fo:text-transform="none" fo:color="#000000" style:font-name="Times New Roman1" fo:font-size="14pt" fo:letter-spacing="normal" fo:font-style="normal" fo:font-weight="normal" officeooo:rsid="00351bfc" style:font-size-asian="14pt" style:font-style-asian="normal" style:font-weight-asian="normal" style:font-size-complex="14pt" style:font-style-complex="normal" style:font-weight-complex="normal" loext:shadow="none"/>
    </style:style>
    <style:style style:name="T12" style:family="text">
      <style:text-properties fo:font-variant="normal" fo:text-transform="none" fo:color="#000000" style:font-name="Times New Roman1" fo:font-size="14pt" fo:letter-spacing="normal" fo:font-style="normal" fo:font-weight="normal" officeooo:rsid="00470ed1" style:font-size-asian="14pt" style:font-style-asian="normal" style:font-weight-asian="normal" style:font-size-complex="14pt" style:font-style-complex="normal" style:font-weight-complex="normal" loext:shadow="none"/>
    </style:style>
    <style:style style:name="T13" style:family="text">
      <style:text-properties fo:font-variant="normal" fo:text-transform="none" fo:color="#000000" style:font-name="Times New Roman1" fo:font-size="14pt" fo:letter-spacing="normal" fo:font-style="normal" fo:font-weight="normal" officeooo:rsid="00356a5e" style:font-size-asian="14pt" style:font-style-asian="normal" style:font-weight-asian="normal" style:font-size-complex="14pt" style:font-style-complex="normal" style:font-weight-complex="normal" loext:shadow="none"/>
    </style:style>
    <style:style style:name="T14" style:family="text">
      <style:text-properties fo:font-variant="normal" fo:text-transform="none" fo:color="#000000" style:font-name="Times New Roman1" fo:font-size="14pt" fo:letter-spacing="normal" fo:font-style="normal" fo:font-weight="normal" officeooo:rsid="003e6d11" style:font-size-asian="14pt" style:font-style-asian="normal" style:font-weight-asian="normal" style:font-size-complex="14pt" style:font-style-complex="normal" style:font-weight-complex="normal" loext:shadow="none"/>
    </style:style>
    <style:style style:name="T15" style:family="text">
      <style:text-properties fo:font-variant="normal" fo:text-transform="none" fo:color="#000000" style:font-name="Times New Roman1" fo:font-size="14pt" fo:letter-spacing="normal" fo:font-style="normal" fo:font-weight="normal" officeooo:rsid="003662a3" style:font-size-asian="14pt" style:font-style-asian="normal" style:font-weight-asian="normal" style:font-size-complex="14pt" style:font-style-complex="normal" style:font-weight-complex="normal" loext:shadow="none"/>
    </style:style>
    <style:style style:name="T16" style:family="text">
      <style:text-properties fo:font-variant="normal" fo:text-transform="none" fo:color="#000000" style:font-name="Times New Roman1" fo:font-size="14pt" fo:letter-spacing="normal" fo:font-style="normal" fo:font-weight="normal" officeooo:rsid="004884a6" style:font-size-asian="14pt" style:font-style-asian="normal" style:font-weight-asian="normal" style:font-size-complex="14pt" style:font-style-complex="normal" style:font-weight-complex="normal" loext:shadow="none"/>
    </style:style>
    <style:style style:name="T17" style:family="text">
      <style:text-properties fo:font-variant="normal" fo:text-transform="none" fo:color="#000000" style:font-name="Times New Roman1" fo:font-size="14pt" fo:letter-spacing="normal" fo:font-style="normal" fo:font-weight="normal" officeooo:rsid="0049175f" style:font-size-asian="14pt" style:font-style-asian="normal" style:font-weight-asian="normal" style:font-size-complex="14pt" style:font-style-complex="normal" style:font-weight-complex="normal" loext:shadow="none"/>
    </style:style>
    <style:style style:name="T18" style:family="text">
      <style:text-properties fo:font-variant="normal" fo:text-transform="none" fo:color="#000000" style:font-name="Times New Roman1" fo:font-size="14pt" fo:letter-spacing="normal" fo:font-style="normal" fo:font-weight="normal" officeooo:rsid="004b9162" style:font-size-asian="14pt" style:font-style-asian="normal" style:font-weight-asian="normal" style:font-size-complex="14pt" style:font-style-complex="normal" style:font-weight-complex="normal" loext:shadow="none"/>
    </style:style>
    <style:style style:name="T19" style:family="text">
      <style:text-properties fo:font-variant="normal" fo:text-transform="none" fo:color="#000000" style:font-name="Times New Roman1" fo:font-size="14pt" fo:letter-spacing="normal" fo:font-style="normal" fo:font-weight="normal" officeooo:rsid="004cfa08" style:font-size-asian="14pt" style:font-style-asian="normal" style:font-weight-asian="normal" style:font-size-complex="14pt" style:font-style-complex="normal" style:font-weight-complex="normal" loext:shadow="none"/>
    </style:style>
    <style:style style:name="T20" style:family="text">
      <style:text-properties fo:font-variant="normal" fo:text-transform="none" fo:color="#000000" style:font-name="Times New Roman1" fo:font-size="14pt" fo:letter-spacing="normal" fo:font-style="normal" fo:font-weight="normal" officeooo:rsid="004ef779" style:font-size-asian="14pt" style:font-style-asian="normal" style:font-weight-asian="normal" style:font-size-complex="14pt" style:font-style-complex="normal" style:font-weight-complex="normal" loext:shadow="none"/>
    </style:style>
    <style:style style:name="T21" style:family="text">
      <style:text-properties fo:font-variant="normal" fo:text-transform="none" fo:color="#000000" style:font-name="Times New Roman1" fo:font-size="14pt" fo:letter-spacing="normal" fo:font-style="normal" fo:font-weight="normal" officeooo:rsid="005781b1" style:font-size-asian="14pt" style:font-style-asian="normal" style:font-weight-asian="normal" style:font-size-complex="14pt" style:font-style-complex="normal" style:font-weight-complex="normal" loext:shadow="none"/>
    </style:style>
    <style:style style:name="T22" style:family="text">
      <style:text-properties fo:font-variant="normal" fo:text-transform="none" fo:color="#000000" style:font-name="Times New Roman1" fo:font-size="14pt" fo:letter-spacing="normal" fo:font-style="normal" fo:font-weight="normal" officeooo:rsid="005846c6" style:font-size-asian="14pt" style:font-style-asian="normal" style:font-weight-asian="normal" style:font-size-complex="14pt" style:font-style-complex="normal" style:font-weight-complex="normal" loext:shadow="none"/>
    </style:style>
    <style:style style:name="T23" style:family="text">
      <style:text-properties fo:font-variant="normal" fo:text-transform="none" fo:color="#000000" style:font-name="Times New Roman1" fo:font-size="14pt" fo:letter-spacing="normal" fo:font-style="normal" fo:font-weight="normal" officeooo:rsid="0036d54d" style:font-size-asian="14pt" style:font-style-asian="normal" style:font-weight-asian="normal" style:font-size-complex="14pt" style:font-style-complex="normal" style:font-weight-complex="normal" loext:shadow="none"/>
    </style:style>
    <style:style style:name="T24" style:family="text">
      <style:text-properties fo:font-variant="normal" fo:text-transform="none" fo:color="#000000" style:font-name="Times New Roman1" fo:font-size="14pt" fo:letter-spacing="normal" fo:font-style="normal" fo:font-weight="normal" officeooo:rsid="0050b924" style:font-size-asian="14pt" style:font-style-asian="normal" style:font-weight-asian="normal" style:font-size-complex="14pt" style:font-style-complex="normal" style:font-weight-complex="normal" loext:shadow="none"/>
    </style:style>
    <style:style style:name="T25" style:family="text">
      <style:text-properties fo:font-variant="normal" fo:text-transform="none" fo:color="#000000" style:font-name="Times New Roman1" fo:font-size="14pt" fo:letter-spacing="normal" fo:font-style="normal" fo:font-weight="normal" officeooo:rsid="00388f19" style:font-size-asian="14pt" style:font-style-asian="normal" style:font-weight-asian="normal" style:font-size-complex="14pt" style:font-style-complex="normal" style:font-weight-complex="normal" loext:shadow="none"/>
    </style:style>
    <style:style style:name="T26" style:family="text">
      <style:text-properties fo:font-variant="normal" fo:text-transform="none" fo:color="#000000" style:font-name="Times New Roman1" fo:font-size="14pt" fo:letter-spacing="normal" fo:font-style="normal" fo:font-weight="normal" officeooo:rsid="003a08b9" style:font-size-asian="14pt" style:font-style-asian="normal" style:font-weight-asian="normal" style:font-size-complex="14pt" style:font-style-complex="normal" style:font-weight-complex="normal" loext:shadow="none"/>
    </style:style>
    <style:style style:name="T27" style:family="text">
      <style:text-properties fo:font-variant="normal" fo:text-transform="none" fo:color="#000000" style:font-name="Times New Roman1" fo:font-size="14pt" fo:letter-spacing="normal" fo:font-style="normal" fo:font-weight="normal" officeooo:rsid="003a2aae" style:font-size-asian="14pt" style:font-style-asian="normal" style:font-weight-asian="normal" style:font-size-complex="14pt" style:font-style-complex="normal" style:font-weight-complex="normal" loext:shadow="none"/>
    </style:style>
    <style:style style:name="T28" style:family="text">
      <style:text-properties fo:font-variant="normal" fo:text-transform="none" fo:color="#000000" style:font-name="Times New Roman1" fo:font-size="14pt" fo:letter-spacing="normal" fo:font-style="normal" fo:font-weight="normal" officeooo:rsid="003bf220" style:font-size-asian="14pt" style:font-style-asian="normal" style:font-weight-asian="normal" style:font-size-complex="14pt" style:font-style-complex="normal" style:font-weight-complex="normal" loext:shadow="none"/>
    </style:style>
    <style:style style:name="T29" style:family="text">
      <style:text-properties fo:font-variant="normal" fo:text-transform="none" fo:color="#000000" style:font-name="Times New Roman1" fo:font-size="14pt" fo:letter-spacing="normal" fo:font-style="normal" fo:font-weight="normal" officeooo:rsid="00524954" style:font-size-asian="14pt" style:font-style-asian="normal" style:font-weight-asian="normal" style:font-size-complex="14pt" style:font-style-complex="normal" style:font-weight-complex="normal" loext:shadow="none"/>
    </style:style>
    <style:style style:name="T30" style:family="text">
      <style:text-properties fo:font-variant="normal" fo:text-transform="none" fo:color="#000000" style:font-name="Times New Roman1" fo:font-size="14pt" fo:letter-spacing="normal" fo:font-style="normal" fo:font-weight="normal" officeooo:rsid="004018b6" style:font-size-asian="14pt" style:font-style-asian="normal" style:font-weight-asian="normal" style:font-size-complex="14pt" style:font-style-complex="normal" style:font-weight-complex="normal" loext:shadow="none"/>
    </style:style>
    <style:style style:name="T31" style:family="text">
      <style:text-properties fo:font-variant="normal" fo:text-transform="none" fo:color="#000000" style:font-name="Times New Roman1" fo:font-size="14pt" fo:letter-spacing="normal" fo:font-style="normal" fo:font-weight="normal" officeooo:rsid="005250cf" style:font-size-asian="14pt" style:font-style-asian="normal" style:font-weight-asian="normal" style:font-size-complex="14pt" style:font-style-complex="normal" style:font-weight-complex="normal" loext:shadow="none"/>
    </style:style>
    <style:style style:name="T32" style:family="text">
      <style:text-properties fo:font-variant="normal" fo:text-transform="none" fo:color="#000000" style:font-name="Times New Roman1" fo:font-size="14pt" fo:letter-spacing="normal" fo:font-style="normal" fo:font-weight="normal" officeooo:rsid="00528f74" style:font-size-asian="14pt" style:font-style-asian="normal" style:font-weight-asian="normal" style:font-size-complex="14pt" style:font-style-complex="normal" style:font-weight-complex="normal" loext:shadow="none"/>
    </style:style>
    <style:style style:name="T33" style:family="text">
      <style:text-properties fo:font-variant="normal" fo:text-transform="none" fo:color="#000000" style:font-name="Times New Roman1" fo:font-size="14pt" fo:letter-spacing="normal" fo:font-style="normal" fo:font-weight="normal" officeooo:rsid="005355a8" style:font-size-asian="14pt" style:font-style-asian="normal" style:font-weight-asian="normal" style:font-size-complex="14pt" style:font-style-complex="normal" style:font-weight-complex="normal" loext:shadow="none"/>
    </style:style>
    <style:style style:name="T34" style:family="text">
      <style:text-properties fo:font-variant="normal" fo:text-transform="none" fo:color="#000000" style:font-name="Times New Roman1" fo:font-size="14pt" fo:letter-spacing="normal" fo:font-style="normal" fo:font-weight="normal" officeooo:rsid="005515d9" style:font-size-asian="14pt" style:font-style-asian="normal" style:font-weight-asian="normal" style:font-size-complex="14pt" style:font-style-complex="normal" style:font-weight-complex="normal" loext:shadow="none"/>
    </style:style>
    <style:style style:name="T35" style:family="text">
      <style:text-properties fo:font-variant="normal" fo:text-transform="none" fo:color="#000000" style:font-name="Times New Roman1" fo:font-size="14pt" fo:letter-spacing="normal" fo:font-style="normal" fo:font-weight="normal" officeooo:rsid="00559d89" style:font-size-asian="14pt" style:font-style-asian="normal" style:font-weight-asian="normal" style:font-size-complex="14pt" style:font-style-complex="normal" style:font-weight-complex="normal" loext:shadow="none"/>
    </style:style>
    <style:style style:name="T36" style:family="text">
      <style:text-properties fo:font-variant="normal" fo:text-transform="none" fo:color="#000000" style:font-name="Times New Roman1" fo:font-size="14pt" fo:letter-spacing="normal" fo:font-style="normal" fo:font-weight="normal" officeooo:rsid="00411add" style:font-size-asian="14pt" style:font-style-asian="normal" style:font-weight-asian="normal" style:font-size-complex="14pt" style:font-style-complex="normal" style:font-weight-complex="normal" loext:shadow="none"/>
    </style:style>
    <style:style style:name="T37" style:family="text">
      <style:text-properties fo:font-variant="normal" fo:text-transform="none" fo:color="#000000" style:font-name="Times New Roman1" fo:font-size="14pt" fo:letter-spacing="normal" fo:font-style="normal" fo:font-weight="normal" officeooo:rsid="0042f42f" style:font-size-asian="14pt" style:font-style-asian="normal" style:font-weight-asian="normal" style:font-size-complex="14pt" style:font-style-complex="normal" style:font-weight-complex="normal" loext:shadow="none"/>
    </style:style>
    <style:style style:name="T38" style:family="text">
      <style:text-properties fo:font-variant="normal" fo:text-transform="none" fo:color="#000000" style:font-name="Times New Roman1" fo:font-size="14pt" fo:letter-spacing="normal" fo:font-style="normal" fo:font-weight="normal" officeooo:rsid="00570ff2" style:font-size-asian="14pt" style:font-style-asian="normal" style:font-weight-asian="normal" style:font-size-complex="14pt" style:font-style-complex="normal" style:font-weight-complex="normal" loext:shadow="none"/>
    </style:style>
    <style:style style:name="T39" style:family="text">
      <style:text-properties fo:font-variant="normal" fo:text-transform="none" fo:color="#000000" style:font-name="Times New Roman1" fo:font-size="14pt" fo:letter-spacing="normal" fo:font-style="normal" fo:font-weight="bold" officeooo:rsid="0030f665" style:font-size-asian="14pt" style:font-style-asian="normal" style:font-weight-asian="bold" style:font-size-complex="14pt" style:font-style-complex="normal" style:font-weight-complex="bold" loext:shadow="none"/>
    </style:style>
    <style:style style:name="T40" style:family="text">
      <style:text-properties fo:font-variant="normal" fo:text-transform="none" fo:color="#000000" style:font-name="Times New Roman1" fo:font-size="14pt" fo:letter-spacing="normal" fo:font-style="normal" fo:font-weight="bold" officeooo:rsid="003662a3" style:font-size-asian="14pt" style:font-style-asian="normal" style:font-weight-asian="bold" style:font-size-complex="14pt" style:font-style-complex="normal" style:font-weight-complex="bold" loext:shadow="none"/>
    </style:style>
    <style:style style:name="T41" style:family="text">
      <style:text-properties fo:font-variant="normal" fo:text-transform="none" fo:color="#000000" style:font-name="Times New Roman1" fo:font-size="14pt" fo:letter-spacing="normal" fo:font-style="normal" fo:font-weight="bold" officeooo:rsid="00356a5e" style:font-size-asian="14pt" style:font-style-asian="normal" style:font-weight-asian="bold" style:font-size-complex="14pt" style:font-style-complex="normal" style:font-weight-complex="bold" loext:shadow="none"/>
    </style:style>
    <style:style style:name="T42" style:family="text">
      <style:text-properties fo:font-variant="normal" fo:text-transform="none" fo:color="#000000" style:font-name="Times New Roman1" fo:font-size="14pt" fo:letter-spacing="normal" fo:font-style="normal" fo:font-weight="bold" officeooo:rsid="00359634" style:font-size-asian="14pt" style:font-style-asian="normal" style:font-weight-asian="bold" style:font-size-complex="14pt" style:font-style-complex="normal" style:font-weight-complex="bold" loext:shadow="none"/>
    </style:style>
    <style:style style:name="T43" style:family="text">
      <style:text-properties fo:font-variant="normal" fo:text-transform="none" fo:color="#000000" style:font-name="Times New Roman1" fo:font-size="14pt" fo:letter-spacing="normal" fo:font-style="normal" fo:font-weight="bold" officeooo:rsid="0036d54d" style:font-size-asian="14pt" style:font-style-asian="normal" style:font-weight-asian="bold" style:font-size-complex="14pt" style:font-style-complex="normal" style:font-weight-complex="bold" loext:shadow="none"/>
    </style:style>
    <style:style style:name="T44" style:family="text">
      <style:text-properties fo:font-variant="normal" fo:text-transform="none" fo:color="#000000" style:font-name="Times New Roman1" fo:font-size="14pt" fo:letter-spacing="normal" fo:font-style="normal" fo:font-weight="bold" officeooo:rsid="003c3643" style:font-size-asian="14pt" style:font-style-asian="normal" style:font-weight-asian="bold" style:font-size-complex="14pt" style:font-style-complex="normal" style:font-weight-complex="bold" loext:shadow="none"/>
    </style:style>
    <style:style style:name="T45" style:family="text">
      <style:text-properties fo:font-variant="normal" fo:text-transform="none" fo:color="#000000" style:font-name="Times New Roman1" fo:font-size="14pt" fo:letter-spacing="normal" fo:font-style="normal" fo:font-weight="bold" officeooo:rsid="003a2aae" style:font-size-asian="14pt" style:font-style-asian="normal" style:font-weight-asian="bold" style:font-size-complex="14pt" style:font-style-complex="normal" style:font-weight-complex="bold" loext:shadow="none"/>
    </style:style>
    <style:style style:name="T46" style:family="text">
      <style:text-properties fo:font-variant="normal" fo:text-transform="none" fo:color="#000000" style:font-name="Times New Roman1" fo:font-size="14pt" fo:letter-spacing="normal" fo:font-style="normal" fo:font-weight="bold" officeooo:rsid="003bf220" style:font-size-asian="14pt" style:font-style-asian="normal" style:font-weight-asian="bold" style:font-size-complex="14pt" style:font-style-complex="normal" style:font-weight-complex="bold" loext:shadow="none"/>
    </style:style>
    <style:style style:name="T47" style:family="text">
      <style:text-properties fo:font-variant="normal" fo:text-transform="none" fo:color="#000000" style:font-name="Times New Roman1" fo:font-size="14pt" fo:letter-spacing="normal" fo:font-style="normal" fo:font-weight="bold" officeooo:rsid="003e6d11" style:font-size-asian="14pt" style:font-style-asian="normal" style:font-weight-asian="bold" style:font-size-complex="14pt" style:font-style-complex="normal" style:font-weight-complex="bold" loext:shadow="none"/>
    </style:style>
    <style:style style:name="T48" style:family="text">
      <style:text-properties fo:font-variant="normal" fo:text-transform="none" fo:color="#000000" style:font-name="Times New Roman1" fo:font-size="14pt" fo:letter-spacing="normal" fo:font-style="normal" fo:font-weight="bold" officeooo:rsid="004018b6" style:font-size-asian="14pt" style:font-style-asian="normal" style:font-weight-asian="bold" style:font-size-complex="14pt" style:font-style-complex="normal" style:font-weight-complex="bold" loext:shadow="none"/>
    </style:style>
    <style:style style:name="T49" style:family="text">
      <style:text-properties fo:font-variant="normal" fo:text-transform="none" fo:color="#000000" style:font-name="Times New Roman1" fo:font-size="14pt" fo:letter-spacing="normal" fo:font-style="normal" fo:font-weight="bold" officeooo:rsid="005250cf" style:font-size-asian="14pt" style:font-style-asian="normal" style:font-weight-asian="bold" style:font-size-complex="14pt" style:font-style-complex="normal" style:font-weight-complex="bold" loext:shadow="none"/>
    </style:style>
    <style:style style:name="T50" style:family="text">
      <style:text-properties fo:font-variant="normal" fo:text-transform="none" fo:color="#000000" style:font-name="Times New Roman1" fo:font-size="14pt" fo:letter-spacing="normal" fo:font-style="normal" fo:font-weight="bold" officeooo:rsid="005355a8" style:font-size-asian="14pt" style:font-style-asian="normal" style:font-weight-asian="bold" style:font-size-complex="14pt" style:font-style-complex="normal" style:font-weight-complex="bold" loext:shadow="none"/>
    </style:style>
    <style:style style:name="T51" style:family="text">
      <style:text-properties fo:font-variant="normal" fo:text-transform="none" fo:color="#000000" style:font-name="Times New Roman1" fo:font-size="14pt" fo:letter-spacing="normal" fo:font-style="normal" fo:font-weight="bold" officeooo:rsid="005515d9" style:font-size-asian="14pt" style:font-style-asian="normal" style:font-weight-asian="bold" style:font-size-complex="14pt" style:font-style-complex="normal" style:font-weight-complex="bold" loext:shadow="none"/>
    </style:style>
    <style:style style:name="T52" style:family="text">
      <style:text-properties fo:font-variant="normal" fo:text-transform="none" fo:color="#000000" style:font-name="Times New Roman1" fo:font-size="14pt" fo:letter-spacing="normal" fo:font-style="normal" fo:font-weight="bold" officeooo:rsid="00570ff2" style:font-size-asian="14pt" style:font-style-asian="normal" style:font-weight-asian="bold" style:font-size-complex="14pt" style:font-style-complex="normal" style:font-weight-complex="bold" loext:shadow="none"/>
    </style:style>
    <style:style style:name="T53" style:family="text">
      <style:text-properties fo:font-variant="normal" fo:text-transform="none" fo:color="#000000" style:font-name="Times New Roman1" fo:font-size="14pt" fo:letter-spacing="normal" fo:font-style="normal" fo:font-weight="bold" officeooo:rsid="00411add" style:font-size-asian="14pt" style:font-style-asian="normal" style:font-weight-asian="bold" style:font-size-complex="14pt" style:font-style-complex="normal" style:font-weight-complex="bold" loext:shadow="none"/>
    </style:style>
    <style:style style:name="T54" style:family="text">
      <style:text-properties fo:font-variant="normal" fo:text-transform="none" fo:color="#000000" style:font-name="Times New Roman1" fo:font-size="14pt" fo:letter-spacing="normal" fo:font-style="normal" fo:font-weight="bold" officeooo:rsid="00559d89" style:font-style-asian="normal" style:font-style-complex="normal" loext:shadow="none"/>
    </style:style>
    <style:style style:name="T55" style:family="text">
      <style:text-properties fo:font-variant="normal" fo:text-transform="none" fo:color="#000000" style:font-name="Times New Roman1" fo:font-size="14pt" fo:letter-spacing="normal" fo:font-style="normal" fo:font-weight="bold" style:font-style-asian="normal" style:font-style-complex="normal" loext:shadow="none"/>
    </style:style>
    <style:style style:name="T56" style:family="text">
      <style:text-properties fo:font-variant="normal" fo:text-transform="none" fo:color="#000000" style:font-name="Times New Roman1" fo:font-size="14pt" fo:letter-spacing="normal" fo:font-style="italic" fo:font-weight="normal" officeooo:rsid="002fda41" style:font-size-asian="14pt" style:font-style-asian="italic" style:font-weight-asian="normal" style:font-size-complex="14pt" style:font-style-complex="italic" style:font-weight-complex="normal" loext:shadow="none"/>
    </style:style>
    <style:style style:name="T57" style:family="text">
      <style:text-properties fo:font-variant="normal" fo:text-transform="none" fo:color="#000000" style:font-name="Times New Roman1" fo:font-size="14pt" fo:letter-spacing="normal" fo:font-style="italic" fo:font-weight="normal" officeooo:rsid="00451108" style:font-size-asian="14pt" style:font-style-asian="italic" style:font-weight-asian="normal" style:font-size-complex="14pt" style:font-style-complex="italic" style:font-weight-complex="normal" loext:shadow="none"/>
    </style:style>
    <style:style style:name="T58" style:family="text">
      <style:text-properties fo:font-variant="normal" fo:text-transform="none" fo:color="#000000" style:font-name="Times New Roman1" fo:font-size="14pt" fo:letter-spacing="normal" fo:font-style="italic" fo:font-weight="normal" officeooo:rsid="004626f7" style:font-size-asian="14pt" style:font-style-asian="italic" style:font-weight-asian="normal" style:font-size-complex="14pt" style:font-style-complex="italic" style:font-weight-complex="normal" loext:shadow="none"/>
    </style:style>
    <style:style style:name="T59" style:family="text">
      <style:text-properties fo:font-variant="normal" fo:text-transform="none" fo:color="#000000" style:font-name="Times New Roman1" fo:font-size="14pt" fo:letter-spacing="normal" fo:font-style="italic" fo:font-weight="normal" officeooo:rsid="0030f665" style:font-size-asian="14pt" style:font-style-asian="italic" style:font-weight-asian="normal" style:font-size-complex="14pt" style:font-style-complex="italic" style:font-weight-complex="normal" loext:shadow="none"/>
    </style:style>
    <style:style style:name="T60" style:family="text">
      <style:text-properties fo:font-variant="normal" fo:text-transform="none" fo:color="#000000" style:font-name="Times New Roman1" fo:font-size="14pt" fo:letter-spacing="normal" fo:font-style="italic" fo:font-weight="normal" officeooo:rsid="004698ea" style:font-size-asian="14pt" style:font-style-asian="italic" style:font-weight-asian="normal" style:font-size-complex="14pt" style:font-style-complex="italic" style:font-weight-complex="normal" loext:shadow="none"/>
    </style:style>
    <style:style style:name="T61" style:family="text">
      <style:text-properties fo:font-variant="normal" fo:text-transform="none" fo:color="#000000" style:font-name="Times New Roman1" fo:font-size="14pt" fo:letter-spacing="normal" fo:font-style="italic" fo:font-weight="normal" officeooo:rsid="00351bfc" style:font-size-asian="14pt" style:font-style-asian="italic" style:font-weight-asian="normal" style:font-size-complex="14pt" style:font-style-complex="italic" style:font-weight-complex="normal" loext:shadow="none"/>
    </style:style>
    <style:style style:name="T62" style:family="text">
      <style:text-properties fo:font-variant="normal" fo:text-transform="none" fo:color="#000000" style:font-name="Times New Roman1" fo:font-size="14pt" fo:letter-spacing="normal" fo:font-style="italic" fo:font-weight="normal" officeooo:rsid="00356a5e" style:font-size-asian="14pt" style:font-style-asian="italic" style:font-weight-asian="normal" style:font-size-complex="14pt" style:font-style-complex="italic" style:font-weight-complex="normal" loext:shadow="none"/>
    </style:style>
    <style:style style:name="T63" style:family="text">
      <style:text-properties fo:font-variant="normal" fo:text-transform="none" fo:color="#000000" style:font-name="Times New Roman1" fo:font-size="14pt" fo:letter-spacing="normal" fo:font-style="italic" fo:font-weight="normal" officeooo:rsid="00470ed1" style:font-size-asian="14pt" style:font-style-asian="italic" style:font-weight-asian="normal" style:font-size-complex="14pt" style:font-style-complex="italic" style:font-weight-complex="normal" loext:shadow="none"/>
    </style:style>
    <style:style style:name="T64" style:family="text">
      <style:text-properties fo:font-variant="normal" fo:text-transform="none" fo:color="#000000" style:font-name="Times New Roman1" fo:font-size="14pt" fo:letter-spacing="normal" fo:font-style="italic" fo:font-weight="normal" officeooo:rsid="004884a6" style:font-size-asian="14pt" style:font-style-asian="italic" style:font-weight-asian="normal" style:font-size-complex="14pt" style:font-style-complex="italic" style:font-weight-complex="normal" loext:shadow="none"/>
    </style:style>
    <style:style style:name="T65" style:family="text">
      <style:text-properties fo:font-variant="normal" fo:text-transform="none" fo:color="#000000" style:font-name="Times New Roman1" fo:font-size="14pt" fo:letter-spacing="normal" fo:font-style="italic" fo:font-weight="normal" officeooo:rsid="0049175f" style:font-size-asian="14pt" style:font-style-asian="italic" style:font-weight-asian="normal" style:font-size-complex="14pt" style:font-style-complex="italic" style:font-weight-complex="normal" loext:shadow="none"/>
    </style:style>
    <style:style style:name="T66" style:family="text">
      <style:text-properties fo:font-variant="normal" fo:text-transform="none" fo:color="#000000" style:font-name="Times New Roman1" fo:font-size="14pt" fo:letter-spacing="normal" fo:font-style="italic" fo:font-weight="normal" officeooo:rsid="003662a3" style:font-size-asian="14pt" style:font-style-asian="italic" style:font-weight-asian="normal" style:font-size-complex="14pt" style:font-style-complex="italic" style:font-weight-complex="normal" loext:shadow="none"/>
    </style:style>
    <style:style style:name="T67" style:family="text">
      <style:text-properties fo:font-variant="normal" fo:text-transform="none" fo:color="#000000" style:font-name="Times New Roman1" fo:font-size="14pt" fo:letter-spacing="normal" fo:font-style="italic" fo:font-weight="normal" officeooo:rsid="004b9162" style:font-size-asian="14pt" style:font-style-asian="italic" style:font-weight-asian="normal" style:font-size-complex="14pt" style:font-style-complex="italic" style:font-weight-complex="normal" loext:shadow="none"/>
    </style:style>
    <style:style style:name="T68" style:family="text">
      <style:text-properties fo:font-variant="normal" fo:text-transform="none" fo:color="#000000" style:font-name="Times New Roman1" fo:font-size="14pt" fo:letter-spacing="normal" fo:font-style="italic" fo:font-weight="normal" officeooo:rsid="004cfa08" style:font-size-asian="14pt" style:font-style-asian="italic" style:font-weight-asian="normal" style:font-size-complex="14pt" style:font-style-complex="italic" style:font-weight-complex="normal" loext:shadow="none"/>
    </style:style>
    <style:style style:name="T69" style:family="text">
      <style:text-properties fo:font-variant="normal" fo:text-transform="none" fo:color="#000000" style:font-name="Times New Roman1" fo:font-size="14pt" fo:letter-spacing="normal" fo:font-style="italic" fo:font-weight="normal" officeooo:rsid="004ef779" style:font-size-asian="14pt" style:font-style-asian="italic" style:font-weight-asian="normal" style:font-size-complex="14pt" style:font-style-complex="italic" style:font-weight-complex="normal" loext:shadow="none"/>
    </style:style>
    <style:style style:name="T70" style:family="text">
      <style:text-properties fo:font-variant="normal" fo:text-transform="none" fo:color="#000000" style:font-name="Times New Roman1" fo:font-size="14pt" fo:letter-spacing="normal" fo:font-style="italic" fo:font-weight="normal" officeooo:rsid="005781b1" style:font-size-asian="14pt" style:font-style-asian="italic" style:font-weight-asian="normal" style:font-size-complex="14pt" style:font-style-complex="italic" style:font-weight-complex="normal" loext:shadow="none"/>
    </style:style>
    <style:style style:name="T71" style:family="text">
      <style:text-properties fo:font-variant="normal" fo:text-transform="none" fo:color="#000000" style:font-name="Times New Roman1" fo:font-size="14pt" fo:letter-spacing="normal" fo:font-style="italic" fo:font-weight="normal" officeooo:rsid="005846c6" style:font-size-asian="14pt" style:font-style-asian="italic" style:font-weight-asian="normal" style:font-size-complex="14pt" style:font-style-complex="italic" style:font-weight-complex="normal" loext:shadow="none"/>
    </style:style>
    <style:style style:name="T72" style:family="text">
      <style:text-properties fo:font-variant="normal" fo:text-transform="none" fo:color="#000000" style:font-name="Times New Roman1" fo:font-size="14pt" fo:letter-spacing="normal" fo:font-style="italic" fo:font-weight="normal" officeooo:rsid="0050b924" style:font-size-asian="14pt" style:font-style-asian="italic" style:font-weight-asian="normal" style:font-size-complex="14pt" style:font-style-complex="italic" style:font-weight-complex="normal" loext:shadow="none"/>
    </style:style>
    <style:style style:name="T73" style:family="text">
      <style:text-properties fo:font-variant="normal" fo:text-transform="none" fo:color="#000000" style:font-name="Times New Roman1" fo:font-size="14pt" fo:letter-spacing="normal" fo:font-style="italic" fo:font-weight="normal" officeooo:rsid="0036d54d" style:font-size-asian="14pt" style:font-style-asian="italic" style:font-weight-asian="normal" style:font-size-complex="14pt" style:font-style-complex="italic" style:font-weight-complex="normal" loext:shadow="none"/>
    </style:style>
    <style:style style:name="T74" style:family="text">
      <style:text-properties fo:font-variant="normal" fo:text-transform="none" fo:color="#000000" style:font-name="Times New Roman1" fo:font-size="14pt" fo:letter-spacing="normal" fo:font-style="italic" fo:font-weight="normal" officeooo:rsid="00388f19" style:font-size-asian="14pt" style:font-style-asian="italic" style:font-weight-asian="normal" style:font-size-complex="14pt" style:font-style-complex="italic" style:font-weight-complex="normal" loext:shadow="none"/>
    </style:style>
    <style:style style:name="T75" style:family="text">
      <style:text-properties fo:font-variant="normal" fo:text-transform="none" fo:color="#000000" style:font-name="Times New Roman1" fo:font-size="14pt" fo:letter-spacing="normal" fo:font-style="italic" fo:font-weight="normal" officeooo:rsid="003a08b9" style:font-size-asian="14pt" style:font-style-asian="italic" style:font-weight-asian="normal" style:font-size-complex="14pt" style:font-style-complex="italic" style:font-weight-complex="normal" loext:shadow="none"/>
    </style:style>
    <style:style style:name="T76" style:family="text">
      <style:text-properties fo:font-variant="normal" fo:text-transform="none" fo:color="#000000" style:font-name="Times New Roman1" fo:font-size="14pt" fo:letter-spacing="normal" fo:font-style="italic" fo:font-weight="normal" officeooo:rsid="003a2aae" style:font-size-asian="14pt" style:font-style-asian="italic" style:font-weight-asian="normal" style:font-size-complex="14pt" style:font-style-complex="italic" style:font-weight-complex="normal" loext:shadow="none"/>
    </style:style>
    <style:style style:name="T77" style:family="text">
      <style:text-properties fo:font-variant="normal" fo:text-transform="none" fo:color="#000000" style:font-name="Times New Roman1" fo:font-size="14pt" fo:letter-spacing="normal" fo:font-style="italic" fo:font-weight="normal" officeooo:rsid="003bf220" style:font-size-asian="14pt" style:font-style-asian="italic" style:font-weight-asian="normal" style:font-size-complex="14pt" style:font-style-complex="italic" style:font-weight-complex="normal" loext:shadow="none"/>
    </style:style>
    <style:style style:name="T78" style:family="text">
      <style:text-properties fo:font-variant="normal" fo:text-transform="none" fo:color="#000000" style:font-name="Times New Roman1" fo:font-size="14pt" fo:letter-spacing="normal" fo:font-style="italic" fo:font-weight="normal" officeooo:rsid="004018b6" style:font-size-asian="14pt" style:font-style-asian="italic" style:font-weight-asian="normal" style:font-size-complex="14pt" style:font-style-complex="italic" style:font-weight-complex="normal" loext:shadow="none"/>
    </style:style>
    <style:style style:name="T79" style:family="text">
      <style:text-properties fo:font-variant="normal" fo:text-transform="none" fo:color="#000000" style:font-name="Times New Roman1" fo:font-size="14pt" fo:letter-spacing="normal" fo:font-style="italic" fo:font-weight="normal" officeooo:rsid="005250cf" style:font-size-asian="14pt" style:font-style-asian="italic" style:font-weight-asian="normal" style:font-size-complex="14pt" style:font-style-complex="italic" style:font-weight-complex="normal" loext:shadow="none"/>
    </style:style>
    <style:style style:name="T80" style:family="text">
      <style:text-properties fo:font-variant="normal" fo:text-transform="none" fo:color="#000000" style:font-name="Times New Roman1" fo:font-size="14pt" fo:letter-spacing="normal" fo:font-style="italic" fo:font-weight="normal" officeooo:rsid="00528f74" style:font-size-asian="14pt" style:font-style-asian="italic" style:font-weight-asian="normal" style:font-size-complex="14pt" style:font-style-complex="italic" style:font-weight-complex="normal" loext:shadow="none"/>
    </style:style>
    <style:style style:name="T81" style:family="text">
      <style:text-properties fo:font-variant="normal" fo:text-transform="none" fo:color="#000000" style:font-name="Times New Roman1" fo:font-size="14pt" fo:letter-spacing="normal" fo:font-style="italic" fo:font-weight="normal" officeooo:rsid="005355a8" style:font-size-asian="14pt" style:font-style-asian="italic" style:font-weight-asian="normal" style:font-size-complex="14pt" style:font-style-complex="italic" style:font-weight-complex="normal" loext:shadow="none"/>
    </style:style>
    <style:style style:name="T82" style:family="text">
      <style:text-properties fo:font-variant="normal" fo:text-transform="none" fo:color="#000000" style:font-name="Times New Roman1" fo:font-size="14pt" fo:letter-spacing="normal" fo:font-style="italic" fo:font-weight="normal" officeooo:rsid="005515d9" style:font-size-asian="14pt" style:font-style-asian="italic" style:font-weight-asian="normal" style:font-size-complex="14pt" style:font-style-complex="italic" style:font-weight-complex="normal" loext:shadow="none"/>
    </style:style>
    <style:style style:name="T83" style:family="text">
      <style:text-properties fo:font-variant="normal" fo:text-transform="none" fo:color="#000000" style:font-name="Times New Roman1" fo:font-size="14pt" fo:letter-spacing="normal" fo:font-style="italic" fo:font-weight="normal" officeooo:rsid="00411add" style:font-size-asian="14pt" style:font-style-asian="italic" style:font-weight-asian="normal" style:font-size-complex="14pt" style:font-style-complex="italic" style:font-weight-complex="normal" loext:shadow="none"/>
    </style:style>
    <style:style style:name="T84" style:family="text">
      <style:text-properties fo:font-variant="normal" fo:text-transform="none" fo:color="#000000" style:font-name="Times New Roman1" fo:font-size="14pt" fo:letter-spacing="normal" fo:font-style="italic" fo:font-weight="normal" officeooo:rsid="00559d89" style:font-size-asian="14pt" style:font-style-asian="italic" style:font-weight-asian="normal" style:font-size-complex="14pt" style:font-style-complex="italic" style:font-weight-complex="normal" loext:shadow="none"/>
    </style:style>
    <style:style style:name="T85" style:family="text">
      <style:text-properties fo:font-variant="normal" fo:text-transform="none" fo:color="#000000" style:font-name="Times New Roman1" fo:font-size="14pt" fo:letter-spacing="normal" fo:font-style="italic" fo:font-weight="normal" officeooo:rsid="00570ff2" style:font-size-asian="14pt" style:font-style-asian="italic" style:font-weight-asian="normal" style:font-size-complex="14pt" style:font-style-complex="italic" style:font-weight-complex="normal" loext:shadow="none"/>
    </style:style>
    <style:style style:name="T86" style:family="text">
      <style:text-properties fo:font-variant="normal" fo:text-transform="none" fo:color="#000000" style:font-name="Times New Roman1" fo:font-size="14pt" fo:letter-spacing="normal" fo:font-style="italic" fo:font-weight="bold" officeooo:rsid="00356a5e" style:font-size-asian="14pt" style:font-style-asian="italic" style:font-weight-asian="bold" style:font-size-complex="14pt" style:font-style-complex="italic" style:font-weight-complex="bold" loext:shadow="none"/>
    </style:style>
    <style:style style:name="T87" style:family="text">
      <style:text-properties fo:font-variant="normal" fo:text-transform="none" fo:color="#000000" style:font-name="Times New Roman1" fo:font-size="14pt" fo:letter-spacing="normal" fo:font-style="italic" fo:font-weight="bold" officeooo:rsid="00359634" style:font-size-asian="14pt" style:font-style-asian="italic" style:font-weight-asian="bold" style:font-size-complex="14pt" style:font-style-complex="italic" style:font-weight-complex="bold" loext:shadow="none"/>
    </style:style>
    <style:style style:name="T88" style:family="text">
      <style:text-properties fo:font-variant="normal" fo:text-transform="none" fo:color="#000000" style:font-name="Times New Roman1" fo:font-size="14pt" fo:letter-spacing="normal" fo:font-style="italic" fo:font-weight="bold" officeooo:rsid="003662a3" style:font-size-asian="14pt" style:font-style-asian="italic" style:font-weight-asian="bold" style:font-size-complex="14pt" style:font-style-complex="italic" style:font-weight-complex="bold" loext:shadow="none"/>
    </style:style>
    <style:style style:name="T89" style:family="text">
      <style:text-properties fo:font-variant="normal" fo:text-transform="none" fo:color="#000000" style:font-name="Times New Roman1" fo:font-size="14pt" fo:letter-spacing="normal" fo:font-style="italic" fo:font-weight="bold" officeooo:rsid="003a2aae" style:font-size-asian="14pt" style:font-style-asian="italic" style:font-weight-asian="bold" style:font-size-complex="14pt" style:font-style-complex="italic" style:font-weight-complex="bold" loext:shadow="none"/>
    </style:style>
    <style:style style:name="T90" style:family="text">
      <style:text-properties fo:font-variant="normal" fo:text-transform="none" fo:color="#000000" style:font-name="Times New Roman1" fo:font-size="14pt" fo:letter-spacing="normal" fo:font-style="italic" fo:font-weight="bold" officeooo:rsid="003bf220" style:font-size-asian="14pt" style:font-style-asian="italic" style:font-weight-asian="bold" style:font-size-complex="14pt" style:font-style-complex="italic" style:font-weight-complex="bold" loext:shadow="none"/>
    </style:style>
    <style:style style:name="T91" style:family="text">
      <style:text-properties fo:font-variant="normal" fo:text-transform="none" fo:color="#000000" style:font-name="Times New Roman1" fo:font-size="14pt" fo:letter-spacing="normal" fo:font-style="italic" fo:font-weight="bold" officeooo:rsid="005355a8" style:font-size-asian="14pt" style:font-style-asian="italic" style:font-weight-asian="bold" style:font-size-complex="14pt" style:font-style-complex="italic" style:font-weight-complex="bold" loext:shadow="none"/>
    </style:style>
    <style:style style:name="T92" style:family="text">
      <style:text-properties fo:font-variant="normal" fo:text-transform="none" fo:color="#000000" style:font-name="Times New Roman1" fo:font-size="14pt" fo:letter-spacing="normal" fo:font-style="italic" fo:font-weight="bold" officeooo:rsid="005515d9" style:font-size-asian="14pt" style:font-style-asian="italic" style:font-weight-asian="bold" style:font-size-complex="14pt" style:font-style-complex="italic" style:font-weight-complex="bold" loext:shadow="none"/>
    </style:style>
    <style:style style:name="T93" style:family="text">
      <style:text-properties fo:font-style="italic" style:font-style-asian="italic" style:font-style-complex="italic"/>
    </style:style>
    <style:style style:name="T94" style:family="text">
      <style:text-properties fo:font-style="italic" officeooo:rsid="00288424" style:font-style-asian="italic" style:font-style-complex="italic"/>
    </style:style>
    <style:style style:name="T95" style:family="text">
      <style:text-properties style:font-name="Times New Roman1" fo:font-size="14pt" style:font-size-asian="14pt" style:font-size-complex="14pt" style:font-weight-complex="bold"/>
    </style:style>
    <style:style style:name="T96" style:family="text">
      <style:text-properties fo:font-size="14pt" style:font-size-asian="14pt"/>
    </style:style>
    <style:style style:name="T97" style:family="text">
      <style:text-properties fo:font-size="14pt" style:font-size-asian="14pt" style:font-size-complex="14pt"/>
    </style:style>
    <style:style style:name="T98" style:family="text">
      <style:text-properties fo:font-size="14pt" style:font-size-asian="14pt" style:font-weight-complex="bold"/>
    </style:style>
    <style:style style:name="T99" style:family="text">
      <style:text-properties fo:font-size="14pt" fo:background-color="#ffff00" loext:char-shading-value="0" style:font-size-asian="14pt"/>
    </style:style>
    <style:style style:name="T100" style:family="text">
      <style:text-properties fo:font-size="14pt" style:text-underline-style="solid" style:text-underline-width="auto" style:text-underline-color="font-color" style:font-size-asian="14pt"/>
    </style:style>
    <style:style style:name="T101" style:family="text">
      <style:text-properties fo:font-size="14pt" style:text-underline-style="solid" style:text-underline-width="auto" style:text-underline-color="font-color" style:font-size-asian="14pt" style:font-size-complex="14pt"/>
    </style:style>
    <style:style style:name="T102" style:family="text">
      <style:text-properties fo:font-size="14pt" style:text-underline-style="solid" style:text-underline-width="auto" style:text-underline-color="font-color" style:font-size-asian="14pt" style:font-weight-complex="bold"/>
    </style:style>
    <style:style style:name="T103" style:family="text">
      <style:text-properties fo:font-size="14pt" fo:language="uk" fo:country="UA" fo:font-weight="bold" style:font-size-asian="14pt" style:font-weight-asian="bold"/>
    </style:style>
    <style:style style:name="T104" style:family="text">
      <style:text-properties fo:font-size="14pt" fo:language="uk" fo:country="UA" style:font-size-asian="14pt"/>
    </style:style>
    <style:style style:name="T105" style:family="text">
      <style:text-properties fo:font-size="14pt" fo:language="uk" fo:country="UA" style:text-underline-style="solid" style:text-underline-width="auto" style:text-underline-color="font-color" style:font-size-asian="14pt"/>
    </style:style>
    <style:style style:name="T106" style:family="text">
      <style:text-properties fo:font-size="14pt" fo:language="uk" fo:country="UA" style:text-underline-style="solid" style:text-underline-width="auto" style:text-underline-color="font-color" fo:font-weight="bold" style:font-size-asian="14pt" style:font-weight-asian="bold"/>
    </style:style>
    <style:style style:name="T107" style:family="text">
      <style:text-properties fo:font-size="14pt" fo:font-weight="bold" style:font-size-asian="14pt" style:font-weight-asian="bold"/>
    </style:style>
    <style:style style:name="T108" style:family="text">
      <style:text-properties fo:font-size="14pt" fo:font-style="normal" fo:font-weight="bold"/>
    </style:style>
    <style:style style:name="T109" style:family="text">
      <style:text-properties fo:font-size="10pt" style:font-size-asian="10pt"/>
    </style:style>
    <style:style style:name="T110" style:family="text">
      <style:text-properties fo:font-size="8pt" style:font-size-asian="8pt"/>
    </style:style>
    <style:style style:name="T111" style:family="text">
      <style:text-properties fo:font-size="8pt" fo:language="uk" fo:country="UA" fo:font-weight="normal" style:font-size-asian="8pt" style:font-weight-asian="normal" style:font-weight-complex="bold"/>
    </style:style>
    <style:style style:name="T112" style:family="text">
      <style:text-properties fo:language="uk" fo:country="UA"/>
    </style:style>
    <style:style style:name="T113" style:family="text">
      <style:text-properties fo:language="uk" fo:country="UA" fo:font-weight="normal" style:font-weight-asian="normal"/>
    </style:style>
    <style:style style:name="T114" style:family="text">
      <style:text-properties fo:language="uk" fo:country="UA" fo:font-weight="normal" style:font-weight-asian="normal" style:font-weight-complex="bold"/>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officeooo:rsid="0031c6a1"/>
    </style:style>
    <style:style style:name="T117" style:family="text">
      <style:text-properties officeooo:rsid="0031c6a1"/>
    </style:style>
    <style:style style:name="T118" style:family="text">
      <style:text-properties style:font-weight-complex="bold"/>
    </style:style>
    <style:style style:name="T119" style:family="text">
      <style:text-properties style:text-position="super 58%" style:font-weight-complex="bold"/>
    </style:style>
    <style:style style:name="T120" style:family="text">
      <style:text-properties style:text-position="super 58%" style:font-name="Times New Roman1" fo:font-size="14pt" style:font-size-asian="14pt" style:font-size-complex="14pt" style:font-weight-complex="bold"/>
    </style:style>
    <style:style style:name="T121" style:family="text">
      <style:text-properties fo:letter-spacing="-0.0138in"/>
    </style:style>
    <style:style style:name="T122" style:family="text">
      <style:text-properties officeooo:rsid="00336333"/>
    </style:style>
    <style:style style:name="T123" style:family="text">
      <style:text-properties fo:color="#000000" fo:font-style="normal" style:text-underline-style="none" officeooo:rsid="0058b532" style:font-style-asian="normal" style:font-style-complex="normal" loext:shadow="none"/>
    </style:style>
    <style:style style:name="T124" style:family="text">
      <style:text-properties fo:color="#000000" fo:font-size="8pt" fo:language="uk" fo:country="UA" fo:font-weight="normal" style:font-size-asian="8pt" style:font-weight-asian="normal" style:font-size-complex="8pt" loext:shadow="none"/>
    </style:style>
    <style:style style:name="T125" style:family="text">
      <style:text-properties fo:color="#000000" style:text-position="super 58%" fo:font-size="8pt" fo:language="uk" fo:country="UA" fo:font-weight="normal" style:font-size-asian="8pt" style:font-weight-asian="normal" style:font-size-complex="8pt" loext:shadow="none"/>
    </style:style>
    <style:style style:name="T126" style:family="text">
      <style:text-properties fo:color="#000000" loext:shadow="none"/>
    </style:style>
    <style:style style:name="T127" style:family="text">
      <style:text-properties fo:color="#000000" officeooo:rsid="002dfbd4" loext:shadow="none"/>
    </style:style>
    <style:style style:name="T128" style:family="text">
      <style:text-properties fo:color="#000000" fo:font-style="italic" officeooo:rsid="002dfbd4" style:font-style-asian="italic" style:font-style-complex="italic" loext:shadow="none"/>
    </style:style>
    <style:style style:name="T129" style:family="text">
      <style:text-properties fo:color="#000000" style:font-name="Times New Roman1" officeooo:rsid="002fda41" loext:shadow="none"/>
    </style:style>
    <style:style style:name="T130" style:family="text">
      <style:text-properties fo:color="#000000" style:font-name="Times New Roman1" fo:font-style="italic" officeooo:rsid="002fda41" style:font-style-asian="italic" style:font-style-complex="italic" loext:shadow="none"/>
    </style:style>
    <style:style style:name="T131" style:family="text">
      <style:text-properties fo:color="#000000" style:font-name="Times New Roman1" fo:font-style="italic" officeooo:rsid="00559d89" style:font-style-asian="italic" style:font-style-complex="italic" loext:shadow="none"/>
    </style:style>
    <style:style style:name="T132" style:family="text">
      <style:text-properties fo:color="#000000" style:font-name="Times New Roman1" fo:font-style="italic" style:font-style-asian="italic" style:font-style-complex="italic" loext:shadow="none"/>
    </style:style>
    <style:style style:name="T133" style:family="text">
      <style:text-properties fo:color="#000000" style:font-name="Times New Roman1" fo:font-style="italic" officeooo:rsid="00570ff2" style:font-style-asian="italic" style:font-style-complex="italic" loext:shadow="none"/>
    </style:style>
    <style:style style:name="T134" style:family="text">
      <style:text-properties fo:color="#000000" style:font-name="Times New Roman1" fo:font-style="italic" fo:font-weight="normal" officeooo:rsid="002fda41" style:font-style-asian="italic" style:font-weight-asian="normal" style:font-style-complex="italic" style:font-weight-complex="normal" loext:shadow="none"/>
    </style:style>
    <style:style style:name="T135" style:family="text">
      <style:text-properties fo:color="#000000" style:font-name="Times New Roman1" fo:font-style="italic" fo:font-weight="normal" officeooo:rsid="00451108" style:font-style-asian="italic" style:font-weight-asian="normal" style:font-style-complex="italic" style:font-weight-complex="normal" loext:shadow="none"/>
    </style:style>
    <style:style style:name="T136" style:family="text">
      <style:text-properties fo:color="#000000" style:font-name="Times New Roman1" fo:font-style="italic" fo:font-weight="bold" officeooo:rsid="002fda41" style:font-style-asian="italic" style:font-weight-asian="bold" style:font-style-complex="italic" style:font-weight-complex="bold" loext:shadow="none"/>
    </style:style>
    <style:style style:name="T137" style:family="text">
      <style:text-properties fo:color="#000000" style:font-name="Times New Roman1" fo:font-style="normal" officeooo:rsid="002fda41" style:font-style-asian="normal" style:font-style-complex="normal" loext:shadow="none"/>
    </style:style>
    <style:style style:name="T138" style:family="text">
      <style:text-properties fo:color="#000000" style:font-name="Times New Roman1" fo:font-style="normal" officeooo:rsid="00570ff2" style:font-style-asian="normal" style:font-style-complex="normal" loext:shadow="none"/>
    </style:style>
    <style:style style:name="T139" style:family="text">
      <style:text-properties fo:color="#000000" style:font-name="Times New Roman1" fo:font-style="normal" fo:font-weight="normal" officeooo:rsid="002fda41" style:font-style-asian="normal" style:font-weight-asian="normal" style:font-style-complex="normal" style:font-weight-complex="normal" loext:shadow="none"/>
    </style:style>
    <style:style style:name="T140" style:family="text">
      <style:text-properties fo:color="#000000" style:font-name="Times New Roman1" fo:font-style="normal" fo:font-weight="normal" officeooo:rsid="00451108" style:font-style-asian="normal" style:font-weight-asian="normal" style:font-style-complex="normal" style:font-weight-complex="normal" loext:shadow="none"/>
    </style:style>
    <style:style style:name="T141" style:family="text">
      <style:text-properties fo:color="#000000" style:font-name="Times New Roman1" fo:font-style="normal" fo:font-weight="bold" officeooo:rsid="002fda41" style:font-style-asian="normal" style:font-weight-asian="bold" style:font-style-complex="normal" style:font-weight-complex="bold" loext:shadow="none"/>
    </style:style>
    <style:style style:name="T142" style:family="text">
      <style:text-properties fo:color="#000000" style:font-name="Times New Roman1" fo:font-style="normal" fo:font-weight="bold" officeooo:rsid="00359634" style:font-style-asian="normal" style:font-weight-asian="bold" style:font-style-complex="normal" style:font-weight-complex="bold" loext:shadow="none"/>
    </style:style>
    <style:style style:name="T143" style:family="text">
      <style:text-properties fo:color="#000000" style:font-name="Times New Roman1" loext:shadow="none"/>
    </style:style>
    <style:style style:name="T144" style:family="text">
      <style:text-properties fo:color="#000000" style:font-name="Times New Roman1" officeooo:rsid="00559d89" loext:shadow="none"/>
    </style:style>
    <style:style style:name="T145" style:family="text">
      <style:text-properties fo:color="#000000" style:font-name="Times New Roman1" officeooo:rsid="00570ff2" loext:shadow="none"/>
    </style:style>
    <style:style style:name="T146" style:family="text">
      <style:text-properties fo:color="#000000" style:text-underline-style="none" officeooo:rsid="0058b532" loext:shadow="none"/>
    </style:style>
    <style:style style:name="T147" style:family="text">
      <style:text-properties fo:color="#000000" style:text-underline-style="none" loext:shadow="none"/>
    </style:style>
    <style:style style:name="T148" style:family="text">
      <style:text-properties fo:color="#000000" style:text-underline-style="none" officeooo:rsid="0059c2cf" loext:shadow="none"/>
    </style:style>
    <style:style style:name="T149" style:family="text">
      <style:text-properties officeooo:rsid="005b8a68"/>
    </style:style>
    <style:style style:name="T150" style:family="text">
      <style:text-properties style:font-name="Times New Roman1"/>
    </style:style>
    <style:style style:name="T151" style:family="text">
      <style:text-properties style:font-name="Times New Roman1" fo:font-size="14pt" style:font-size-asian="14pt" style:font-size-complex="14pt"/>
    </style:style>
    <style:style style:name="T152" style:family="text">
      <style:text-properties style:font-name="Times New Roman1" officeooo:rsid="005e4cde"/>
    </style:style>
    <style:style style:name="T153" style:family="text">
      <style:text-properties style:font-name="Times New Roman1" fo:font-weight="bold" officeooo:rsid="005f9d44" style:font-weight-asian="bold" style:font-weight-complex="bold"/>
    </style:style>
    <style:style style:name="T154" style:family="text">
      <style:text-properties style:font-name="Times New Roman1" fo:font-weight="bold" officeooo:rsid="0061586d" style:font-weight-asian="bold" style:font-weight-complex="bold"/>
    </style:style>
    <style:style style:name="T155" style:family="text">
      <style:text-properties style:font-name="Times New Roman1" officeooo:rsid="0061586d"/>
    </style:style>
    <style:style style:name="T156" style:family="text">
      <style:text-properties officeooo:rsid="005f9d44"/>
    </style:style>
    <style:style style:name="T157" style:family="text">
      <style:text-properties fo:background-color="transparent" loext:char-shading-value="0"/>
    </style:style>
    <style:style style:name="T158" style:family="text">
      <style:text-properties officeooo:rsid="005f9d44" fo:background-color="transparent" loext:char-shading-value="0"/>
    </style:style>
    <style:style style:name="T159" style:family="text">
      <style:text-properties officeooo:rsid="00650f16"/>
    </style:style>
    <style:style style:name="T160" style:family="text">
      <style:text-properties officeooo:rsid="00665d9d"/>
    </style:style>
    <style:style style:name="T161" style:family="text">
      <style:text-properties officeooo:rsid="00671534"/>
    </style:style>
    <style:style style:name="T162" style:family="text">
      <style:text-properties fo:font-size="12pt" style:font-size-asian="12pt" style:font-size-complex="12pt"/>
    </style:style>
    <style:style style:name="T163" style:family="text">
      <style:text-properties officeooo:rsid="0069323c"/>
    </style:style>
    <style:style style:name="T164" style:family="text">
      <style:text-properties officeooo:rsid="006a7e04"/>
    </style:style>
    <style:style style:name="T165" style:family="text">
      <style:text-properties officeooo:rsid="006e321b"/>
    </style:style>
    <style:style style:name="T166" style:family="text">
      <style:text-properties fo:font-weight="bold" style:font-weight-asian="bold" style:font-weight-complex="bold"/>
    </style:style>
    <style:style style:name="T167" style:family="text">
      <style:text-properties fo:font-size="12pt"/>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justify" draw:textarea-vertical-align="middle" draw:auto-grow-height="false" fo:min-height="4.4528in" fo:min-width="1.1543in" style:run-through="foreground" style:vertical-pos="from-top" style:vertical-rel="paragraph" style:horizontal-pos="from-left" style:horizontal-rel="paragraph"/>
    </style:style>
    <style:style style:name="gr2" style:family="graphic">
      <style:graphic-properties draw:fill-color="#ffff99" draw:textarea-horizontal-align="justify" draw:textarea-vertical-align="middle" draw:auto-grow-height="false" fo:min-height="0.2882in" fo:min-width="0.472in" style:run-through="foreground" style:vertical-pos="from-top" style:vertical-rel="paragraph" style:horizontal-pos="from-left" style:horizontal-rel="paragraph"/>
    </style:style>
    <style:style style:name="gr3" style:family="graphic">
      <style:graphic-properties draw:fill-color="#ff0000" draw:textarea-horizontal-align="justify" draw:textarea-vertical-align="middle" draw:auto-grow-height="false" fo:min-height="0.2547in" fo:min-width="0.472in" style:run-through="foreground" style:vertical-pos="from-top" style:vertical-rel="paragraph" style:horizontal-pos="from-left" style:horizontal-rel="paragraph"/>
    </style:style>
    <style:style style:name="gr4" style:family="graphic">
      <style:graphic-properties draw:fill-color="#ffff99" draw:textarea-horizontal-align="justify" draw:textarea-vertical-align="middle" draw:auto-grow-height="false" fo:min-height="0.2882in" fo:min-width="0.4728in" style:run-through="foreground" style:vertical-pos="from-top" style:vertical-rel="paragraph" style:horizontal-pos="from-left" style:horizontal-rel="paragraph"/>
    </style:style>
    <style:style style:name="gr5" style:family="graphic">
      <style:graphic-properties draw:fill-color="#ffffff" draw:textarea-horizontal-align="justify" draw:textarea-vertical-align="middle" draw:auto-grow-height="false" fo:min-height="4.3799in" fo:min-width="1.1543in" style:run-through="foreground" style:vertical-pos="from-top" style:vertical-rel="paragraph" style:horizontal-pos="from-left" style:horizontal-rel="paragraph"/>
    </style:style>
    <style:style style:name="gr6" style:family="graphic">
      <style:graphic-properties draw:fill-color="#ffffff" draw:textarea-horizontal-align="justify" draw:textarea-vertical-align="middle" draw:auto-grow-height="false" fo:min-height="4.4063in" fo:min-width="1.1543in" style:run-through="foreground" style:vertical-pos="from-top" style:vertical-rel="paragraph" style:horizontal-pos="from-left" style:horizontal-rel="paragraph"/>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draw:fill-color="#33ff99" draw:textarea-horizontal-align="justify" draw:textarea-vertical-align="middle" draw:auto-grow-height="false" fo:min-height="0.2882in" fo:min-width="0.5965in" style:run-through="foreground"/>
    </style:style>
    <style:style style:name="gr9" style:family="graphic">
      <style:graphic-properties draw:stroke="none" draw:fill-color="#ffffff" draw:textarea-horizontal-align="justify" draw:textarea-vertical-align="middle" draw:auto-grow-height="false" fo:min-height="0.2709in" fo:min-width="0.4165in" style:run-through="foreground"/>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marker-end="Arrow"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НАЦІОНАЛЬНИЙ ТЕХНІЧНИЙ УНІВЕРСИТЕТ УКРАЇНИ</text:p>
      <text:p text:style-name="P128">«КИЇВСЬКИЙ ПОЛІТЕХНІЧНИЙ ІНСТИТУТ»</text:p>
      <text:p text:style-name="P150"/>
      <text:p text:style-name="P142"><text:span text:style-name="T110">______________</text:span><text:span text:style-name="T101">Кафедра обчислювальної техніки</text:span><text:span text:style-name="T97">____________</text:span></text:p>
      <text:p text:style-name="P149">(повна назва кафедри, циклової комісії)</text:p>
      <text:p text:style-name="P149"/>
      <text:p text:style-name="P149"/>
      <text:p text:style-name="P149"/>
      <text:p text:style-name="P149"/>
      <text:h text:style-name="P28" text:outline-level="1"/>
      <text:p text:style-name="P153">КУРСОВ<text:span text:style-name="T149">А РОБОТА</text:span></text:p>
      <text:p text:style-name="P153"/>
      <text:p text:style-name="P142"><text:span text:style-name="T96">з дисципліни </text:span><text:span text:style-name="T100">«Паралельне програмування»</text:span></text:p>
      <text:p text:style-name="P149"><text:s text:c="16"/>(назва дисципліни)</text:p>
      <text:p text:style-name="P149"/>
      <text:p text:style-name="P142"><text:span text:style-name="T96">на тему: </text:span><text:span text:style-name="T100">«Розробка програмного забезпечення для паралельних комп’ютерних систем»</text:span></text:p>
      <text:p text:style-name="P130"/>
      <text:p text:style-name="P130"/>
      <text:p text:style-name="P130"/>
      <text:p text:style-name="P162">Студента (ки) 3 курсу <text:span text:style-name="T117">групи </text:span><text:span text:style-name="T116">ІП-42</text:span></text:p>
      <text:p text:style-name="P164">напряму підготовки 050103 «Програмна <text:s/>інженерія»</text:p>
      <text:p text:style-name="P162"/>
      <text:p text:style-name="P162"><text:s/>Дзюби В.В._______________________</text:p>
      <text:p text:style-name="P165">(прізвище та ініціали)</text:p>
      <text:p text:style-name="P161"/>
      <text:p text:style-name="P163">Керівник <text:s text:c="5"/><text:span text:style-name="T115">доцент Корочкін О.В.</text:span></text:p>
      <text:p text:style-name="P141"><text:s text:c="2"/></text:p>
      <text:p text:style-name="P141"/>
      <text:p text:style-name="P162">Національна оцінка ________________ <text:s text:c="3"/></text:p>
      <text:p text:style-name="P162"/>
      <text:p text:style-name="P162">Кількість балів: __________</text:p>
      <text:p text:style-name="P162"/>
      <text:p text:style-name="P162">Оцінка: <text:s/>ECTS <text:s text:c="2"/>___________ </text:p>
      <text:p text:style-name="P160"/>
      <text:p text:style-name="P160"/>
      <text:p text:style-name="P140"><text:span text:style-name="T109"><text:s text:c="37"/></text:span>Члени комісії<text:span text:style-name="T109"> <text:s text:c="4"/>________________</text:span><text:span text:style-name="T110"> <text:s/>_________________________________________________</text:span></text:p>
      <text:p text:style-name="P148"><text:s text:c="99"/>(підпис) <text:s text:c="23"/>(вчене звання, науковий ступінь, прізвище та ініціали)</text:p>
      <text:p text:style-name="P140"><text:span text:style-name="T109"><text:s text:c="70"/>________________</text:span><text:span text:style-name="T110"> <text:s/>__________________________________________________</text:span></text:p>
      <text:p text:style-name="P148"><text:s text:c="99"/>(підпис) <text:s text:c="23"/>(вчене звання, науковий ступінь, прізвище та ініціали)</text:p>
      <text:p text:style-name="P140"><text:span text:style-name="T110"><text:s text:c="86"/></text:span><text:span text:style-name="T109">________________</text:span><text:span text:style-name="T110"> <text:s/>__________________________________________________</text:span></text:p>
      <text:p text:style-name="P148"><text:s text:c="100"/>(підпис) <text:s text:c="24"/>(вчене звання, науковий ступінь, прізвище та ініціали</text:p>
      <text:p text:style-name="P152"/>
      <text:p text:style-name="P152"/>
      <text:p text:style-name="P152"/>
      <text:p text:style-name="P152"/>
      <text:p text:style-name="P152"/>
      <text:p text:style-name="P152"/>
      <text:p text:style-name="P159">Київ- 2017 р.</text:p>
      <text:p text:style-name="P3">Національний технічний університет України </text:p>
      <text:p text:style-name="P1">“Київський політехнічний інститут”</text:p>
      <text:p text:style-name="P2"/>
      <text:p text:style-name="P140"><text:span text:style-name="T97">Факультет (інститут)</text:span><text:span text:style-name="T98"> <text:s/></text:span><text:span text:style-name="T102">інформатики та обчислювальної техніки</text:span></text:p>
      <text:p text:style-name="P146"><text:s text:c="96"/>( повна назва <text:s/>)</text:p>
      <text:p text:style-name="P140"><text:span text:style-name="T97">Кафедра <text:s text:c="2"/></text:span><text:span text:style-name="T101">обчислювальної техніки</text:span></text:p>
      <text:p text:style-name="P146"><text:s text:c="41"/>( повна назва <text:s/>)</text:p>
      <text:p text:style-name="P140"><text:span text:style-name="T96">Освітньо-кваліфікаційний рівень <text:s text:c="2"/></text:span><text:span text:style-name="T100">бакалавр</text:span></text:p>
      <text:p text:style-name="P135"/>
      <text:p text:style-name="P140"><text:span text:style-name="T96">Напрям підготовки <text:s text:c="3"/></text:span><text:span text:style-name="T100">6.050103 <text:s/>«Програмна інженерія»</text:span></text:p>
      <text:h text:style-name="P29" text:outline-level="1"><text:span text:style-name="T111">(шифр і назва)</text:span><text:span text:style-name="T114"> <text:s text:c="44"/></text:span></text:h>
      <text:p text:style-name="P4"><text:s/></text:p>
      <text:h text:style-name="P168" text:outline-level="2">З <text:s/>А <text:s/>В <text:s/>Д <text:s/>А <text:s/>Н <text:s/>Н <text:s/>Я</text:h>
      <text:p text:style-name="P151"/>
      <text:h text:style-name="P27" text:outline-level="3">НА КУРСОВ<text:span text:style-name="T149">У РОБОТУ</text:span> СТУДЕНТУ</text:h>
      <text:p text:style-name="P144"/>
      <text:p text:style-name="P158">Дзюби Влада Володимировича</text:p>
      <text:p text:style-name="P155"><text:span text:style-name="_20_Знак_20_Знак"><text:span text:style-name="T124">(прізвище, ім’я, <text:s/>по батькові)</text:span></text:span></text:p>
      <text:p text:style-name="P154"><text:span text:style-name="_20_Знак_20_Знак"><text:span text:style-name="T125"/></text:span></text:p>
      <text:p text:style-name="P140">1. <text:span text:style-name="T97">Тема <text:s/>роботи <text:s text:c="3"/>«Розробка програмного забезпечення для паралельних </text:span></text:p>
      <text:p text:style-name="P129"><text:s text:c="50"/>комп’ютерних систем»</text:p>
      <text:p text:style-name="P127"><text:span text:style-name="T104">керівник роботи <text:s text:c="2"/></text:span><text:span text:style-name="T103"><text:s text:c="3"/></text:span><text:span text:style-name="T105">Корочкін Олександр Володимирович к.т.н.</text:span><text:span text:style-name="T106">, </text:span><text:span text:style-name="T105">доцент</text:span><text:span text:style-name="T104"> </text:span></text:p>
      <text:p text:style-name="P147"><text:s text:c="89"/>( прізвище, ім’я, по батькові, науковий ступінь, вчене звання)</text:p>
      <text:p text:style-name="P133"/>
      <text:p text:style-name="P140"><text:span text:style-name="T96">2. Строк подання студентом <text:s/>роботи <text:s text:c="2"/></text:span><text:span text:style-name="T100">11 травня 2017 р.</text:span></text:p>
      <text:p text:style-name="P131"/>
      <text:p text:style-name="P131">3. Вхідні дані до роботи</text:p>
      <text:p text:style-name="P132"><text:s text:c="4"/>- <text:s/><text:span text:style-name="T122">засоби роботи з потоками в бібліотеці OpenMP</text:span></text:p>
      <text:p text:style-name="P131"><text:s text:c="4"/>- <text:s/>математична задача <draw:frame draw:style-name="fr1" draw:name="Object1" text:anchor-type="as-char" svg:y="-0.152in" svg:width="2.4283in" svg:height="0.2008in" draw:z-index="0"><draw:object xlink:href="./Object 1" xlink:type="simple" xlink:show="embed" xlink:actuate="onLoad"/><draw:image xlink:href="./ObjectReplacements/Object 1" xlink:type="simple" xlink:show="embed" xlink:actuate="onLoad"/></draw:frame> </text:p>
      <text:p text:style-name="P131"><text:s text:c="4"/>- <text:s/>структури ПКС ОП та ПКС ЛП </text:p>
      <text:p text:style-name="P131"><text:s text:c="4"/>- <text:s/>мови <text:s/>і бібліотеки програмування: <text:span text:style-name="T156">C++, OpenMP.</text:span></text:p>
      <text:p text:style-name="P167"><text:s text:c="4"/>- <text:s/><text:span text:style-name="T157">засоби організації взаємодії процесів: </text:span><text:span text:style-name="T158">цикли for.</text:span></text:p>
      <text:p text:style-name="P131"/>
      <text:p text:style-name="P131">4. Зміст розрахунково-пояснювальної записки (перелік питань, які потрібно розробити)</text:p>
      <text:p text:style-name="P131"><text:s text:c="4"/>- огляд <text:s/>засобів роботи з процесами в мові Ада</text:p>
      <text:p text:style-name="P131"><text:s text:c="4"/>- розробка і тестування програми ПРГ1 для ПКС ОП</text:p>
      <text:p text:style-name="P131"><text:s text:c="4"/>- розробка і тестування програми ПРГ2 для ПКС ЛП</text:p>
      <text:p text:style-name="P131"/>
      <text:p text:style-name="P131">5. Перелік графічного матеріалу </text:p>
      <text:p text:style-name="P140"><text:soft-page-break/><text:span text:style-name="T107"><text:s text:c="5"/></text:span><text:span text:style-name="T96">- структурна схема ПКС ОП </text:span></text:p>
      <text:p text:style-name="P131"><text:s text:c="5"/>- структурна схема ПКС ЛП</text:p>
      <text:p text:style-name="P131"><text:s text:c="5"/>- схеми алгоритмів процесів і головної програми для ПРГ1 </text:p>
      <text:p text:style-name="P131"><text:s text:c="5"/>- схеми алгоритмів процесів і головної програми для ПРГ2. </text:p>
      <text:p text:style-name="P131"/>
      <text:p text:style-name="P140"><text:span text:style-name="T96">7. Дата видачі завдання <text:s text:c="5"/>________</text:span><text:span text:style-name="T99">хх</text:span><text:span text:style-name="T96">_____</text:span></text:p>
      <text:p text:style-name="P145"/>
      <text:p text:style-name="P145"/>
      <text:h text:style-name="P26" text:outline-level="4"><text:span text:style-name="T112"><text:s text:c="45"/></text:span><text:span text:style-name="T113">КАЛЕНДАРНИЙ ПЛАН</text:span></text:h>
      <text:p text:style-name="P14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0">№</text:p>
            <text:p text:style-name="P140">з/п</text:p>
          </table:table-cell>
          <table:table-cell table:style-name="Table1.A1" office:value-type="string">
            <text:p text:style-name="P140"><text:s text:c="9"/>Назва етапів виконання КР</text:p>
          </table:table-cell>
          <table:table-cell table:style-name="Table1.C1" office:value-type="string">
            <text:p text:style-name="P140"><text:span text:style-name="T121"><text:s text:c="15"/>Строк <text:s/>виконання</text:span> етапів КР</text:p>
          </table:table-cell>
        </table:table-row>
        <table:table-row table:style-name="Table1.2">
          <table:table-cell table:style-name="Table1.A1" office:value-type="string">
            <text:p text:style-name="P131">1</text:p>
          </table:table-cell>
          <table:table-cell table:style-name="Table1.A1" office:value-type="string">
            <text:p text:style-name="P131">Виконання розділу 1</text:p>
          </table:table-cell>
          <table:table-cell table:style-name="Table1.C1" office:value-type="string">
            <text:p text:style-name="P134">13.03.2017</text:p>
          </table:table-cell>
        </table:table-row>
        <table:table-row table:style-name="Table1.3">
          <table:table-cell table:style-name="Table1.A1" office:value-type="string">
            <text:p text:style-name="P131">2</text:p>
          </table:table-cell>
          <table:table-cell table:style-name="Table1.A1" office:value-type="string">
            <text:p text:style-name="P131">Виконання розділу 2</text:p>
          </table:table-cell>
          <table:table-cell table:style-name="Table1.C1" office:value-type="string">
            <text:p text:style-name="P130"><text:span text:style-name="T156">3</text:span>.0<text:span text:style-name="T156">4</text:span>.201<text:span text:style-name="T156">7</text:span></text:p>
          </table:table-cell>
        </table:table-row>
        <table:table-row table:style-name="Table1.4">
          <table:table-cell table:style-name="Table1.A1" office:value-type="string">
            <text:p text:style-name="P131">3</text:p>
          </table:table-cell>
          <table:table-cell table:style-name="Table1.A1" office:value-type="string">
            <text:p text:style-name="P131">Виконання розділу 3</text:p>
          </table:table-cell>
          <table:table-cell table:style-name="Table1.C1" office:value-type="string">
            <text:p text:style-name="P130">23.04.2016</text:p>
          </table:table-cell>
        </table:table-row>
        <table:table-row table:style-name="Table1.5">
          <table:table-cell table:style-name="Table1.A1" office:value-type="string">
            <text:p text:style-name="P131">4</text:p>
          </table:table-cell>
          <table:table-cell table:style-name="Table1.A1" office:value-type="string">
            <text:p text:style-name="P131">Оформлення КР</text:p>
          </table:table-cell>
          <table:table-cell table:style-name="Table1.C1" office:value-type="string">
            <text:p text:style-name="P130">8.05.2016</text:p>
          </table:table-cell>
        </table:table-row>
        <table:table-row table:style-name="Table1.6">
          <table:table-cell table:style-name="Table1.A1" office:value-type="string">
            <text:p text:style-name="P131">5</text:p>
          </table:table-cell>
          <table:table-cell table:style-name="Table1.A1" office:value-type="string">
            <text:p text:style-name="P131">Перевірка КР викладачем</text:p>
          </table:table-cell>
          <table:table-cell table:style-name="Table1.C1" office:value-type="string">
            <text:p text:style-name="P131"><text:s text:c="19"/>11.05.2016</text:p>
          </table:table-cell>
        </table:table-row>
        <table:table-row table:style-name="Table1.7">
          <table:table-cell table:style-name="Table1.A1" office:value-type="string">
            <text:p text:style-name="P131">6</text:p>
          </table:table-cell>
          <table:table-cell table:style-name="Table1.A1" office:value-type="string">
            <text:p text:style-name="P131">Захист КР</text:p>
          </table:table-cell>
          <table:table-cell table:style-name="Table1.C1" office:value-type="string">
            <text:p text:style-name="P130">18.05.2016</text:p>
          </table:table-cell>
        </table:table-row>
      </table:table>
      <text:p text:style-name="P138"/>
      <text:p text:style-name="P137"/>
      <text:p text:style-name="P137"/>
      <text:p text:style-name="P136"><text:s/>Студент <text:s text:c="20"/>_________ <text:s text:c="20"/>______________________</text:p>
      <text:p text:style-name="P139"><text:span text:style-name="T118"><text:s text:c="41"/></text:span><text:span text:style-name="T119">( підпис ) <text:s text:c="46"/>(прізвище та ініціали)</text:span></text:p>
      <text:p text:style-name="P136"/>
      <text:p text:style-name="P136"/>
      <text:p text:style-name="P136">Керівник роботи <text:s text:c="2"/>_____________ <text:s text:c="15"/>______________________</text:p>
      <text:p text:style-name="P156"><text:span text:style-name="T95"><text:s text:c="41"/></text:span><text:span text:style-name="T120">( підпис ) <text:s text:c="46"/>(прізвище та ініціали)</text:span></text:p>
      <text:p text:style-name="P157"/>
      <text:table-of-content text:style-name="Sect1" text:name="Table of Contents1">
        <text:table-of-content-source text:outline-level="10">
          <text:index-title-template text:style-name="KPI_20_title_20_not_20_heading">Зміст</text:index-title-template>
          <text:table-of-content-entry-template text:outline-level="1"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KPI_20_text">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9">Зміст</text:p>
          </text:index-title>
          <text:p text:style-name="P124"><text:a xlink:type="simple" xlink:href="#__RefHeading___Toc2080_596635936" text:style-name="Index_20_Link" text:visited-style-name="Index_20_Link"><text:span text:style-name="T126">Вступ<text:tab/>4</text:span></text:a></text:p>
          <text:p text:style-name="P124"><text:a xlink:type="simple" xlink:href="#__RefHeading___Toc2074_596635936" text:style-name="Index_20_Link" text:visited-style-name="Index_20_Link"><text:span text:style-name="T126">1. Основна частина<text:tab/>5</text:span></text:a></text:p>
          <text:p text:style-name="P124"><text:a xlink:type="simple" xlink:href="#__RefHeading___Toc2082_596635936" text:style-name="Index_20_Link" text:visited-style-name="Index_20_Link"><text:span text:style-name="T126">2. Основні результати та висновки<text:tab/>6</text:span></text:a></text:p>
          <text:p text:style-name="P124"><text:a xlink:type="simple" xlink:href="#__RefHeading___Toc2084_596635936" text:style-name="Index_20_Link" text:visited-style-name="Index_20_Link"><text:span text:style-name="T126">3. Перелік умовних позначень<text:tab/>7</text:span></text:a></text:p>
          <text:p text:style-name="P124"><text:a xlink:type="simple" xlink:href="#__RefHeading___Toc2086_596635936" text:style-name="Index_20_Link" text:visited-style-name="Index_20_Link"><text:span text:style-name="T126">4. Список використаних джерел<text:tab/>8</text:span></text:a></text:p>
          <text:p text:style-name="P124"><text:a xlink:type="simple" xlink:href="#__RefHeading___Toc2088_596635936" text:style-name="Index_20_Link" text:visited-style-name="Index_20_Link"><text:span text:style-name="T126">Додатки<text:tab/>9</text:span></text:a></text:p>
        </text:index-body>
      </text:table-of-content>
      <text:p text:style-name="P96"/>
      <text:h text:style-name="P77" text:outline-level="1"><text:bookmark-start text:name="__RefHeading___Toc2080_596635936"/>Вступ<text:bookmark-end text:name="__RefHeading___Toc2080_596635936"/></text:h>
      <text:p text:style-name="P91">Метою курсово<text:span text:style-name="T1">ю роботи є аналіз та використання засобів розробки параллельних програм з використання OpemMP. Прикладом використання є параллельне обчислення математичної <text:s/>задачі.</text:span></text:p>
      <text:p text:style-name="P95">З ростом виробництва комп’ютерних процесорів вдосконалення засобів комунікації між багатьма <text:s/>процессорами стає важлиівшою за вдосконалення окремих процессорів. OpenMP є тим стандартом, який дозволяє писати параллельни програми максимально коротко та зрозуміло.</text:p>
      <text:p text:style-name="P95">Не менш важливим є питання вибору системи пам’яті для обчислювальної техніки: спільна пам’ять або локальна пам’ять. Система зі спільною пам’яттю є більш швидкими. Системи ж з локальною пам’яттю є більш структурованими та простішими для сприйняття та написання програм.</text:p>
      <text:p text:style-name="P95">У першому розділі розглянуто засоби роботи з потокми бібліотеки OpenMP. У другому розділі описан процес розробки програм для систем зі спільною пам’яттю. У третьому розділі описан процес розробки програм для систем з локальною пам’яттю.</text:p>
      <text:p text:style-name="P95"/>
      <text:h text:style-name="P76" text:outline-level="1"><text:bookmark-start text:name="__RefHeading___Toc2074_596635936"/><text:span text:style-name="T2">РОЗДІЛ </text:span>1. <text:span text:style-name="T2">ОГЛЯД БІБЛІОТЕКИ OPENMP</text:span><text:bookmark-end text:name="__RefHeading___Toc2074_596635936"/></text:h>
      <text:p text:style-name="P21">1.1. Загальний опис.</text:p>
      <text:p text:style-name="P94"><text:span text:style-name="T93">OpenMP</text:span> — <text:span text:style-name="T93">API</text:span>, призначений для розробки багатопоточних додатків для багатопроцесорних систем з спільною пам’яттю. Розробку специфікації ведуть декілька великих виробників обчислювальної техніки та програмного забезпечення. <text:span text:style-name="T93">OpenMP</text:span> підтримується основними компіляторам<text:span text:style-name="T3">и </text:span><text:span text:style-name="T94">С</text:span><text:span text:style-name="T3">/</text:span><text:span text:style-name="T94">C++</text:span><text:span text:style-name="T3">/</text:span><text:span text:style-name="T94">Fortran</text:span><text:span text:style-name="T3">.</text:span></text:p>
      <text:p text:style-name="P93">В <text:span text:style-name="T93">OpenMP</text:span> немає явного задання потоків у коді. Натомість є можливість вказати компілятору з допомогою директив <text:span text:style-name="T93">#pragma</text:span>, що блок кода може бути розпаралелен. Знаючи цю інформацію, компілятор в стані згенерувати додаток, яке складається з одного головного потока, який створює багато інших потоків для паралельного блоку коду. Ці потоки синхронізуються у кінці паралельного блоку кода, вертаючись к головному потоку.</text:p>
      <text:p text:style-name="P92">Так як <text:span text:style-name="T93">OpenMP</text:span> контролюється прагамами, то код на <text:span text:style-name="T93">C++</text:span> коректно скомпілюється будь-яким компілятором <text:span text:style-name="T93">C++</text:span>, тому що прагми, які не підтримуються, повинні ігноруватись. Проте <text:span text:style-name="T93">OpenMP</text:span> <text:span text:style-name="T93">API</text:span> містить також декілька функцій, та, щоб їх використати, необхідно підключити заголовочний файл. Найпростіший спосіб визначити, чи підтримує компілятор <text:span text:style-name="T93">OpenMP</text:span> — спробувати підключити <text:span text:style-name="T93">omp.h</text:span>.</text:p>
      <text:p text:style-name="KPI_20_text"><text:span text:style-name="T127">Якщо </text:span><text:span text:style-name="T128">OpenMP</text:span><text:span text:style-name="T127"> підтримується, потрібно його ввімкнути за допомогою спеціального флагу компілятора: </text:span><text:span text:style-name="Source_20_Text"><text:span text:style-name="T4">g++ -fopenmp.</text:span></text:span></text:p>
      <text:p text:style-name="P20"><text:span text:style-name="Source_20_Text"><text:span text:style-name="T129">1.2. Синтаксис</text:span></text:span></text:p>
      <text:p text:style-name="P123"><text:span text:style-name="Source_20_Text"><text:span text:style-name="T129">Директиви </text:span></text:span><text:span text:style-name="Source_20_Text"><text:span text:style-name="T130">OpenMP</text:span></text:span><text:span text:style-name="Source_20_Text"><text:span text:style-name="T137"> починаються з </text:span></text:span><text:span text:style-name="Source_20_Text"><text:span text:style-name="T130">#pragma omp</text:span></text:span><text:span text:style-name="Source_20_Text"><text:span text:style-name="T137">.</text:span></text:span></text:p>
      <text:p text:style-name="P20"><text:span text:style-name="Source_20_Text"><text:span text:style-name="T129">Parallel</text:span></text:span></text:p>
      <text:p text:style-name="P123"><text:span text:style-name="Source_20_Text"><text:span text:style-name="T129">Директива </text:span></text:span><text:span text:style-name="Source_20_Text"><text:span text:style-name="T134">#pragma omp parallel</text:span></text:span><text:span text:style-name="Source_20_Text"><text:span text:style-name="T136"> </text:span></text:span><text:span text:style-name="Source_20_Text"><text:span text:style-name="T139">створює групу з </text:span></text:span><text:span text:style-name="Source_20_Text"><text:span text:style-name="T134">N</text:span></text:span><text:span text:style-name="Source_20_Text"><text:span text:style-name="T139"> потоків. </text:span></text:span><text:span text:style-name="Source_20_Text"><text:span text:style-name="T134">N</text:span></text:span><text:span text:style-name="Source_20_Text"><text:span text:style-name="T139"> визначається під час виконання, загалом це кількість ядер процесора, але також можно задать </text:span></text:span><text:span text:style-name="Source_20_Text"><text:span text:style-name="T134">N</text:span></text:span><text:span text:style-name="Source_20_Text"><text:span text:style-name="T139"> вручну. </text:span></text:span><text:soft-page-break/><text:span text:style-name="Source_20_Text"><text:span text:style-name="T139">Кожен з потоків у групі виконує наступну за директивою команду (або блок команд, визначений в фігурних дужках). Після виконання, потоки “зливаються” в один.</text:span></text:span></text:p>
      <text:p text:style-name="P122"><text:span text:style-name="Source_20_Text"><text:span text:style-name="T140">Такий прозорий спосіб розмітки паралельної програми дозволяє мінімізувати написання коду для породження </text:span></text:span><text:span text:style-name="Source_20_Text"><text:span text:style-name="T135">N</text:span></text:span><text:span text:style-name="Source_20_Text"><text:span text:style-name="T140"> потоків, задання їм функції виконання та синхронізації закінчення їх виконання. В наслідок того, що така задача є поширеною, </text:span></text:span><text:span text:style-name="Source_20_Text"><text:span text:style-name="T135">OpenMP</text:span></text:span><text:span text:style-name="Source_20_Text"><text:span text:style-name="T140"> пропонує простий синтаксис для її вирішення.</text:span></text:span></text:p>
      <text:p text:style-name="P20"><text:span text:style-name="Source_20_Text"><text:span text:style-name="T142">Директива f</text:span></text:span><text:span text:style-name="Source_20_Text"><text:span text:style-name="T141">or</text:span></text:span></text:p>
      <text:p text:style-name="P123"><text:span text:style-name="Source_20_Text"><text:span text:style-name="T5">Директива </text:span></text:span><text:span text:style-name="Source_20_Text"><text:span text:style-name="T56">for</text:span></text:span><text:span text:style-name="Source_20_Text"><text:span text:style-name="T5"> розділяє цикл між поточною групою потоків, так що кожен потік у группі оброблює свою частину цикла. Таким чином, кожен потів оброблює свою частину цикла параллельно з усіма потоками. При цьому послідовність виконання ітерацій цикла дов</text:span></text:span><text:span text:style-name="Source_20_Text"><text:span text:style-name="T6">і</text:span></text:span><text:span text:style-name="Source_20_Text"><text:span text:style-name="T5">льна.</text:span></text:span></text:p>
      <text:p text:style-name="P123"><text:span text:style-name="Source_20_Text"><text:span text:style-name="T5">Важливо, що директива </text:span></text:span><text:span text:style-name="Source_20_Text"><text:span text:style-name="T56">#pragma omp</text:span></text:span><text:span text:style-name="Source_20_Text"><text:span text:style-name="T5"> лише делегує порції цикла різним потокам у поточній групі потоків. В момент запуска програми група з одиничного (головного) потока. Щоб створити нову групу потоків, необхідно використати ключове слово </text:span></text:span><text:span text:style-name="Source_20_Text"><text:span text:style-name="T56">parallel</text:span></text:span><text:span text:style-name="Source_20_Text"><text:span text:style-name="T5">.</text:span></text:span></text:p>
      <text:p text:style-name="P123"><text:span text:style-name="Source_20_Text"><text:span text:style-name="T5">Для того, щоб задати кількість потоків у групі, можна скористатись параметром </text:span></text:span><text:span text:style-name="Source_20_Text"><text:span text:style-name="T56">num_threads</text:span></text:span><text:span text:style-name="Source_20_Text"><text:span text:style-name="T5">.</text:span></text:span></text:p>
      <text:p text:style-name="P123"><text:span text:style-name="Source_20_Text"><text:span text:style-name="T5">В </text:span></text:span><text:span text:style-name="Source_20_Text"><text:span text:style-name="T56">OpenMP</text:span></text:span><text:span text:style-name="Source_20_Text"><text:span text:style-name="T5"> 2.5, ітераційна змінна цикла повинна бути типа </text:span></text:span><text:span text:style-name="Source_20_Text"><text:span text:style-name="T56">signed</text:span></text:span><text:span text:style-name="Source_20_Text"><text:span text:style-name="T5">. В </text:span></text:span><text:span text:style-name="Source_20_Text"><text:span text:style-name="T56">OpenMP</text:span></text:span><text:span text:style-name="Source_20_Text"><text:span text:style-name="T5"> 3.0 вона також може мати тип </text:span></text:span><text:span text:style-name="Source_20_Text"><text:span text:style-name="T56">unsigned integer,</text:span></text:span><text:span text:style-name="Source_20_Text"><text:span text:style-name="T5"> може бути вказівником або </text:span></text:span><text:span text:style-name="Source_20_Text"><text:span text:style-name="T56">constant-time random access</text:span></text:span><text:span text:style-name="Source_20_Text"><text:span text:style-name="T5"> ітератором. В останньому випадку, для визначення кількості ітерацій цикла буде використовуватись </text:span></text:span><text:span text:style-name="Source_20_Text"><text:span text:style-name="T56">std::distance()</text:span></text:span><text:span text:style-name="Source_20_Text"><text:span text:style-name="T5">.</text:span></text:span></text:p>
      <text:p text:style-name="P122"><text:span text:style-name="Source_20_Text"><text:span text:style-name="T6">Перевагою синтаксису </text:span></text:span><text:span text:style-name="Source_20_Text"><text:span text:style-name="T57">OpenMP</text:span></text:span><text:span text:style-name="Source_20_Text"><text:span text:style-name="T6"> для паралельного проходу цикла </text:span></text:span><text:span text:style-name="Source_20_Text"><text:span text:style-name="T7">є автоматичне розбиття ітерацій між наявною групою потоків. При цьому в коді модифікується тільки директиви, що призводить до того, що без </text:span></text:span><text:span text:style-name="Source_20_Text"><text:span text:style-name="T58">OpenMP</text:span></text:span><text:span text:style-name="Source_20_Text"><text:span text:style-name="T7">, отримуємо простий цикл, який працює таким самим чином проте без паралельності.</text:span></text:span></text:p>
      <text:p text:style-name="P19"><text:span text:style-name="Source_20_Text"><text:span text:style-name="T39">1</text:span></text:span><text:span text:style-name="Source_20_Text"><text:span text:style-name="T40">.2</text:span></text:span><text:span text:style-name="Source_20_Text"><text:span text:style-name="T39">.3. Планування</text:span></text:span></text:p>
      <text:p text:style-name="P121"><text:soft-page-break/><text:span text:style-name="Source_20_Text"><text:span text:style-name="T8">Програміст може контролювати то, яким чином потоки будуть завантажуватись роботою при обробці цикла. Існують декілька варіантів.</text:span></text:span></text:p>
      <text:p text:style-name="P121"><text:span text:style-name="Source_20_Text"><text:span text:style-name="T59">Static</text:span></text:span><text:span text:style-name="Source_20_Text"><text:span text:style-name="T8"> є варіантом за замовчуванням. Ще до входу в цикл кожний поток “знає”, які частини цикла від буде обробляти. </text:span></text:span><text:span text:style-name="Source_20_Text"><text:span text:style-name="T7">Такий варіант підходить, коли варіація часу виконання </text:span></text:span><text:span text:style-name="Source_20_Text"><text:span text:style-name="T9">частини ітерації одним потоком</text:span></text:span><text:span text:style-name="Source_20_Text"><text:span text:style-name="T7"> </text:span></text:span><text:span text:style-name="Source_20_Text"><text:span text:style-name="T9">мінімальна. При цьому балансування, яке проводить </text:span></text:span><text:span text:style-name="Source_20_Text"><text:span text:style-name="T60">OpenMP</text:span></text:span><text:span text:style-name="Source_20_Text"><text:span text:style-name="T9">, повністю задоволняє необхідність в ній. Цей варіант поширен настільки, що розробники </text:span></text:span><text:span text:style-name="Source_20_Text"><text:span text:style-name="T60">OpenMP</text:span></text:span><text:span text:style-name="Source_20_Text"><text:span text:style-name="T9"> зробили цю стратегію балансування за замовчуванням.</text:span></text:span></text:p>
      <text:p text:style-name="P121"><text:span text:style-name="Source_20_Text"><text:span text:style-name="T8">Використовуючи d</text:span></text:span><text:span text:style-name="Source_20_Text"><text:span text:style-name="T59">ynamic</text:span></text:span><text:span text:style-name="Source_20_Text"><text:span text:style-name="T8">, неможливо передбачити порядок, в якому ітерації <text:s/>цик</text:span></text:span><text:span text:style-name="Source_20_Text"><text:span text:style-name="T9">л</text:span></text:span><text:span text:style-name="Source_20_Text"><text:span text:style-name="T8">а будуть призначені потокам. </text:span></text:span><text:span text:style-name="Source_20_Text"><text:span text:style-name="T10">Кожен потік виконує вказану кількість ітерацій. Якщо це число не задане, за замовчуванням воно дорівнює 1. Після того, як потік завершить виконання заданих ітерацій, він переходить до наступного набору ітерацій. Так продовжується, поки не будуть пройдені всі ітерації. Останній набір ітерацій може бути меншим, </text:span></text:span><text:span text:style-name="Source_20_Text"><text:span text:style-name="T11">ніж заданий на початку. Такий варіант дуже корисний, коли різні ітерації цикла обраховуються різний час. Можна також вказати кількість ітерацій, після виконання яких поток “попросить” у </text:span></text:span><text:span text:style-name="Source_20_Text"><text:span text:style-name="T61">OpenMP</text:span></text:span><text:span text:style-name="Source_20_Text"><text:span text:style-name="T11"> наступні.</text:span></text:span></text:p>
      <text:p text:style-name="P120"><text:span text:style-name="Source_20_Text"><text:span text:style-name="T11">Існує також варіант </text:span></text:span><text:span text:style-name="Source_20_Text"><text:span text:style-name="T61">guided</text:span></text:span><text:span text:style-name="Source_20_Text"><text:span text:style-name="T11">. Він схожий на </text:span></text:span><text:span text:style-name="Source_20_Text"><text:span text:style-name="T61">dynamic</text:span></text:span><text:span text:style-name="Source_20_Text"><text:span text:style-name="T11">, проте розмір порції зменьшується експоненційно.</text:span></text:span><text:span text:style-name="Source_20_Text"><text:span text:style-name="T9"> Така стратегія упорядкування дозволяє боротись з проблемою, яка виникає, коли відношення потоків до ітерацій циклу велике. Тоді видатки на створення різних потоків перевищують дохід від розпаралелення. </text:span></text:span><text:span text:style-name="Source_20_Text"><text:span text:style-name="T12">Така стратегія схожа на тип алгоритмів “жадібні алгоритми”. Вона не гарантує найкраший результат, проте є оптимальною в багатьох випадках.</text:span></text:span></text:p>
      <text:p text:style-name="P120"><text:span text:style-name="Source_20_Text"><text:span text:style-name="T11">Динамічне та кероване планування добре підходять, коли при кожній ітерації виконується різні об’єми роботи або якщо процесори більш виробничими, ніж інші. При статичному плануванні немає способу, який дозволяє сбалансувати нагрузку на різні потоки. При динамічному та керованому плануванні нагрузка розподіляється автоматично — такова сама суть цих підходів. Як правило, при керованому плануванні </text:span></text:span><text:soft-page-break/><text:span text:style-name="Source_20_Text"><text:span text:style-name="T11">код виконується швидше, ніж при динамічному, в наслідок менших витрат на планування.</text:span></text:span></text:p>
      <text:p text:style-name="P18"><text:span text:style-name="Source_20_Text"><text:span text:style-name="T86">Ordering</text:span></text:span><text:span text:style-name="Source_20_Text"><text:span text:style-name="T41"> (впорядкування)</text:span></text:span></text:p>
      <text:p text:style-name="P119"><text:span text:style-name="Source_20_Text"><text:span text:style-name="T13">Порядок, в якому будуть обрабляти ітерації цикла непердбачуваним. Проте можливо “змусити” </text:span></text:span><text:span text:style-name="Source_20_Text"><text:span text:style-name="T62">OpenMP</text:span></text:span><text:span text:style-name="Source_20_Text"><text:span text:style-name="T13"> виконувати вирази в циклі в порядку. Для цього існує ключеве слово </text:span></text:span><text:span text:style-name="Source_20_Text"><text:span text:style-name="T62">ordered</text:span></text:span><text:span text:style-name="Source_20_Text"><text:span text:style-name="T14">[1].</text:span></text:span></text:p>
      <text:p text:style-name="P118"><text:span text:style-name="Source_20_Text"><text:span text:style-name="T12">Хоча більшість ітеративних задач є аккумулятивними, тобто такими, для яких немає різниці у порядку виконання ітерацій, існують <text:s/>і ті, що потребують порядку. Для задач таких, як сумування, множення, перетворення кожного елементу масиву таким чином, який не залежить від значень інших елементів масиву, видбір елементів масиву, що відповідають певному крітерію, немає різниці в порядку. Проте для копіювання масиву, створення нового масиву з зворотнім порядком, виводу в один і той же </text:span></text:span><text:span text:style-name="Source_20_Text"><text:span text:style-name="T63">stream</text:span></text:span><text:span text:style-name="Source_20_Text"><text:span text:style-name="T12"> грає роль порядок. Саме для таких задач є можливість вказання порядку для паралелювання цикла в </text:span></text:span><text:span text:style-name="Source_20_Text"><text:span text:style-name="T63">OpenMP</text:span></text:span><text:span text:style-name="Source_20_Text"><text:span text:style-name="T12">.</text:span></text:span></text:p>
      <text:p text:style-name="P17"><text:span text:style-name="Source_20_Text"><text:span text:style-name="T42">Директива </text:span></text:span><text:span text:style-name="Source_20_Text"><text:span text:style-name="T87">sections</text:span></text:span></text:p>
      <text:p text:style-name="P117"><text:span text:style-name="Source_20_Text"><text:span text:style-name="T15">Неітеративна паралельна конструкція. Визначає набір незалежних секцій кода (“кінечний паралелізм”). Секції відділяються друг від друга директивой. </text:span></text:span><text:span text:style-name="Source_20_Text"><text:span text:style-name="T16">На відміну від директиви </text:span></text:span><text:span text:style-name="Source_20_Text"><text:span text:style-name="T64">parallel </text:span></text:span><text:span text:style-name="Source_20_Text"><text:span text:style-name="T16">секції <text:s/>кода виконується не всіма потоками, а кожна секція виконується окрмемим потоком. Це гарна заміна використанню функції </text:span></text:span><text:span text:style-name="Source_20_Text"><text:span text:style-name="T64">OPM_GET_THREADS_NUM</text:span></text:span><text:span text:style-name="Source_20_Text"><text:span text:style-name="T16"> з конструкцією </text:span></text:span><text:span text:style-name="Source_20_Text"><text:span text:style-name="T64">switch</text:span></text:span><text:span text:style-name="Source_20_Text"><text:span text:style-name="T16">, яка теж дозволяє задати, що робить поток, основуючись на його номеру по порядку. Директива </text:span></text:span><text:span text:style-name="Source_20_Text"><text:span text:style-name="T64">sections </text:span></text:span><text:span text:style-name="Source_20_Text"><text:span text:style-name="T16">менш об’ємна, проте не залежить від кількості наявних потоків. Якщо </text:span></text:span><text:span text:style-name="Source_20_Text"><text:span text:style-name="T64">switch</text:span></text:span><text:span text:style-name="Source_20_Text"><text:span text:style-name="T16"> приймає у клаузи </text:span></text:span><text:span text:style-name="Source_20_Text"><text:span text:style-name="T64">case</text:span></text:span><text:span text:style-name="Source_20_Text"><text:span text:style-name="T16"> лише константні вирази, що говорить про те, що кількість потоків не можливо змінити динамічно, то </text:span></text:span><text:span text:style-name="Source_20_Text"><text:span text:style-name="T64">OpenMP </text:span></text:span><text:span text:style-name="Source_20_Text"><text:span text:style-name="T16">сам проводить розрахунок логіки, за якою розподіляються паралельні секція по потах. Це показує, що якщо потоків більше ніж секція або навпаки, </text:span></text:span><text:span text:style-name="Source_20_Text"><text:span text:style-name="T64">OpenMP</text:span></text:span><text:span text:style-name="Source_20_Text"><text:span text:style-name="T16"> має готовий алгоритм для таких ситуацій.</text:span></text:span></text:p>
      <text:p text:style-name="P16"><text:span text:style-name="Source_20_Text"><text:span text:style-name="T40">Директива </text:span></text:span><text:span text:style-name="Source_20_Text"><text:span text:style-name="T88">single</text:span></text:span></text:p>
      <text:p text:style-name="P117"><text:soft-page-break/><text:span text:style-name="Source_20_Text"><text:span text:style-name="T15">Визначає блок кода, який виконається тільки одним потоком (першим, який дійде до цього блока). </text:span></text:span><text:span text:style-name="Source_20_Text"><text:span text:style-name="T16">Така можливість дає змогу легко проводити ініціалізації різних структур або ресурсів. В деяких випадках повторна ініціалізація змінних може затерти результати, які вже були отримані іншим потоком. </text:span></text:span><text:span text:style-name="Source_20_Text"><text:span text:style-name="T17">Ще більш неприйнятна ситуація трапляється, коли ініціалізованою структурою не проста зміна типу число, буква, рядок чи флаг, а структурою є багаторозмірний масив, дерево чи масив, який потребує початкового сортування. Тоді обчислювальноємкі задачі будуть повторно витрачати час процесора, що є дуже неефективно. Ця неефективність походить від багатьох непотрібних обчислень, та існує неефективність, пов’язана з витратою великої кількості пам’яті. Якщо робота з одним і тим же зовнішним ресурсом, такими як файл, <text:s/>база даних, віддалений сервер, спричинятиме <text:s/>відкриття цього ресурса в кожному потоці, це призвиде до великої кількості відкритих дискрипторів в операційній системи, кожен з яких через паралельність може не закриватись або закриватись двічі. Саме ці проблеми вирішує директива </text:span></text:span><text:span text:style-name="Source_20_Text"><text:span text:style-name="T65">single</text:span></text:span><text:span text:style-name="Source_20_Text"><text:span text:style-name="T17">.</text:span></text:span></text:p>
      <text:p text:style-name="P16"><text:span text:style-name="Source_20_Text"><text:span text:style-name="T40">Явне керування розподіленням роботи</text:span></text:span></text:p>
      <text:p text:style-name="P117"><text:span text:style-name="Source_20_Text"><text:span text:style-name="T15">За допомогою функції </text:span></text:span><text:span text:style-name="Source_20_Text"><text:span text:style-name="T66">OMP_GET_THREAD_NUM</text:span></text:span><text:span text:style-name="Source_20_Text"><text:span text:style-name="T15"> та </text:span></text:span><text:span text:style-name="Source_20_Text"><text:span text:style-name="T66">OMP_GET_NUM_THREADS</text:span></text:span><text:span text:style-name="Source_20_Text"><text:span text:style-name="T15"> потік може визначити свій номер та загальну кількість потоків, а далі виконати свою частину роботи в залежності від свого номеру (цей підхід широко виспользується у програмах на базі інтерфейса).</text:span></text:span></text:p>
      <text:p text:style-name="P16"><text:span text:style-name="Source_20_Text"><text:span text:style-name="T40">Директиви синхронізації</text:span></text:span></text:p>
      <text:p text:style-name="P117"><text:span text:style-name="Source_20_Text"><text:span text:style-name="T66">Master — </text:span></text:span><text:span text:style-name="Source_20_Text"><text:span text:style-name="T15">визначає блок коду, який виконається тільки </text:span></text:span><text:span text:style-name="Source_20_Text"><text:span text:style-name="T66">master</text:span></text:span><text:span text:style-name="Source_20_Text"><text:span text:style-name="T15">-ом (нульовим потоком). </text:span></text:span><text:span text:style-name="Source_20_Text"><text:span text:style-name="T18">Ця директива схоже на директиву </text:span></text:span><text:span text:style-name="Source_20_Text"><text:span text:style-name="T67">single</text:span></text:span><text:span text:style-name="Source_20_Text"><text:span text:style-name="T18">, проте несе інший логічний зміст. Ця директива виконується нульовим потоком, тоже дії в серединні </text:span></text:span><text:span text:style-name="Source_20_Text"><text:span text:style-name="T19">блока коду повинні бути направленні на керування потоками, ніж на обчислення. До того ж на відміну від директиви </text:span></text:span><text:span text:style-name="Source_20_Text"><text:span text:style-name="T68">single</text:span></text:span><text:span text:style-name="Source_20_Text"><text:span text:style-name="T19"> код блока виконається раніше, бо нульовий потік в загальному випадку має менш задач ніж будь-який інший.</text:span></text:span></text:p>
      <text:p text:style-name="P117"><text:soft-page-break/><text:span text:style-name="Source_20_Text"><text:span text:style-name="T66">Critical</text:span></text:span><text:span text:style-name="Source_20_Text"><text:span text:style-name="T15"> — визначає критичну секцію, блок кода, яикй не повинен виконуватись одночасно двумя або більшою кількістю потоків. </text:span></text:span><text:span text:style-name="Source_20_Text"><text:span text:style-name="T19">Критична секція — розповсюджений паттерн паралельного програмування. ЇЇ реалізують різноманітними засобами: мьютексами, семафорами, моніторами. Розробники </text:span></text:span><text:span text:style-name="Source_20_Text"><text:span text:style-name="T68">OpenMP</text:span></text:span><text:span text:style-name="Source_20_Text"><text:span text:style-name="T19"> винесли цей паттерн в окрему абстракцію, що призвело до зручності написання коду: не потрібно створювати додаткові об’єкти, </text:span></text:span><text:span text:style-name="Source_20_Text"><text:span text:style-name="T68">OpenMP</text:span></text:span><text:span text:style-name="Source_20_Text"><text:span text:style-name="T19"> автоматизує цей процес.</text:span></text:span></text:p>
      <text:p text:style-name="P117"><text:span text:style-name="Source_20_Text"><text:span text:style-name="T66">Barrier</text:span></text:span><text:span text:style-name="Source_20_Text"><text:span text:style-name="T15"> — визначає точку бар’єрної синхронизації, в якій кожний потік чекає всіх інших. </text:span></text:span><text:span text:style-name="Source_20_Text"><text:span text:style-name="T20">Ця директива відіграє роль функції </text:span></text:span><text:span text:style-name="Source_20_Text"><text:span text:style-name="T69">join</text:span></text:span><text:span text:style-name="Source_20_Text"><text:span text:style-name="T20"> в моделі </text:span></text:span><text:span text:style-name="Source_20_Text"><text:span text:style-name="T69">fork/join</text:span></text:span><text:span text:style-name="Source_20_Text"><text:span text:style-name="T20">. При цьому </text:span></text:span><text:span text:style-name="Source_20_Text"><text:span text:style-name="T69">fork</text:span></text:span><text:span text:style-name="Source_20_Text"><text:span text:style-name="T20">-ом є початок паралельної секції. Такий елемент синхронізації є зручним для неідеально паралельних задач або поєднання двох паралельних задач так, щоб початок першого потоку другої задачі знаходився після кінця останього потоку першої задачі. Ця директива аналогічна послідовної об’яві двох паралельних секцій.</text:span></text:span></text:p>
      <text:p text:style-name="P104"><text:span text:style-name="Source_20_Text"><text:span text:style-name="T70">TaskWait</text:span></text:span><text:span text:style-name="Source_20_Text"><text:span text:style-name="T21"> — визначає очікування для закінчення задач потомків потоків, які були сгенеровані після початку поточної задачі.</text:span></text:span></text:p>
      <text:p text:style-name="P104"><text:span text:style-name="Source_20_Text"><text:span text:style-name="T21">Зважаючи на те, що конструкція </text:span></text:span><text:span text:style-name="Source_20_Text"><text:span text:style-name="T70">taskwait</text:span></text:span><text:span text:style-name="Source_20_Text"><text:span text:style-name="T21"> немає виразу мови </text:span></text:span><text:span text:style-name="Source_20_Text"><text:span text:style-name="T70">C</text:span></text:span><text:span text:style-name="Source_20_Text"><text:span text:style-name="T21">, як чистини </text:span></text:span><text:span text:style-name="Source_20_Text"><text:span text:style-name="T22">свого </text:span></text:span><text:span text:style-name="Source_20_Text"><text:span text:style-name="T21">синтаксису, </text:span></text:span><text:span text:style-name="Source_20_Text"><text:span text:style-name="T22">присутні деякі заборони для вибору місця використання у програмі. Директива </text:span></text:span><text:span text:style-name="Source_20_Text"><text:span text:style-name="T71">taskwait</text:span></text:span><text:span text:style-name="Source_20_Text"><text:span text:style-name="T22"> може бути розміщена тілька в точці, де вирази базової мови дозволені. Директива </text:span></text:span><text:span text:style-name="Source_20_Text"><text:span text:style-name="T71">taskwait</text:span></text:span><text:span text:style-name="Source_20_Text"><text:span text:style-name="T22"> не може бути використана в місці, яке слідує за виразами </text:span></text:span><text:span text:style-name="Source_20_Text"><text:span text:style-name="T71">if, while, do, switch</text:span></text:span><text:span text:style-name="Source_20_Text"><text:span text:style-name="T22"> або </text:span></text:span><text:span text:style-name="Source_20_Text"><text:span text:style-name="T71">label</text:span></text:span><text:span text:style-name="Source_20_Text"><text:span text:style-name="T22">.</text:span></text:span></text:p>
      <text:p text:style-name="P117"><text:span text:style-name="Source_20_Text"><text:span text:style-name="T66">Atomic</text:span></text:span><text:span text:style-name="Source_20_Text"><text:span text:style-name="T15"> — визначає змінну в лівій частині оператора “атомарного” </text:span></text:span><text:span text:style-name="Source_20_Text"><text:span text:style-name="T23">присвоювання, який повинен коректно оновлюватись декільками потоками. </text:span></text:span><text:span text:style-name="Source_20_Text"><text:span text:style-name="T24">Ця директива дозволяє замінити мьютекс, який потрібен був би для зміни змінної декільками потоками. Потрібно зважати на те, що </text:span></text:span><text:span text:style-name="Source_20_Text"><text:span text:style-name="T72">atomic</text:span></text:span><text:span text:style-name="Source_20_Text"><text:span text:style-name="T24"> змінні працюють повільніше за звичайні змінні. Це означає, що, якщо змінна у програмі не змінюється, то краще використовувати звичайні змінні.</text:span></text:span></text:p>
      <text:p text:style-name="P116"><text:span text:style-name="Source_20_Text"><text:span text:style-name="T73">Flush</text:span></text:span><text:span text:style-name="Source_20_Text"><text:span text:style-name="T23"> — явно визначає точку, в якій реалізації повинна забезпечувати однаковий вид пам’яті для всіх потоків. Неявно </text:span></text:span><text:span text:style-name="Source_20_Text"><text:span text:style-name="T73">FLUSH</text:span></text:span><text:span text:style-name="Source_20_Text"><text:span text:style-name="T23"> присутній в наступних директивах: </text:span></text:span><text:soft-page-break/><text:span text:style-name="Source_20_Text"><text:span text:style-name="T73">BARRIER, CRITICAL, END CRITICAL, END DO, END PARALLEL, END SECTIONS, END SINGLE, ORDERED, END ORDERED.</text:span></text:span></text:p>
      <text:p text:style-name="P116"><text:span text:style-name="Source_20_Text"><text:span text:style-name="T23">В цілях синхронизації можна також використовувати механізмом замків (</text:span></text:span><text:span text:style-name="Source_20_Text"><text:span text:style-name="T73">locks</text:span></text:span><text:span text:style-name="Source_20_Text"><text:span text:style-name="T23">).</text:span></text:span></text:p>
      <text:p text:style-name="P15"><text:span text:style-name="Source_20_Text"><text:span text:style-name="T43">1.</text:span></text:span><text:span text:style-name="Source_20_Text"><text:span text:style-name="T44">2</text:span></text:span><text:span text:style-name="Source_20_Text"><text:span text:style-name="T43">.</text:span></text:span><text:span text:style-name="Source_20_Text"><text:span text:style-name="T44">9.</text:span></text:span><text:span text:style-name="Source_20_Text"><text:span text:style-name="T43"> Класи змінних</text:span></text:span></text:p>
      <text:p text:style-name="P116"><text:span text:style-name="Source_20_Text"><text:span text:style-name="T23">В </text:span></text:span><text:span text:style-name="Source_20_Text"><text:span text:style-name="T73">OpenMP</text:span></text:span><text:span text:style-name="Source_20_Text"><text:span text:style-name="T23"> змінних у паралельних областях програми розділяються на два основних класа:</text:span></text:span></text:p>
      <text:p text:style-name="P116"><text:span text:style-name="Source_20_Text"><text:span text:style-name="T23">- </text:span></text:span><text:span text:style-name="Source_20_Text"><text:span text:style-name="T73">SHARED</text:span></text:span><text:span text:style-name="Source_20_Text"><text:span text:style-name="T23"> (загальні; з ім’ям А всі потоки бачать одну змінну) та</text:span></text:span></text:p>
      <text:p text:style-name="P116"><text:span text:style-name="Source_20_Text"><text:span text:style-name="T23">- </text:span></text:span><text:span text:style-name="Source_20_Text"><text:span text:style-name="T73">PRIVATE</text:span></text:span><text:span text:style-name="Source_20_Text"><text:span text:style-name="T23"> (приватні; з ім’ям А кожен потік бачить свою змінну).</text:span></text:span></text:p>
      <text:p text:style-name="P115"><text:span text:style-name="Source_20_Text"><text:span text:style-name="T23">Окремі правила визначають поведінку змінних при вході та виходів з паралельної області або паралельного цикла: </text:span></text:span><text:span text:style-name="Source_20_Text"><text:span text:style-name="T73">REDUCTION, </text:span></text:span><text:span text:style-name="Source_20_Text"><text:span text:style-name="T74">FIRSTPRIVATE, LASTPRIVATE, COPYIN</text:span></text:span><text:span text:style-name="Source_20_Text"><text:span text:style-name="T25">.</text:span></text:span></text:p>
      <text:p text:style-name="P115"><text:span text:style-name="Source_20_Text"><text:span text:style-name="T23">За замовчання</text:span></text:span><text:span text:style-name="Source_20_Text"><text:span text:style-name="T25">м,</text:span></text:span><text:span text:style-name="Source_20_Text"><text:span text:style-name="T23"> </text:span></text:span><text:span text:style-name="Source_20_Text"><text:span text:style-name="T25">всі </text:span></text:span><text:span text:style-name="Source_20_Text"><text:span text:style-name="T74">COMMON-</text:span></text:span><text:span text:style-name="Source_20_Text"><text:span text:style-name="T25">блоки, </text:span></text:span><text:span text:style-name="Source_20_Text"><text:span text:style-name="T26">а також змінні, які породжені поза паралельної області, при вході в цю область залишаються спільними (</text:span></text:span><text:span text:style-name="Source_20_Text"><text:span text:style-name="T75">SHARED</text:span></text:span><text:span text:style-name="Source_20_Text"><text:span text:style-name="T26">). Виключенням є змінні — лічильники ітерацій в циклі. Змінні, які породженні у паралельній області є приватними (</text:span></text:span><text:span text:style-name="Source_20_Text"><text:span text:style-name="T75">PRIVATE)</text:span></text:span><text:span text:style-name="Source_20_Text"><text:span text:style-name="T26">. Явно назначити клас змінних за замовченням можна за допомогою клаузи </text:span></text:span><text:span text:style-name="Source_20_Text"><text:span text:style-name="T75">DEFAULT.</text:span></text:span></text:p>
      <text:p text:style-name="P114"><text:span text:style-name="Source_20_Text"><text:span text:style-name="T75">SHARED — </text:span></text:span><text:span text:style-name="Source_20_Text"><text:span text:style-name="T26">використовується до змінних, які необхідно зробити спільними.</text:span></text:span></text:p>
      <text:p text:style-name="P114"><text:span text:style-name="Source_20_Text"><text:span text:style-name="T75">PRIVATE — </text:span></text:span><text:span text:style-name="Source_20_Text"><text:span text:style-name="T26">використовується до змінних, які необхідно зробити приватними. При вході в паралельну область для кожного потоку створюється окремий екземпляр змінної, який не має ніякого зв’язку з оригінаьною змінною поза паралельною областю.</text:span></text:span></text:p>
      <text:p text:style-name="P114"><text:span text:style-name="Source_20_Text"><text:span text:style-name="T75">THREADPRIVATE</text:span></text:span><text:span text:style-name="Source_20_Text"><text:span text:style-name="T26"> — використовується к </text:span></text:span><text:span text:style-name="Source_20_Text"><text:span text:style-name="T75">COMMON-</text:span></text:span><text:span text:style-name="Source_20_Text"><text:span text:style-name="T26">блокам, які необхідно зробити приватними. Директива повинна бути після кожної декларації </text:span></text:span><text:span text:style-name="Source_20_Text"><text:span text:style-name="T75">COMMON</text:span></text:span><text:span text:style-name="Source_20_Text"><text:span text:style-name="T26">-блока.</text:span></text:span></text:p>
      <text:p text:style-name="P113"><text:span text:style-name="Source_20_Text"><text:span text:style-name="T76">FIRSTPRIVATE — </text:span></text:span><text:span text:style-name="Source_20_Text"><text:span text:style-name="T27">приватні копії змінної при вході в паралельну область ініціалізуються значенням оригінаьної змінної.</text:span></text:span></text:p>
      <text:p text:style-name="P113"><text:span text:style-name="Source_20_Text"><text:span text:style-name="T76">LASTPRIVATE</text:span></text:span><text:span text:style-name="Source_20_Text"><text:span text:style-name="T27"> — після кінця паралельного цикла або блока паралельних секцій, потік, яка виконала останню ітерацію цикла або останню сецкію блока, оновлює значення оригінальної змінної.</text:span></text:span></text:p>
      <text:p text:style-name="P113"><text:soft-page-break/><text:span text:style-name="Source_20_Text"><text:span text:style-name="T76">REDUCATION(+ :A)</text:span></text:span><text:span text:style-name="Source_20_Text"><text:span text:style-name="T27"> — означає змінну, з якою в циклі проводиться </text:span></text:span><text:span text:style-name="Source_20_Text"><text:span text:style-name="T76">reduction</text:span></text:span><text:span text:style-name="Source_20_Text"><text:span text:style-name="T27">-операція (наприклад, сумування). При виході з цикла, данна операція проводиться над копіями змінної в усіх потоках, та результат присвоються оригінальной змінній.</text:span></text:span></text:p>
      <text:p text:style-name="P113"><text:span text:style-name="Source_20_Text"><text:span text:style-name="T76">COPYIN</text:span></text:span><text:span text:style-name="Source_20_Text"><text:span text:style-name="T27"> — застосовується к </text:span></text:span><text:span text:style-name="Source_20_Text"><text:span text:style-name="T76">COMMON</text:span></text:span><text:span text:style-name="Source_20_Text"><text:span text:style-name="T27">-блокам, які помічені як </text:span></text:span><text:span text:style-name="Source_20_Text"><text:span text:style-name="T76">THREADPRIVATE</text:span></text:span><text:span text:style-name="Source_20_Text"><text:span text:style-name="T27">. При вході в паралельну область приватні копії цих данних ініціалізуються оригінальними значеннями.</text:span></text:span></text:p>
      <text:p text:style-name="P14"><text:span text:style-name="Source_20_Text"><text:span text:style-name="T89">Runtime</text:span></text:span><text:span text:style-name="Source_20_Text"><text:span text:style-name="T45">-процедури та змінні середовища</text:span></text:span></text:p>
      <text:p text:style-name="P113"><text:span text:style-name="Source_20_Text"><text:span text:style-name="T27">В цілях створення середовища запуска паралельних програм, які можна перенести, в </text:span></text:span><text:span text:style-name="Source_20_Text"><text:span text:style-name="T76">OpenMP</text:span></text:span><text:span text:style-name="Source_20_Text"><text:span text:style-name="T27"> визначен ряд змінних середовища, які контролюють поведінку додатка.</text:span></text:span></text:p>
      <text:p text:style-name="P113"><text:span text:style-name="Source_20_Text"><text:span text:style-name="T27">В </text:span></text:span><text:span text:style-name="Source_20_Text"><text:span text:style-name="T76">OpenMP</text:span></text:span><text:span text:style-name="Source_20_Text"><text:span text:style-name="T27"> передбачен також набір бібліотечних процедур, які дозволяють:</text:span></text:span></text:p>
      <text:p text:style-name="P113"><text:span text:style-name="Source_20_Text"><text:span text:style-name="T27">- під час виконання контролювати та запитувати різні параметри, які визначають поведінку додатку (такі як кількість потоків та процесорів, можливість вкладеного паралелізма); процедури назначення параметрів мають пріоритет над відповід</text:span></text:span><text:span text:style-name="Source_20_Text"><text:span text:style-name="T28">ними змінними середи.</text:span></text:span></text:p>
      <text:p text:style-name="P112"><text:span text:style-name="Source_20_Text"><text:span text:style-name="T28">- використовувати синхронізацію на базі замків (</text:span></text:span><text:span text:style-name="Source_20_Text"><text:span text:style-name="T77">locks</text:span></text:span><text:span text:style-name="Source_20_Text"><text:span text:style-name="T28">).</text:span></text:span></text:p>
      <text:p text:style-name="P13"><text:span text:style-name="Source_20_Text"><text:span text:style-name="T46">Змінні середовища</text:span></text:span></text:p>
      <text:p text:style-name="P112"><text:span text:style-name="Source_20_Text"><text:span text:style-name="T77">OMP_SCHEDULE</text:span></text:span><text:span text:style-name="Source_20_Text"><text:span text:style-name="T28"> — визначає розподілення ітерацій в циклі, якщо в директиві </text:span></text:span><text:span text:style-name="Source_20_Text"><text:span text:style-name="T77">DO</text:span></text:span><text:span text:style-name="Source_20_Text"><text:span text:style-name="T28"> використана клауза </text:span></text:span><text:span text:style-name="Source_20_Text"><text:span text:style-name="T77">SCHEDULE(RUNTIME)</text:span></text:span><text:span text:style-name="Source_20_Text"><text:span text:style-name="T28">.</text:span></text:span></text:p>
      <text:p text:style-name="P112"><text:span text:style-name="Source_20_Text"><text:span text:style-name="T77">OMP_NUM_THREADS</text:span></text:span><text:span text:style-name="Source_20_Text"><text:span text:style-name="T28"> — визначає кількість потоків для виконання паралельних областей додатка.</text:span></text:span></text:p>
      <text:p text:style-name="P112"><text:span text:style-name="Source_20_Text"><text:span text:style-name="T77">OMP_DYNAMIC</text:span></text:span><text:span text:style-name="Source_20_Text"><text:span text:style-name="T28"> — дозволяє або забороняє динамічне зміну кількості потоків.</text:span></text:span></text:p>
      <text:p text:style-name="P112"><text:span text:style-name="Source_20_Text"><text:span text:style-name="T77">OMP_NESTED — </text:span></text:span><text:span text:style-name="Source_20_Text"><text:span text:style-name="T28">дозволяє або заюороняє вкладений паралелізм.</text:span></text:span></text:p>
      <text:p text:style-name="P13"><text:span text:style-name="Source_20_Text"><text:span text:style-name="T46">Процедури для контроля/запроса параметрів середовища виконання</text:span></text:span></text:p>
      <text:p text:style-name="P112"><text:span text:style-name="Source_20_Text"><text:span text:style-name="T77">OMP_SET_NUM_THREADS — </text:span></text:span><text:span text:style-name="Source_20_Text"><text:span text:style-name="T28">дозволяє назначити максимальну кількість потоків для використання в наступній паралельній області (якщо цю кількість дозволено динамічно змінювати). Визивається з послідовної області програми.</text:span></text:span></text:p>
      <text:p text:style-name="P112"><text:soft-page-break/><text:span text:style-name="Source_20_Text"><text:span text:style-name="T77">OMP_GET_MAX_THREADS</text:span></text:span><text:span text:style-name="Source_20_Text"><text:span text:style-name="T28"> — повертає максимальну кількість потоків.</text:span></text:span></text:p>
      <text:p text:style-name="P112"><text:span text:style-name="Source_20_Text"><text:span text:style-name="T77">OMP_GET_NUM_THREAD</text:span></text:span><text:span text:style-name="Source_20_Text"><text:span text:style-name="T28"> — повертає фактичне число потоків в паралельній області програми.</text:span></text:span></text:p>
      <text:p text:style-name="P112"><text:span text:style-name="Source_20_Text"><text:span text:style-name="T77">OMP_GET_NUM_PROCS</text:span></text:span><text:span text:style-name="Source_20_Text"><text:span text:style-name="T28"> — повертає кількість процесорів, які доступні додатку.</text:span></text:span></text:p>
      <text:p text:style-name="P112"><text:span text:style-name="Source_20_Text"><text:span text:style-name="T77">OMP_IN_PARALLEL</text:span></text:span><text:span text:style-name="Source_20_Text"><text:span text:style-name="T28"> — повертає </text:span></text:span><text:span text:style-name="Source_20_Text"><text:span text:style-name="T77">TRUE</text:span></text:span><text:span text:style-name="Source_20_Text"><text:span text:style-name="T28">, якщо викликана з паралельної області програми.</text:span></text:span></text:p>
      <text:p text:style-name="P112"><text:span text:style-name="Source_20_Text"><text:span text:style-name="T77">OMP_SET_SYNAMIC / OMP_GET_DYNAMIC</text:span></text:span><text:span text:style-name="Source_20_Text"><text:span text:style-name="T28"> — встановлює / запитує стан флага, який дозволяє динамічно змінювати кількість потоків.</text:span></text:span></text:p>
      <text:p text:style-name="P112"><text:span text:style-name="Source_20_Text"><text:span text:style-name="T77">OMP_GET_NESTED / OMP_SET_NESTED</text:span></text:span><text:span text:style-name="Source_20_Text"><text:span text:style-name="T28"> — встановлює / запитує стан флага, який дозволяє вкладений паралелізм.</text:span></text:span></text:p>
      <text:p text:style-name="P13"><text:span text:style-name="Source_20_Text"><text:span text:style-name="T46">Процедури синхронізації на базі замків</text:span></text:span></text:p>
      <text:p text:style-name="P112"><text:span text:style-name="Source_20_Text"><text:span text:style-name="T28">В якості замків використовується загальні змінні типа </text:span></text:span><text:span text:style-name="Source_20_Text"><text:span text:style-name="T77">INTEGER</text:span></text:span><text:span text:style-name="Source_20_Text"><text:span text:style-name="T28"> (розмір повинен бути достатнім для зберегання адреси). Данні змінні повині використовуватись тільки параметри примітивів синхронізації.</text:span></text:span></text:p>
      <text:p text:style-name="P112"><text:span text:style-name="Source_20_Text"><text:span text:style-name="T77">OMP_INIT_LOCK(var) / OMP_DESTROY_LOCK(var) — </text:span></text:span><text:span text:style-name="Source_20_Text"><text:span text:style-name="T28">ініціалізує замок, який пов’язан зі змінною var.</text:span></text:span></text:p>
      <text:p text:style-name="P112"><text:span text:style-name="Source_20_Text"><text:span text:style-name="T28">OMP_SET_LOCK — змушує потік, який викликав цю процедуру, дочекатись замка, а далі захоплює його.</text:span></text:span></text:p>
      <text:p text:style-name="P112"><text:span text:style-name="Source_20_Text"><text:span text:style-name="T77">OMP_UNSET_LOCK</text:span></text:span><text:span text:style-name="Source_20_Text"><text:span text:style-name="T28"> — звільняє за</text:span></text:span><text:span text:style-name="Source_20_Text"><text:span text:style-name="T29">м</text:span></text:span><text:span text:style-name="Source_20_Text"><text:span text:style-name="T28">ок, якщо він був захоплений потіком, який визвав цю процедуру.</text:span></text:span></text:p>
      <text:p text:style-name="P112"><text:span text:style-name="Source_20_Text"><text:span text:style-name="T77">OMP_TEST_LOCK — </text:span></text:span><text:span text:style-name="Source_20_Text"><text:span text:style-name="T28">пробує захопити вказаний замок. Якщо це неможливо, повертає </text:span></text:span><text:span text:style-name="Source_20_Text"><text:span text:style-name="T77">FALSE</text:span></text:span><text:span text:style-name="Source_20_Text"><text:span text:style-name="T28">.</text:span></text:span></text:p>
      <text:p text:style-name="P13"><text:span text:style-name="Source_20_Text"><text:span text:style-name="T46">1.</text:span></text:span><text:span text:style-name="Source_20_Text"><text:span text:style-name="T44">3</text:span></text:span><text:span text:style-name="Source_20_Text"><text:span text:style-name="T46">. Специфікація </text:span></text:span><text:span text:style-name="Source_20_Text"><text:span text:style-name="T90">OpenMPI для мов C/C++</text:span></text:span></text:p>
      <text:p text:style-name="P112"><text:span text:style-name="Source_20_Text"><text:span text:style-name="T28">Специфікація </text:span></text:span><text:span text:style-name="Source_20_Text"><text:span text:style-name="T77">OpenMP</text:span></text:span><text:span text:style-name="Source_20_Text"><text:span text:style-name="T28"> для мов </text:span></text:span><text:span text:style-name="Source_20_Text"><text:span text:style-name="T77">C/C++</text:span></text:span><text:span text:style-name="Source_20_Text"><text:span text:style-name="T28">, яка випущена на рік пізніше фортраної, містить в основному аналогічну функціональність.</text:span></text:span></text:p>
      <text:p text:style-name="P112"><text:span text:style-name="Source_20_Text"><text:span text:style-name="T28">Необхідно лише відмітити наступні моменти:</text:span></text:span></text:p>
      <text:p text:style-name="P112"><text:soft-page-break/><text:span text:style-name="Source_20_Text"><text:span text:style-name="T28">1) Замість спецкоментарів використовуються директиви компілятора “#pragma omp”.</text:span></text:span></text:p>
      <text:p text:style-name="P112"><text:span text:style-name="Source_20_Text"><text:span text:style-name="T28">2) Компілятор з підтримкою </text:span></text:span><text:span text:style-name="Source_20_Text"><text:span text:style-name="T77">OpenMP </text:span></text:span><text:span text:style-name="Source_20_Text"><text:span text:style-name="T28">визначає макрос </text:span></text:span><text:span text:style-name="Source_20_Text"><text:span text:style-name="T77">“_OPENMP”</text:span></text:span><text:span text:style-name="Source_20_Text"><text:span text:style-name="T28">, який може використовуватись для умовної компіляції окремих блоків, які характерні для паралельної версії програми.</text:span></text:span></text:p>
      <text:p text:style-name="P112"><text:span text:style-name="Source_20_Text"><text:span text:style-name="T28">3) Розпаралелення застосовується к </text:span></text:span><text:span text:style-name="Source_20_Text"><text:span text:style-name="T77">for</text:span></text:span><text:span text:style-name="Source_20_Text"><text:span text:style-name="T28">-циклам, для цього використовується директива </text:span></text:span><text:span text:style-name="Source_20_Text"><text:span text:style-name="T77">“#pragma omp for”</text:span></text:span><text:span text:style-name="Source_20_Text"><text:span text:style-name="T28">. В паралельних циклах забороняється використовувати оператор </text:span></text:span><text:span text:style-name="Source_20_Text"><text:span text:style-name="T77">break.</text:span></text:span></text:p>
      <text:p text:style-name="P112"><text:span text:style-name="Source_20_Text"><text:span text:style-name="T28">4) Статичні (</text:span></text:span><text:span text:style-name="Source_20_Text"><text:span text:style-name="T77">static</text:span></text:span><text:span text:style-name="Source_20_Text"><text:span text:style-name="T28">) змінні, які визначенні в паралельній області програми є спільними (</text:span></text:span><text:span text:style-name="Source_20_Text"><text:span text:style-name="T77">shared</text:span></text:span><text:span text:style-name="Source_20_Text"><text:span text:style-name="T28">).</text:span></text:span></text:p>
      <text:p text:style-name="P112"><text:span text:style-name="Source_20_Text"><text:span text:style-name="T77">5) </text:span></text:span><text:span text:style-name="Source_20_Text"><text:span text:style-name="T28">Пам’ять, яка виділена за допомогою </text:span></text:span><text:span text:style-name="Source_20_Text"><text:span text:style-name="T77">malloc()</text:span></text:span><text:span text:style-name="Source_20_Text"><text:span text:style-name="T28">, є спільною (проте вказівник на неї може бути, як спільним, так і приватним).</text:span></text:span></text:p>
      <text:p text:style-name="P112"><text:span text:style-name="Source_20_Text"><text:span text:style-name="T28">6) Типи та функції </text:span></text:span><text:span text:style-name="Source_20_Text"><text:span text:style-name="T77">OpenMP</text:span></text:span><text:span text:style-name="Source_20_Text"><text:span text:style-name="T28"> визначені в файлі </text:span></text:span><text:span text:style-name="Source_20_Text"><text:span text:style-name="T77">&lt;omp.h&gt;.</text:span></text:span></text:p>
      <text:p text:style-name="P112"><text:span text:style-name="Source_20_Text"><text:span text:style-name="T28">7) Крім звичайних, можливі також “вкладені” (</text:span></text:span><text:span text:style-name="Source_20_Text"><text:span text:style-name="T77">nested</text:span></text:span><text:span text:style-name="Source_20_Text"><text:span text:style-name="T28">) замки — замість логічних змінних використовуються цілі числа, та потік, яка вже захопила замок, при повторному захопленні може збільшити це число</text:span></text:span><text:span text:style-name="Source_20_Text"><text:span text:style-name="T14">[2].</text:span></text:span></text:p>
      <text:p text:style-name="P12"><text:span text:style-name="Source_20_Text"><text:span text:style-name="T47">1.4. Порівняння спільної та розподіленої пам’яті</text:span></text:span></text:p>
      <text:p text:style-name="P111"><text:span text:style-name="Source_20_Text"><text:span text:style-name="T14">Машини, що можуть проводити паралельни обчислення, можуть мати </text:span></text:span><text:span text:style-name="Source_20_Text"><text:span text:style-name="T30">різні типи пам’яті: розподілену та спільну.</text:span></text:span></text:p>
      <text:p text:style-name="P11"><text:span text:style-name="Source_20_Text"><text:span text:style-name="T48">Розподілена пам’ять</text:span></text:span></text:p>
      <text:p text:style-name="P110"><text:span text:style-name="Source_20_Text"><text:span text:style-name="T30">Цей тип характеризується такими ознаками:</text:span></text:span></text:p>
      <text:p text:style-name="P110"><text:span text:style-name="Source_20_Text"><text:span text:style-name="T30">- кожен процесор має свій адресний простір пам’яті.</text:span></text:span></text:p>
      <text:p text:style-name="P110"><text:span text:style-name="Source_20_Text"><text:span text:style-name="T30">- значення змінних незалжені. На одному процесорі </text:span></text:span><text:span text:style-name="Source_20_Text"><text:span text:style-name="T78">x</text:span></text:span><text:span text:style-name="Source_20_Text"><text:span text:style-name="T30"> може дорівнювати 2, і водночас в іншому — 3.</text:span></text:span></text:p>
      <text:p text:style-name="P110"><text:span text:style-name="Source_20_Text"><text:span text:style-name="T30">- приклади: кластера лінукс, </text:span></text:span><text:span text:style-name="Source_20_Text"><text:span text:style-name="T78">Blue Gene/L</text:span></text:span><text:span text:style-name="Source_20_Text"><text:span text:style-name="T30">.</text:span></text:span></text:p>
      <text:p text:style-name="P11"><text:span text:style-name="Source_20_Text"><text:span text:style-name="T48">Спільна пам’ять</text:span></text:span></text:p>
      <text:p text:style-name="P110"><text:span text:style-name="Source_20_Text"><text:span text:style-name="T30">Цей тип характерезується такими ознаками:</text:span></text:span></text:p>
      <text:p text:style-name="P110"><text:soft-page-break/><text:span text:style-name="Source_20_Text"><text:span text:style-name="T30">- також називається </text:span></text:span><text:span text:style-name="Source_20_Text"><text:span text:style-name="T78">Symmetric Multiprocessing (SMP)</text:span></text:span><text:span text:style-name="Source_20_Text"><text:span text:style-name="T30">.</text:span></text:span></text:p>
      <text:p text:style-name="P110"><text:span text:style-name="Source_20_Text"><text:span text:style-name="T30">- один адресний простір для всіх процесорів. Якщо один процесор присвоює </text:span></text:span><text:span text:style-name="Source_20_Text"><text:span text:style-name="T78">х</text:span></text:span><text:span text:style-name="Source_20_Text"><text:span text:style-name="T30"> значення 2, то </text:span></text:span><text:span text:style-name="Source_20_Text"><text:span text:style-name="T78">x</text:span></text:span><text:span text:style-name="Source_20_Text"><text:span text:style-name="T30"> дорівнює 2 на інших процесорах.</text:span></text:span></text:p>
      <text:p text:style-name="P110"><text:span text:style-name="Source_20_Text"><text:span text:style-name="T30">- приклади: </text:span></text:span><text:span text:style-name="Source_20_Text"><text:span text:style-name="T78">IBM p-series</text:span></text:span><text:span text:style-name="Source_20_Text"><text:span text:style-name="T30">, багатоядерні персональні комп’ютери.</text:span></text:span></text:p>
      <text:p text:style-name="P11"><text:span text:style-name="Source_20_Text"><text:span text:style-name="T48">Використання різних типів пам’яті</text:span></text:span></text:p>
      <text:p text:style-name="P110"><text:span text:style-name="Source_20_Text"><text:span text:style-name="T30">Декілька процесів: </text:span></text:span></text:p>
      <text:p text:style-name="P110"><text:span text:style-name="Source_20_Text"><text:span text:style-name="T30">- кожен процесор виконує незалежну задачу з його власним адресним пространстов пам’яті.</text:span></text:span></text:p>
      <text:p text:style-name="P110"><text:span text:style-name="Source_20_Text"><text:span text:style-name="T30">Декілька потоків:</text:span></text:span></text:p>
      <text:p text:style-name="P110"><text:span text:style-name="Source_20_Text"><text:span text:style-name="T30">- процес створює додаткові задачі (потоки) з тим самим адресним простором пам’яті[3].</text:span></text:span></text:p>
      <text:p text:style-name="P10"><text:span text:style-name="Source_20_Text"><text:span text:style-name="T49">1.5. Розмір стеку та прив’язка потоків</text:span></text:span></text:p>
      <text:p text:style-name="P9"><text:span text:style-name="Source_20_Text"><text:span text:style-name="T50">Розмір стеку</text:span></text:span></text:p>
      <text:p text:style-name="P109"><text:span text:style-name="Source_20_Text"><text:span text:style-name="T31">Стандарт </text:span></text:span><text:span text:style-name="Source_20_Text"><text:span text:style-name="T79">OpenMP</text:span></text:span><text:span text:style-name="Source_20_Text"><text:span text:style-name="T31"> не вказує об’єм пам’яті стеку, який має мати кожен потік. Саме тому </text:span></text:span><text:span text:style-name="Source_20_Text"><text:span text:style-name="T32">різні реалізації можуть мати різний розмір стеку.</text:span></text:span></text:p>
      <text:p text:style-name="P108"><text:span text:style-name="Source_20_Text"><text:span text:style-name="T32">За замовчуванням розмір стеку є досить малим. Для прикладу приведено розміри стеку та розмріи доступних масивів типу </text:span></text:span><text:span text:style-name="Source_20_Text"><text:span text:style-name="T80">double</text:span></text:span><text:span text:style-name="Source_20_Text"><text:span text:style-name="T32"> в табл. 1.5.1.</text:span></text:span><text:span text:style-name="Source_20_Text"><text:span text:style-name="T33">1</text:span></text:span><text:span text:style-name="Source_20_Text"><text:span text:style-name="T32">.</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33">Компілятор</text:p>
          </table:table-cell>
          <table:table-cell table:style-name="Table2.A1" office:value-type="string">
            <text:p text:style-name="P32">Приблизний розмір стеку</text:p>
          </table:table-cell>
          <table:table-cell table:style-name="Table2.C1" office:value-type="string">
            <text:p text:style-name="P32">Приблизний розмір масиву</text:p>
          </table:table-cell>
        </table:table-row>
        <table:table-row>
          <table:table-cell table:style-name="Table2.A2" office:value-type="string">
            <text:p text:style-name="P31">Linux icc, ifort</text:p>
          </table:table-cell>
          <table:table-cell table:style-name="Table2.A2" office:value-type="string">
            <text:p text:style-name="P30">4 <text:span text:style-name="T93">MB</text:span></text:p>
          </table:table-cell>
          <table:table-cell table:style-name="Table2.C2" office:value-type="string">
            <text:p text:style-name="P30">700 x 700</text:p>
          </table:table-cell>
        </table:table-row>
        <table:table-row>
          <table:table-cell table:style-name="Table2.A2" office:value-type="string">
            <text:p text:style-name="P31">Linux pgcc, pgf90</text:p>
          </table:table-cell>
          <table:table-cell table:style-name="Table2.A2" office:value-type="string">
            <text:p text:style-name="P30">8 <text:span text:style-name="T93">MB</text:span></text:p>
          </table:table-cell>
          <table:table-cell table:style-name="Table2.C2" office:value-type="string">
            <text:p text:style-name="P30">1000 x 1000</text:p>
          </table:table-cell>
        </table:table-row>
        <table:table-row>
          <table:table-cell table:style-name="Table2.A2" office:value-type="string">
            <text:p text:style-name="P31">Linux gcc, gfortran</text:p>
          </table:table-cell>
          <table:table-cell table:style-name="Table2.A2" office:value-type="string">
            <text:p text:style-name="P30">2 <text:span text:style-name="T93">MB</text:span></text:p>
          </table:table-cell>
          <table:table-cell table:style-name="Table2.C2" office:value-type="string">
            <text:p text:style-name="P30">500 x 500</text:p>
          </table:table-cell>
        </table:table-row>
      </table:table>
      <text:p text:style-name="P107"><text:span text:style-name="Source_20_Text"><text:span text:style-name="T32">Табл. 1.5.1.</text:span></text:span><text:span text:style-name="Source_20_Text"><text:span text:style-name="T33">1</text:span></text:span></text:p>
      <text:p text:style-name="P85"><text:span text:style-name="Source_20_Text"><text:span text:style-name="T32">Потоки, які використають повністю їх стек, мають непердбачену поведінку. Вони можуть завершитись з помилкою </text:span></text:span><text:span text:style-name="Source_20_Text"><text:span text:style-name="T80">seg fault</text:span></text:span><text:span text:style-name="Source_20_Text"><text:span text:style-name="T32">, а можуть і ні. Додаток загалом може продовжувати роботу навіть попри те, що данні спотворено.</text:span></text:span></text:p>
      <text:p text:style-name="P85"><text:span text:style-name="Source_20_Text"><text:span text:style-name="T32">Статично злінкований код може бути опорною причиною для подальших меж об’єму стека.</text:span></text:span></text:p>
      <text:p text:style-name="P85"><text:soft-page-break/><text:span text:style-name="Source_20_Text"><text:span text:style-name="T32">Також обмеження поточного користувача можуть зменшити розмір стека.</text:span></text:span></text:p>
      <text:p text:style-name="P84"><text:span text:style-name="Source_20_Text"><text:span text:style-name="T33">Якщо реалізація</text:span></text:span><text:span text:style-name="Source_20_Text"><text:span text:style-name="T81"> OpenMP </text:span></text:span><text:span text:style-name="Source_20_Text"><text:span text:style-name="T33">підтримує стандарт </text:span></text:span><text:span text:style-name="Source_20_Text"><text:span text:style-name="T81">OpenMP </text:span></text:span><text:span text:style-name="Source_20_Text"><text:span text:style-name="T33">3.0, можливо використати </text:span></text:span><text:span text:style-name="Source_20_Text"><text:span text:style-name="T81">OMP_STACKSIZE</text:span></text:span><text:span text:style-name="Source_20_Text"><text:span text:style-name="T33"> змінну середовища для того, щоб задати розмір стеку для кожного потоку перед виконанням програми. Наприклад:</text:span></text:span></text:p>
      <text:p text:style-name="P84"><text:span text:style-name="Source_20_Text"><text:span text:style-name="T33">- </text:span></text:span><text:span text:style-name="Source_20_Text"><text:span text:style-name="T81">setenv OMP_STACKSIZE 2000500B</text:span></text:span></text:p>
      <text:p text:style-name="P84"><text:span text:style-name="Source_20_Text"><text:span text:style-name="T81">- setenv OMP_STACKSIZE “300 k “</text:span></text:span></text:p>
      <text:p text:style-name="P84"><text:span text:style-name="Source_20_Text"><text:span text:style-name="T81">- setenv OMP_STACKSIZE 10M</text:span></text:span></text:p>
      <text:p text:style-name="P84"><text:span text:style-name="Source_20_Text"><text:span text:style-name="T81">- setenv OMP_STACKSIZE “ 10 M “</text:span></text:span></text:p>
      <text:p text:style-name="P84"><text:span text:style-name="Source_20_Text"><text:span text:style-name="T81">- setenv OMP_STACKSIZE “20 m “</text:span></text:span></text:p>
      <text:p text:style-name="P84"><text:span text:style-name="Source_20_Text"><text:span text:style-name="T81">- setenv OMP_STACKSIZE “ 1G”</text:span></text:span></text:p>
      <text:p text:style-name="P84"><text:span text:style-name="Source_20_Text"><text:span text:style-name="T81">- setenv OMP_STACKSIZE 20000</text:span></text:span></text:p>
      <text:p text:style-name="P8"><text:span text:style-name="Source_20_Text"><text:span text:style-name="T50">Прив’язка потоків</text:span></text:span></text:p>
      <text:p text:style-name="P84"><text:span text:style-name="Source_20_Text"><text:span text:style-name="T33">В деяких випадках програма працює краще, якщо потоки прив’язані до процсорів/ядер.</text:span></text:span></text:p>
      <text:p text:style-name="P84"><text:span text:style-name="Source_20_Text"><text:span text:style-name="T33">“Прив’язка” потоку до процесора означає, що потік буде запланован операційною системою завжди запускатись на тому ж самому процесорі. Інакше, потоки можуть бути заплановані виконуватись на будь-якому процесорі та “скакати” між процесорами з кожним інтервалом часу.</text:span></text:span></text:p>
      <text:p text:style-name="P84"><text:span text:style-name="Source_20_Text"><text:span text:style-name="T33">Також це називається “потокова близькість” або “процесорна близкість”.</text:span></text:span></text:p>
      <text:p text:style-name="P84"><text:span text:style-name="Source_20_Text"><text:span text:style-name="T33">Прив’зка потоків до процесорів може привести до кращою утилізації кешей, що призвиде до зменшення дорогого доступу до пам’яті. Це головна мотивація для прив’язки потоків до процесорів.</text:span></text:span></text:p>
      <text:p text:style-name="P84"><text:span text:style-name="Source_20_Text"><text:span text:style-name="T33">Зважаючи на платформу, операційну систему, компілятор та </text:span></text:span><text:span text:style-name="Source_20_Text"><text:span text:style-name="T81">OpenMP</text:span></text:span><text:span text:style-name="Source_20_Text"><text:span text:style-name="T33"> реалізацію, прив’язка потоків до процесорів може бути зроблена декількома різними шляхами.</text:span></text:span></text:p>
      <text:p text:style-name="P84"><text:span text:style-name="Source_20_Text"><text:span text:style-name="T81">OpenMP 3.1 API</text:span></text:span><text:span text:style-name="Source_20_Text"><text:span text:style-name="T33"> впроваджує змінні середовища для ввімкнення або вимкнення процесорної прив’язки. Наприклад:</text:span></text:span></text:p>
      <text:p text:style-name="P84"><text:span text:style-name="Source_20_Text"><text:span text:style-name="T91">setenv OMP_PROC_BIND TRUE</text:span></text:span></text:p>
      <text:p text:style-name="P84"><text:soft-page-break/><text:span text:style-name="Source_20_Text"><text:span text:style-name="T91">setenv OMP_PROC_BIND FALSE</text:span></text:span></text:p>
      <text:p text:style-name="P84"><text:span text:style-name="Source_20_Text"><text:span text:style-name="T33">На більшом високому рівні абстракії до процесорів можуть прив’язуватись процеси замість потоків.</text:span></text:span></text:p>
      <text:p text:style-name="P8"><text:span text:style-name="Source_20_Text"><text:span text:style-name="T50">1.6. Нагляд, налагодження та інструменти аналізу </text:span></text:span><text:span text:style-name="Source_20_Text"><text:span text:style-name="T51">ефективності для </text:span></text:span><text:span text:style-name="Source_20_Text"><text:span text:style-name="T92">OpenMP</text:span></text:span></text:p>
      <text:p text:style-name="P7"><text:span text:style-name="Source_20_Text"><text:span text:style-name="T51">Нагяд та налогодження потоків</text:span></text:span></text:p>
      <text:p text:style-name="P82"><text:span text:style-name="Source_20_Text"><text:span text:style-name="T34">Налагоджувачі різняться в їхній здібності оброблювати потоки. </text:span></text:span><text:span text:style-name="Source_20_Text"><text:span text:style-name="T82">TotalView debugger</text:span></text:span><text:span text:style-name="Source_20_Text"><text:span text:style-name="T34"> є рекомендованим налагоджувачем для паралельних програм. Він добре підходить водночас і для наглядом та налагодженням поточних програм.</text:span></text:span></text:p>
      <text:p text:style-name="P82"><text:span text:style-name="Source_20_Text"><text:span text:style-name="T82">TotalView</text:span></text:span><text:span text:style-name="Source_20_Text"><text:span text:style-name="T34"> має такі елементи:</text:span></text:span></text:p>
      <text:list xml:id="list4098457994141696471" text:style-name="L1">
        <text:list-item>
          <text:p text:style-name="P81"><text:span text:style-name="Source_20_Text"><text:span text:style-name="T34">Панель st</text:span></text:span><text:span text:style-name="Source_20_Text"><text:span text:style-name="T82">ack trace</text:span></text:span><text:span text:style-name="Source_20_Text"><text:span text:style-name="T34"> головного потоку.</text:span></text:span></text:p>
        </text:list-item>
        <text:list-item>
          <text:p text:style-name="P81"><text:span text:style-name="Source_20_Text"><text:span text:style-name="T34">Панель для розрізнення процесів/потоків.</text:span></text:span></text:p>
        </text:list-item>
        <text:list-item>
          <text:p text:style-name="P81"><text:span text:style-name="Source_20_Text"><text:span text:style-name="T34">Панель stack frame</text:span></text:span><text:span text:style-name="Source_20_Text"><text:span text:style-name="T82"> </text:span></text:span><text:span text:style-name="Source_20_Text"><text:span text:style-name="T34">головного потоку для показу спільних змінних.</text:span></text:span></text:p>
        </text:list-item>
        <text:list-item>
          <text:p text:style-name="P81"><text:span text:style-name="Source_20_Text"><text:span text:style-name="T34">Панель для показу </text:span></text:span><text:span text:style-name="Source_20_Text"><text:span text:style-name="T82">stack trace</text:span></text:span><text:span text:style-name="Source_20_Text"><text:span text:style-name="T34"> для неголовних потоків.</text:span></text:span></text:p>
        </text:list-item>
        <text:list-item>
          <text:p text:style-name="P81"><text:span text:style-name="Source_20_Text"><text:span text:style-name="T34">Панель </text:span></text:span><text:span text:style-name="Source_20_Text"><text:span text:style-name="T82">stack frame</text:span></text:span><text:span text:style-name="Source_20_Text"><text:span text:style-name="T34"> для неголовних потоків.</text:span></text:span></text:p>
        </text:list-item>
        <text:list-item>
          <text:p text:style-name="P81"><text:span text:style-name="Source_20_Text"><text:span text:style-name="T34">Головне вікно, яке показує всі потоки.</text:span></text:span></text:p>
        </text:list-item>
        <text:list-item>
          <text:p text:style-name="P81"><text:span text:style-name="Source_20_Text"><text:span text:style-name="T34">Панель потоків, яка показує всі потоки та обраний потік.</text:span></text:span></text:p>
        </text:list-item>
      </text:list>
      <text:p text:style-name="P83"><text:span text:style-name="Source_20_Text"><text:span text:style-name="T34">Команда </text:span></text:span><text:span text:style-name="Source_20_Text"><text:span text:style-name="T82">ps</text:span></text:span><text:span text:style-name="Source_20_Text"><text:span text:style-name="T34"> в лінукс забезпечує деякі </text:span></text:span><text:span text:style-name="Source_20_Text"><text:span text:style-name="T35">прапори для просмотру інформації потоку. Деякі приклади наведено нижче:</text:span></text:span></text:p>
      <text:p text:style-name="P83"><text:span text:style-name="Source_20_Text"><text:span text:style-name="T84">% ps -Lf</text:span></text:span></text:p>
      <text:p text:style-name="KPI_20_text"><text:span text:style-name="Source_20_Text"><text:span text:style-name="T143">UID<text:tab/> PID<text:tab/> PPID LWP <text:s/>C<text:tab/>NLWP STIME TTY <text:s/>TIME<text:tab/> CMD</text:span></text:span></text:p>
      <text:p text:style-name="P87">blaise<text:tab/> <text:s/>22529 28240 22529 <text:s/>0 <text:s text:c="2"/>5 <text:s text:c="9"/>11:31 <text:s text:c="4"/>pts/53 <text:s/>00:00:00 a.out</text:p>
      <text:p text:style-name="P87">blaise <text:s text:c="2"/>22529 28240 22530 99 <text:s/>5 <text:s text:c="9"/>11:31 <text:s text:c="4"/>pts/53 <text:s/>00:01:24 a.out</text:p>
      <text:p text:style-name="P87">blaise <text:s text:c="2"/>22529 28240 22531 99 <text:s/>5 <text:s text:c="9"/>11:31 <text:s text:c="4"/>pts/53 <text:s/>00:01:24 a.out</text:p>
      <text:p text:style-name="P87">blaise <text:s text:c="2"/>22529 28240 22532 99 <text:s/>5 <text:s text:c="9"/>11:31 <text:s text:c="4"/>pts/53 <text:s/>00:01:24 a.out</text:p>
      <text:p text:style-name="P87">blaise <text:s text:c="2"/>22529 28240 22533 99 <text:s/>5 <text:s text:c="9"/>11:31 <text:s text:c="4"/>pts/53 <text:s/>00:01:24 a.out</text:p>
      <text:p text:style-name="KPI_20_text"><text:span text:style-name="Source_20_Text"><text:span text:style-name="T143">% </text:span></text:span><text:span text:style-name="Source_20_Text"><text:span text:style-name="T131">ps -T</text:span></text:span></text:p>
      <text:p text:style-name="KPI_20_text"><text:span text:style-name="Source_20_Text"><text:span text:style-name="T54">P</text:span></text:span><text:span text:style-name="Source_20_Text"><text:span text:style-name="T55">ID <text:s/>SPID TTY <text:s/>TIME <text:s text:c="2"/>CMD</text:span></text:span></text:p>
      <text:p text:style-name="P87"><text:soft-page-break/>22529 <text:s/>22529 <text:s/>pts/53 <text:s text:c="2"/>00:00:00 <text:s/>a.out</text:p>
      <text:p text:style-name="P87">22529 <text:s/>22530 <text:s/>pts/53 <text:s text:c="2"/>00:01:49 <text:s/>a.out</text:p>
      <text:p text:style-name="P87">22529 <text:s/>22531 <text:s/>pts/53 <text:s text:c="2"/>00:01:49 <text:s/>a.out</text:p>
      <text:p text:style-name="P87">22529 <text:s/>22532 <text:s/>pts/53 <text:s text:c="2"/>00:01:49 <text:s/>a.out</text:p>
      <text:p text:style-name="P87">22529 <text:s/>22533 <text:s/>pts/53 <text:s text:c="2"/>00:01:49 <text:s/>a.out</text:p>
      <text:p text:style-name="KPI_20_text"><text:span text:style-name="Source_20_Text"><text:span text:style-name="T132">% </text:span></text:span><text:span text:style-name="Source_20_Text"><text:span text:style-name="T131">ps -Lm</text:span></text:span></text:p>
      <text:p text:style-name="KPI_20_text"><text:span text:style-name="Source_20_Text"><text:span text:style-name="T143">PID <text:s/>LWP <text:s text:c="2"/>TTY <text:s text:c="2"/>TIME <text:s text:c="4"/>CMD</text:span></text:span></text:p>
      <text:p text:style-name="P88">22529 <text:s text:c="2"/><text:span text:style-name="T108">-</text:span> <text:s text:c="10"/>pts/53 <text:s text:c="3"/>00:18:56 <text:s text:c="7"/>a.out</text:p>
      <text:p text:style-name="P86">- <text:s text:c="3"/>22529 - <text:s text:c="4"/>00:00:00 -</text:p>
      <text:p text:style-name="P86">- <text:s text:c="3"/>22530 - <text:s text:c="4"/>00:04:44 -</text:p>
      <text:p text:style-name="P86">- <text:s text:c="3"/>22531 - <text:s text:c="4"/>00:04:44 -</text:p>
      <text:p text:style-name="P86">- <text:s text:c="3"/>22532 - <text:s text:c="4"/>00:04:44 -</text:p>
      <text:p text:style-name="P86">- <text:s text:c="3"/>22533 - <text:s text:c="4"/>00:04:44 -</text:p>
      <text:p text:style-name="P106"><text:span text:style-name="Source_20_Text"><text:span text:style-name="T144">Кластера лінукс також забезпечують </text:span></text:span><text:span text:style-name="Source_20_Text"><text:span text:style-name="T145">команду </text:span></text:span><text:span text:style-name="Source_20_Text"><text:span text:style-name="T133">top</text:span></text:span><text:span text:style-name="Source_20_Text"><text:span text:style-name="T138"> для нагяду за процесами на елементі кластера. Якщо використовувати флаг </text:span></text:span><text:span text:style-name="Source_20_Text"><text:span text:style-name="T133">-H</text:span></text:span><text:span text:style-name="Source_20_Text"><text:span text:style-name="T138">, потоки, які містяться у данному процесі.</text:span></text:span></text:p>
      <text:p text:style-name="P6"><text:span text:style-name="Source_20_Text"><text:span text:style-name="T52">Інструмент для аналізу ефективності</text:span></text:span></text:p>
      <text:p text:style-name="P105"><text:span text:style-name="Source_20_Text"><text:span text:style-name="T38">Є великиа кількість інструментів для аналізу ефективності, які можна використати з </text:span></text:span><text:span text:style-name="Source_20_Text"><text:span text:style-name="T85">OpenMP</text:span></text:span><text:span text:style-name="Source_20_Text"><text:span text:style-name="T38">. Приклади наведено нижче:</text:span></text:span></text:p>
      <text:p text:style-name="P105"><text:span text:style-name="Source_20_Text"><text:span text:style-name="T38">- </text:span></text:span><text:span text:style-name="Source_20_Text"><text:span text:style-name="T85">Open | SpeedShop</text:span></text:span></text:p>
      <text:p text:style-name="P105"><text:span text:style-name="Source_20_Text"><text:span text:style-name="T85">- TAU</text:span></text:span></text:p>
      <text:p text:style-name="P105"><text:span text:style-name="Source_20_Text"><text:span text:style-name="T85">- PAPI</text:span></text:span></text:p>
      <text:p text:style-name="P105"><text:span text:style-name="Source_20_Text"><text:span text:style-name="T85">- Intel Vtune Amplifier</text:span></text:span></text:p>
      <text:p text:style-name="P105"><text:span text:style-name="Source_20_Text"><text:span text:style-name="T85">- ThreadSpotter</text:span></text:span><text:span text:style-name="Source_20_Text"><text:span text:style-name="T21">[5]</text:span></text:span></text:p>
      <text:p text:style-name="P104"><text:span text:style-name="Source_20_Text"><text:span text:style-name="T21"/></text:span></text:p>
      <text:p text:style-name="P5"><text:span text:style-name="Source_20_Text"><text:span text:style-name="T53">Висновки:</text:span></text:span></text:p>
      <text:p text:style-name="P103"><text:soft-page-break/><text:span text:style-name="Source_20_Text"><text:span text:style-name="T36">1. Виконан аналіз засобів написання програм, які використовують паралельну систему обчислення, за допомогою библіотеки </text:span></text:span><text:span text:style-name="Source_20_Text"><text:span text:style-name="T83">OpenMP</text:span></text:span><text:span text:style-name="Source_20_Text"><text:span text:style-name="T36">. Показано, що паралельність програм досягається за рахунок використання директив </text:span></text:span><text:span text:style-name="Source_20_Text"><text:span text:style-name="T83">#pragma omp</text:span></text:span><text:span text:style-name="Source_20_Text"><text:span text:style-name="T36">, що дозволяє компілювати код програми, який написан для паралельного виконаня, з компілятором, який не підтримує </text:span></text:span><text:span text:style-name="Source_20_Text"><text:span text:style-name="T83">OpenMP</text:span></text:span><text:span text:style-name="Source_20_Text"><text:span text:style-name="T36">, проте з утратою паралельності.</text:span></text:span></text:p>
      <text:p text:style-name="P103"><text:span text:style-name="Source_20_Text"><text:span text:style-name="T36">2. Розглянуто директиви </text:span></text:span><text:span text:style-name="Source_20_Text"><text:span text:style-name="T37">для розпаралелення циклів та директиви для балансування навантаження при цьому. Показано, що різні задачі потребують різних стратегій навантаження: статичної, динамочної або керованої.</text:span></text:span></text:p>
      <text:p text:style-name="P102"><text:span text:style-name="Source_20_Text"><text:span text:style-name="T37">3. Розглянуто типи змінних в залежності від їх поведінки у різних потоках. Показано, що зміна типу змінної за допомогою спеціальних директив може змістовно змінити роботу програми.</text:span></text:span></text:p>
      <text:p text:style-name="P102"><text:span text:style-name="Source_20_Text"><text:span text:style-name="T37">4. Проведено аналіз систем з спільною пам’яттю та розподіленою. Показано, що використання кожного типа на відповіному йому рівні краще за використання тільки одного типу пам’ятті.</text:span></text:span></text:p>
      <text:p text:style-name="P100"><text:span text:style-name="Source_20_Text"><text:span text:style-name="T22">5. Наведені приклади інструментів для роботи за паралельними програми. Показано, які засоби є можливи для аналізу роботи потоків. Наведено приклади використання цих інструментів.</text:span></text:span></text:p>
      <text:h text:style-name="P80" text:outline-level="1"><text:span text:style-name="Source_20_Text"><text:span text:style-name="T152">РОЗДІЛ</text:span></text:span><text:span text:style-name="Source_20_Text"><text:span text:style-name="T150"> 2. <text:s/></text:span></text:span><text:span text:style-name="Source_20_Text"><text:span text:style-name="T151">РОЗРОБКА ПРОГРАМИ <text:s/>ПРГ1 ДЛЯ ПКС ОП</text:span></text:span></text:h>
      <text:p text:style-name="P22"><text:span text:style-name="Source_20_Text"><text:span text:style-name="T153">2.1. Розробка паралельного </text:span></text:span><text:span text:style-name="Source_20_Text"><text:span text:style-name="T154">математичного алгоритму.</text:span></text:span></text:p>
      <text:list xml:id="list942582092128687948" text:style-name="L3">
        <text:list-item>
          <text:p text:style-name="P125"><text:span text:style-name="Source_20_Text"><text:span text:style-name="T155"><draw:frame draw:style-name="fr1" draw:name="Object2" text:anchor-type="as-char" svg:y="-0.152in" svg:width="0.9362in" svg:height="0.2126in" draw:z-index="1"><draw:object xlink:href="./Object 2" xlink:type="simple" xlink:show="embed" xlink:actuate="onLoad"/><draw:image xlink:href="./ObjectReplacements/Object 2" xlink:type="simple" xlink:show="embed" xlink:actuate="onLoad"/></draw:frame></text:span></text:span></text:p>
        </text:list-item>
        <text:list-item>
          <text:p text:style-name="P125"><text:span text:style-name="Source_20_Text"><text:span text:style-name="T155"><draw:frame draw:style-name="fr1" draw:name="Object5" text:anchor-type="as-char" svg:y="-0.152in" svg:width="0.8575in" svg:height="0.2134in" draw:z-index="4"><draw:object xlink:href="./Object 5" xlink:type="simple" xlink:show="embed" xlink:actuate="onLoad"/><draw:image xlink:href="./ObjectReplacements/Object 5" xlink:type="simple" xlink:show="embed" xlink:actuate="onLoad"/><svg:desc>formula</svg:desc></draw:frame></text:span></text:span></text:p>
        </text:list-item>
        <text:list-item>
          <text:p text:style-name="P125"><text:span text:style-name="Source_20_Text"><text:span text:style-name="T155"><draw:frame draw:style-name="fr1" draw:name="Object3" text:anchor-type="as-char" svg:y="-0.152in" svg:width="1.4508in" svg:height="0.2134in" draw:z-index="2"><draw:object xlink:href="./Object 3" xlink:type="simple" xlink:show="embed" xlink:actuate="onLoad"/><draw:image xlink:href="./ObjectReplacements/Object 3" xlink:type="simple" xlink:show="embed" xlink:actuate="onLoad"/><svg:desc>formula</svg:desc></draw:frame></text:span></text:span></text:p>
        </text:list-item>
        <text:list-item>
          <text:p text:style-name="P125"><text:span text:style-name="Source_20_Text"><text:span text:style-name="T155"><draw:frame draw:style-name="fr1" draw:name="Object4" text:anchor-type="as-char" svg:y="-0.152in" svg:width="1.0543in" svg:height="0.2134in" draw:z-index="3"><draw:object xlink:href="./Object 4" xlink:type="simple" xlink:show="embed" xlink:actuate="onLoad"/><draw:image xlink:href="./ObjectReplacements/Object 4" xlink:type="simple" xlink:show="embed" xlink:actuate="onLoad"/><svg:desc>formula</svg:desc></draw:frame></text:span></text:span></text:p>
        </text:list-item>
        <text:list-item>
          <text:p text:style-name="P125"><text:span text:style-name="Source_20_Text"><text:span text:style-name="T155"><draw:frame draw:style-name="fr1" draw:name="Object6" text:anchor-type="as-char" svg:y="-0.152in" svg:width="1.0283in" svg:height="0.2134in" draw:z-index="5"><draw:object xlink:href="./Object 6" xlink:type="simple" xlink:show="embed" xlink:actuate="onLoad"/><draw:image xlink:href="./ObjectReplacements/Object 6" xlink:type="simple" xlink:show="embed" xlink:actuate="onLoad"/><svg:desc>formula</svg:desc></draw:frame></text:span></text:span></text:p>
        </text:list-item>
        <text:list-item>
          <text:p text:style-name="P125"><text:span text:style-name="Source_20_Text"><text:span text:style-name="T155"><draw:frame draw:style-name="fr1" draw:name="Object7" text:anchor-type="as-char" svg:y="-0.1484in" svg:width="0.8508in" svg:height="0.2098in" draw:z-index="6"><draw:object xlink:href="./Object 7" xlink:type="simple" xlink:show="embed" xlink:actuate="onLoad"/><draw:image xlink:href="./ObjectReplacements/Object 7" xlink:type="simple" xlink:show="embed" xlink:actuate="onLoad"/><svg:desc>formula</svg:desc></draw:frame></text:span></text:span></text:p>
        </text:list-item>
      </text:list>
      <text:p text:style-name="P23"/>
      <text:p text:style-name="P24">2.2. Розроботка алгоритмів процесів.</text:p>
      <table:table table:name="Table3" table:style-name="Table3">
        <table:table-column table:style-name="Table3.A"/>
        <table:table-column table:style-name="Table3.B"/>
        <table:table-column table:style-name="Table3.C"/>
        <table:table-column table:style-name="Table3.B"/>
        <table:table-row table:style-name="Table3.1">
          <table:table-cell table:style-name="Table3.A1" office:value-type="string">
            <text:p text:style-name="P35"><draw:frame draw:style-name="fr2" draw:name="Object8" text:anchor-type="as-char" svg:y="-0.1484in" svg:width="0.302in" svg:height="0.2091in" draw:z-index="7"><draw:object xlink:href="./Object 8" xlink:type="simple" xlink:show="embed" xlink:actuate="onLoad"/><draw:image xlink:href="./ObjectReplacements/Object 8" xlink:type="simple" xlink:show="embed" xlink:actuate="onLoad"/><svg:desc>formula</svg:desc></draw:frame></text:p>
            <text:list xml:id="list7716240194978244432" text:style-name="L4">
              <text:list-item>
                <text:p text:style-name="P38">Ввести <text:span text:style-name="T159">Z, MO</text:span>.</text:p>
              </text:list-item>
              <text:list-item>
                <text:p text:style-name="P39">Сигнал про завершення введення до всіх потоків.</text:p>
              </text:list-item>
              <text:list-item>
                <text:p text:style-name="P40">Чекати сигнала про завершення введення від <text:span text:style-name="T163">потока </text:span><text:span text:style-name="T163"><draw:frame draw:style-name="fr2" draw:name="Object66" text:anchor-type="as-char" svg:y="-0.1484in" svg:width="0.252in" svg:height="0.2098in" draw:z-index="52"><draw:object xlink:href="./Object 66" xlink:type="simple" xlink:show="embed" xlink:actuate="onLoad"/><draw:image xlink:href="./ObjectReplacements/Object 66" xlink:type="simple" xlink:show="embed" xlink:actuate="onLoad"/><svg:desc>formula</svg:desc></draw:frame></text:span>.</text:p>
              </text:list-item>
              <text:list-item>
                <text:p text:style-name="P40">Обрахувати .<draw:frame draw:style-name="fr1" draw:name="Object9" text:anchor-type="as-char" svg:y="-0.152in" svg:width="0.9362in" svg:height="0.2126in" draw:z-index="38"><draw:object xlink:href="./Object 9" xlink:type="simple" xlink:show="embed" xlink:actuate="onLoad"/><draw:image xlink:href="./ObjectReplacements/Object 9" xlink:type="simple" xlink:show="embed" xlink:actuate="onLoad"/><svg:desc>formula</svg:desc></draw:frame>.</text:p>
              </text:list-item>
              <text:list-item>
                <text:p text:style-name="P40">Обрахувати <draw:frame draw:style-name="fr2" draw:name="Object10" text:anchor-type="as-char" svg:y="-0.152in" svg:width="1.0165in" svg:height="0.2134in" draw:z-index="22"><draw:object xlink:href="./Object 10" xlink:type="simple" xlink:show="embed" xlink:actuate="onLoad"/><draw:image xlink:href="./ObjectReplacements/Object 10" xlink:type="simple" xlink:show="embed" xlink:actuate="onLoad"/><svg:desc>formula</svg:desc></draw:frame>.</text:p>
              </text:list-item>
              <text:list-item>
                <text:p text:style-name="P40">Сигнал про завершення обрахунку <draw:frame draw:style-name="fr2" draw:name="Object11" text:anchor-type="as-char" svg:y="-0.1484in" svg:width="0.1602in" svg:height="0.1846in" draw:z-index="23"><draw:object xlink:href="./Object 11" xlink:type="simple" xlink:show="embed" xlink:actuate="onLoad"/><draw:image xlink:href="./ObjectReplacements/Object 11" xlink:type="simple" xlink:show="embed" xlink:actuate="onLoad"/><svg:desc>formula</svg:desc></draw:frame> до всіх потоків.</text:p>
              </text:list-item>
              <text:list-item>
                <text:p text:style-name="P40">Чекати сигнал про завершення обрахунку <draw:frame draw:style-name="fr2" draw:name="Object12" text:anchor-type="as-char" svg:y="-0.1484in" svg:width="0.1602in" svg:height="0.1846in" draw:z-index="24"><draw:object xlink:href="./Object 12" xlink:type="simple" xlink:show="embed" xlink:actuate="onLoad"/><draw:image xlink:href="./ObjectReplacements/Object 12" xlink:type="simple" xlink:show="embed" xlink:actuate="onLoad"/><svg:desc>formula</svg:desc></draw:frame> від всіх потоків.</text:p>
              </text:list-item>
              <text:list-item>
                <text:p text:style-name="P41">Копіювати <draw:frame draw:style-name="fr2" draw:name="Object14" text:anchor-type="as-char" svg:y="-0.1484in" svg:width="1.748in" svg:height="0.2098in" draw:z-index="26"><draw:object xlink:href="./Object 14" xlink:type="simple" xlink:show="embed" xlink:actuate="onLoad"/><draw:image xlink:href="./ObjectReplacements/Object 14" xlink:type="simple" xlink:show="embed" xlink:actuate="onLoad"/><svg:desc>formula</svg:desc></draw:frame>.</text:p>
              </text:list-item>
              <text:list-item>
                <text:p text:style-name="P40">Обрахувати <draw:frame draw:style-name="fr1" draw:name="Object13" text:anchor-type="as-char" svg:y="-0.152in" svg:width="1.6008in" svg:height="0.2134in" draw:z-index="25"><draw:object xlink:href="./Object 13" xlink:type="simple" xlink:show="embed" xlink:actuate="onLoad"/><draw:image xlink:href="./ObjectReplacements/Object 13" xlink:type="simple" xlink:show="embed" xlink:actuate="onLoad"/><svg:desc>formula</svg:desc></draw:frame>.</text:p>
              </text:list-item>
              <text:list-item>
                <text:p text:style-name="P41">Сигнал про завершення обрахунку <draw:frame draw:style-name="fr2" draw:name="Object17" text:anchor-type="as-char" svg:y="-0.1484in" svg:width="0.2437in" svg:height="0.2098in" draw:z-index="27"><draw:object xlink:href="./Object 15" xlink:type="simple" xlink:show="embed" xlink:actuate="onLoad"/><draw:image xlink:href="./ObjectReplacements/Object 15" xlink:type="simple" xlink:show="embed" xlink:actuate="onLoad"/><svg:desc>formula</svg:desc></draw:frame> <text:span text:style-name="T160">до всіх потоків</text:span>.</text:p>
              </text:list-item>
              <text:list-item>
                <text:p text:style-name="P42">Чекати сигнал про завершення обрахунку <draw:frame draw:style-name="fr2" draw:name="Object46" text:anchor-type="as-char" svg:y="-0.1484in" svg:width="0.2437in" svg:height="0.2098in" draw:z-index="28"><draw:object xlink:href="./Object 16" xlink:type="simple" xlink:show="embed" xlink:actuate="onLoad"/><draw:image xlink:href="./ObjectReplacements/Object 16" xlink:type="simple" xlink:show="embed" xlink:actuate="onLoad"/><svg:desc>formula</svg:desc></draw:frame> від всіх потоків.</text:p>
              </text:list-item>
              <text:list-item>
                <text:p text:style-name="P42">Обрахувати <draw:frame draw:style-name="fr2" draw:name="Object47" text:anchor-type="as-char" svg:y="-0.152in" svg:width="1.0543in" svg:height="0.2134in" draw:z-index="29"><draw:object xlink:href="./Object 17" xlink:type="simple" xlink:show="embed" xlink:actuate="onLoad"/><draw:image xlink:href="./ObjectReplacements/Object 17" xlink:type="simple" xlink:show="embed" xlink:actuate="onLoad"/><svg:desc>formula</svg:desc></draw:frame></text:p>
              </text:list-item>
              <text:list-item>
                <text:p text:style-name="P43">Сигнал про завершення обрахунку <draw:frame draw:style-name="fr2" draw:name="Object50" text:anchor-type="as-char" svg:y="-0.1484in" svg:width="0.252in" svg:height="0.2098in" draw:z-index="32"><draw:object xlink:href="./Object 20" xlink:type="simple" xlink:show="embed" xlink:actuate="onLoad"/><draw:image xlink:href="./ObjectReplacements/Object 20" xlink:type="simple" xlink:show="embed" xlink:actuate="onLoad"/><svg:desc>formula</svg:desc></draw:frame> до всіх потоків.</text:p>
              </text:list-item>
              <text:list-item>
                <text:p text:style-name="P42"><text:span text:style-name="T161">Чекати сигнал про завершення обрахунку </text:span><text:span text:style-name="T161"><draw:frame draw:style-name="fr2" draw:name="Object49" text:anchor-type="as-char" svg:y="-0.1484in" svg:width="0.252in" svg:height="0.2098in" draw:z-index="31"><draw:object xlink:href="./Object 19" xlink:type="simple" xlink:show="embed" xlink:actuate="onLoad"/><draw:image xlink:href="./ObjectReplacements/Object 19" xlink:type="simple" xlink:show="embed" xlink:actuate="onLoad"/><svg:desc>formula</svg:desc></draw:frame></text:span><text:span text:style-name="T161"> від всіх потоків</text:span>.</text:p>
              </text:list-item>
              <text:list-item>
                <text:p text:style-name="P42">Обрахувати <draw:frame draw:style-name="fr2" draw:name="Object48" text:anchor-type="as-char" svg:y="-0.152in" svg:width="1.0283in" svg:height="0.2134in" draw:z-index="30"><draw:object xlink:href="./Object 18" xlink:type="simple" xlink:show="embed" xlink:actuate="onLoad"/><draw:image xlink:href="./ObjectReplacements/Object 18" xlink:type="simple" xlink:show="embed" xlink:actuate="onLoad"/><svg:desc>formula</svg:desc></draw:frame>.</text:p>
              </text:list-item>
              <text:list-item>
                <text:p text:style-name="P43">Сигнал про завершення обрахунку <draw:frame draw:style-name="fr2" draw:name="Object81" text:anchor-type="as-char" svg:y="-0.1484in" svg:width="0.2in" svg:height="0.1846in" draw:z-index="34"><draw:object xlink:href="./Object 81" xlink:type="simple" xlink:show="embed" xlink:actuate="onLoad"/><draw:image xlink:href="./ObjectReplacements/Object 81" xlink:type="simple" xlink:show="embed" xlink:actuate="onLoad"/><svg:desc>formula</svg:desc></draw:frame> до всіх потоків.</text:p>
              </text:list-item>
              <text:list-item>
                <text:p text:style-name="P43">Чекати сигнал про завершення обрахунку <draw:frame draw:style-name="fr2" draw:name="Object51" text:anchor-type="as-char" svg:y="-0.1484in" svg:width="0.2in" svg:height="0.1846in" draw:z-index="33"><draw:object xlink:href="./Object 21" xlink:type="simple" xlink:show="embed" xlink:actuate="onLoad"/><draw:image xlink:href="./ObjectReplacements/Object 21" xlink:type="simple" xlink:show="embed" xlink:actuate="onLoad"/><svg:desc>formula</svg:desc></draw:frame> від всіх потоків.</text:p>
              </text:list-item>
              <text:list-item>
                <text:p text:style-name="P43">Обрахувати <draw:frame draw:style-name="fr2" draw:name="Object82" text:anchor-type="as-char" svg:y="-0.1484in" svg:width="0.8508in" svg:height="0.2098in" draw:z-index="35"><draw:object xlink:href="./Object 82" xlink:type="simple" xlink:show="embed" xlink:actuate="onLoad"/><draw:image xlink:href="./ObjectReplacements/Object 82" xlink:type="simple" xlink:show="embed" xlink:actuate="onLoad"/><svg:desc>formula</svg:desc></draw:frame>.</text:p>
              </text:list-item>
              <text:list-item>
                <text:p text:style-name="P43">Чекати сигнал про завершення обрахунку <draw:frame draw:style-name="fr2" draw:name="Object83" text:anchor-type="as-char" svg:y="-0.1484in" svg:width="0.2591in" svg:height="0.2098in" draw:z-index="36"><draw:object xlink:href="./Object 83" xlink:type="simple" xlink:show="embed" xlink:actuate="onLoad"/><draw:image xlink:href="./ObjectReplacements/Object 83" xlink:type="simple" xlink:show="embed" xlink:actuate="onLoad"/><svg:desc>formula</svg:desc></draw:frame> від всіх потоків.</text:p>
              </text:list-item>
              <text:list-item>
                <text:p text:style-name="P43">Вивести <draw:frame draw:style-name="fr2" draw:name="Object84" text:anchor-type="as-char" svg:y="-0.1484in" svg:width="0.2071in" svg:height="0.1846in" draw:z-index="37"><draw:object xlink:href="./Object 84" xlink:type="simple" xlink:show="embed" xlink:actuate="onLoad"/><draw:image xlink:href="./ObjectReplacements/Object 84" xlink:type="simple" xlink:show="embed" xlink:actuate="onLoad"/><svg:desc>formula</svg:desc></draw:frame>.</text:p>
              </text:list-item>
            </text:list>
          </table:table-cell>
          <table:table-cell table:style-name="Table3.A1" office:value-type="string">
            <text:p text:style-name="P50"/>
            <text:p text:style-name="P53"/>
            <text:p text:style-name="P56"><draw:frame draw:style-name="fr2" draw:name="Object18" text:anchor-type="as-char" svg:y="-0.1484in" svg:width="0.2244in" svg:height="0.2098in" draw:z-index="8"><draw:object xlink:href="./Object 41" xlink:type="simple" xlink:show="embed" xlink:actuate="onLoad"/><draw:image xlink:href="./ObjectReplacements/Object 41" xlink:type="simple" xlink:show="embed" xlink:actuate="onLoad"/><svg:desc>formula</svg:desc></draw:frame></text:p>
            <text:p text:style-name="P56"/>
            <text:p text:style-name="P59"><draw:frame draw:style-name="fr2" draw:name="Object16" text:anchor-type="as-char" svg:y="-0.1484in" svg:width="0.289in" svg:height="0.2098in" draw:z-index="9"><draw:object xlink:href="./Object 42" xlink:type="simple" xlink:show="embed" xlink:actuate="onLoad"/><draw:image xlink:href="./ObjectReplacements/Object 42" xlink:type="simple" xlink:show="embed" xlink:actuate="onLoad"/><svg:desc>formula</svg:desc></draw:frame></text:p>
            <text:p text:style-name="P59"/>
            <text:p text:style-name="P59"/>
            <text:p text:style-name="P59"/>
            <text:p text:style-name="P61"><draw:frame draw:style-name="fr2" draw:name="Object21" text:anchor-type="as-char" svg:y="-0.1484in" svg:width="0.3854in" svg:height="0.2098in" draw:z-index="39"><draw:object xlink:href="./Object 22" xlink:type="simple" xlink:show="embed" xlink:actuate="onLoad"/><draw:image xlink:href="./ObjectReplacements/Object 22" xlink:type="simple" xlink:show="embed" xlink:actuate="onLoad"/><svg:desc>formula</svg:desc></draw:frame></text:p>
            <text:p text:style-name="P59"><draw:frame draw:style-name="fr2" draw:name="Object19" text:anchor-type="as-char" svg:y="-0.1484in" svg:width="0.2252in" svg:height="0.2098in" draw:z-index="10"><draw:object xlink:href="./Object 43" xlink:type="simple" xlink:show="embed" xlink:actuate="onLoad"/><draw:image xlink:href="./ObjectReplacements/Object 43" xlink:type="simple" xlink:show="embed" xlink:actuate="onLoad"/><svg:desc>formula</svg:desc></draw:frame></text:p>
            <text:p text:style-name="P59"/>
            <text:p text:style-name="P56"><draw:frame draw:style-name="fr2" draw:name="Object58" text:anchor-type="as-char" svg:y="-0.1484in" svg:width="0.2898in" svg:height="0.2098in" draw:z-index="11"><draw:object xlink:href="./Object 44" xlink:type="simple" xlink:show="embed" xlink:actuate="onLoad"/><draw:image xlink:href="./ObjectReplacements/Object 44" xlink:type="simple" xlink:show="embed" xlink:actuate="onLoad"/><svg:desc>formula</svg:desc></draw:frame></text:p>
            <text:p text:style-name="P56"/>
            <text:p text:style-name="P56"><draw:frame draw:style-name="fr2" draw:name="Object24" text:anchor-type="as-char" svg:y="-0.1484in" svg:width="0.3862in" svg:height="0.2098in" draw:z-index="40"><draw:object xlink:href="./Object 23" xlink:type="simple" xlink:show="embed" xlink:actuate="onLoad"/><draw:image xlink:href="./ObjectReplacements/Object 23" xlink:type="simple" xlink:show="embed" xlink:actuate="onLoad"/><svg:desc>formula</svg:desc></draw:frame></text:p>
            <text:p text:style-name="P59"/>
            <text:p text:style-name="P59"/>
            <text:p text:style-name="P59"/>
            <text:p text:style-name="P59"><draw:frame draw:style-name="fr2" draw:name="Object59" text:anchor-type="as-char" svg:y="-0.1484in" svg:width="0.2256in" svg:height="0.2098in" draw:z-index="12"><draw:object xlink:href="./Object 45" xlink:type="simple" xlink:show="embed" xlink:actuate="onLoad"/><draw:image xlink:href="./ObjectReplacements/Object 45" xlink:type="simple" xlink:show="embed" xlink:actuate="onLoad"/><svg:desc>formula</svg:desc></draw:frame></text:p>
            <text:p text:style-name="P59"/>
            <text:p text:style-name="P59"><draw:frame draw:style-name="fr2" draw:name="Object60" text:anchor-type="as-char" svg:y="-0.1484in" svg:width="0.2902in" svg:height="0.2098in" draw:z-index="13"><draw:object xlink:href="./Object 46" xlink:type="simple" xlink:show="embed" xlink:actuate="onLoad"/><draw:image xlink:href="./ObjectReplacements/Object 46" xlink:type="simple" xlink:show="embed" xlink:actuate="onLoad"/><svg:desc>formula</svg:desc></draw:frame></text:p>
            <text:p text:style-name="P59"/>
            <text:p text:style-name="P59"/>
            <text:p text:style-name="P59"/>
            <text:p text:style-name="P59"><draw:frame draw:style-name="fr2" draw:name="Object25" text:anchor-type="as-char" svg:y="-0.1484in" svg:width="0.2307in" svg:height="0.2098in" draw:z-index="41"><draw:object xlink:href="./Object 40" xlink:type="simple" xlink:show="embed" xlink:actuate="onLoad"/><draw:image xlink:href="./ObjectReplacements/Object 40" xlink:type="simple" xlink:show="embed" xlink:actuate="onLoad"/><svg:desc>formula</svg:desc></draw:frame></text:p>
            <text:p text:style-name="P59"/>
            <text:p text:style-name="P63"><draw:frame draw:style-name="fr2" draw:name="Object23" text:anchor-type="as-char" svg:y="-0.1484in" svg:width="0.2953in" svg:height="0.2098in" draw:z-index="14"><draw:object xlink:href="./Object 47" xlink:type="simple" xlink:show="embed" xlink:actuate="onLoad"/><draw:image xlink:href="./ObjectReplacements/Object 47" xlink:type="simple" xlink:show="embed" xlink:actuate="onLoad"/><svg:desc>formula</svg:desc></draw:frame></text:p>
            <text:p text:style-name="P59"/>
            <text:p text:style-name="P59"/>
            <text:p text:style-name="P59"><draw:frame draw:style-name="fr2" draw:name="Object38" text:anchor-type="as-char" svg:y="-0.1484in" svg:width="0.2256in" svg:height="0.2098in" draw:z-index="15"><draw:object xlink:href="./Object 49" xlink:type="simple" xlink:show="embed" xlink:actuate="onLoad"/><draw:image xlink:href="./ObjectReplacements/Object 49" xlink:type="simple" xlink:show="embed" xlink:actuate="onLoad"/><svg:desc>formula</svg:desc></draw:frame></text:p>
            <text:p text:style-name="P59"/>
            <text:p text:style-name="P56"><draw:frame draw:style-name="fr2" draw:name="Object61" text:anchor-type="as-char" svg:y="-0.1484in" svg:width="0.2902in" svg:height="0.2098in" draw:z-index="16"><draw:object xlink:href="./Object 50" xlink:type="simple" xlink:show="embed" xlink:actuate="onLoad"/><draw:image xlink:href="./ObjectReplacements/Object 50" xlink:type="simple" xlink:show="embed" xlink:actuate="onLoad"/><svg:desc>formula</svg:desc></draw:frame></text:p>
            <text:p text:style-name="P56"/>
            <text:p text:style-name="P56"/>
            <text:p text:style-name="P56"><draw:frame draw:style-name="fr2" draw:name="Object37" text:anchor-type="as-char" svg:y="-0.1484in" svg:width="0.2917in" svg:height="0.2098in" draw:z-index="42"><draw:object xlink:href="./Object 48" xlink:type="simple" xlink:show="embed" xlink:actuate="onLoad"/><draw:image xlink:href="./ObjectReplacements/Object 48" xlink:type="simple" xlink:show="embed" xlink:actuate="onLoad"/><svg:desc>formula</svg:desc></draw:frame></text:p>
          </table:table-cell>
          <table:table-cell table:style-name="Table3.A1" office:value-type="string">
            <text:p text:style-name="P36"><draw:frame draw:style-name="fr2" draw:name="Object20" text:anchor-type="as-char" svg:y="-0.1484in" svg:width="1.2126in" svg:height="0.2098in" draw:z-index="17"><draw:object xlink:href="./Object 56" xlink:type="simple" xlink:show="embed" xlink:actuate="onLoad"/><draw:image xlink:href="./ObjectReplacements/Object 56" xlink:type="simple" xlink:show="embed" xlink:actuate="onLoad"/><svg:desc>formula</svg:desc></draw:frame></text:p>
            <text:list xml:id="list181401384393295" text:continue-list="list7716240194978244432" text:style-name="L4">
              <text:list-item text:start-value="1">
                <text:p text:style-name="P44">Чекати сигнала про завершення введення від <draw:frame draw:style-name="fr2" draw:name="Object67" text:anchor-type="as-char" svg:y="-0.1484in" svg:width="0.2398in" svg:height="0.2098in" draw:z-index="53"><draw:object xlink:href="./Object 67" xlink:type="simple" xlink:show="embed" xlink:actuate="onLoad"/><draw:image xlink:href="./ObjectReplacements/Object 67" xlink:type="simple" xlink:show="embed" xlink:actuate="onLoad"/><svg:desc>formula</svg:desc></draw:frame> <text:span text:style-name="T163">та </text:span><text:span text:style-name="T163"><draw:frame draw:style-name="fr2" draw:name="Object68" text:anchor-type="as-char" svg:y="-0.1484in" svg:width="0.252in" svg:height="0.2098in" draw:z-index="54"><draw:object xlink:href="./Object 68" xlink:type="simple" xlink:show="embed" xlink:actuate="onLoad"/><draw:image xlink:href="./ObjectReplacements/Object 68" xlink:type="simple" xlink:show="embed" xlink:actuate="onLoad"/><svg:desc>formula</svg:desc></draw:frame></text:span>.</text:p>
              </text:list-item>
              <text:list-item>
                <text:p text:style-name="P44">Обрахувати<draw:frame draw:style-name="fr1" draw:name="Object35" text:anchor-type="as-char" svg:y="-0.152in" svg:width="0.9362in" svg:height="0.2126in" draw:z-index="43"><draw:object xlink:href="./Object 58" xlink:type="simple" xlink:show="embed" xlink:actuate="onLoad"/><draw:image xlink:href="./ObjectReplacements/Object 58" xlink:type="simple" xlink:show="embed" xlink:actuate="onLoad"/><svg:desc>formula</svg:desc></draw:frame>.</text:p>
              </text:list-item>
              <text:list-item>
                <text:p text:style-name="P44">Обрахувати <draw:frame draw:style-name="fr2" draw:name="Object36" text:anchor-type="as-char" svg:y="-0.152in" svg:width="1.0165in" svg:height="0.2134in" draw:z-index="44"><draw:object xlink:href="./Object 59" xlink:type="simple" xlink:show="embed" xlink:actuate="onLoad"/><draw:image xlink:href="./ObjectReplacements/Object 59" xlink:type="simple" xlink:show="embed" xlink:actuate="onLoad"/><svg:desc>formula</svg:desc></draw:frame>.</text:p>
              </text:list-item>
              <text:list-item>
                <text:p text:style-name="P44">Сигнал про завершення обрахунку <draw:frame draw:style-name="fr2" draw:name="Object42" text:anchor-type="as-char" svg:y="-0.1484in" svg:width="0.1602in" svg:height="0.1846in" draw:z-index="45"><draw:object xlink:href="./Object 60" xlink:type="simple" xlink:show="embed" xlink:actuate="onLoad"/><draw:image xlink:href="./ObjectReplacements/Object 60" xlink:type="simple" xlink:show="embed" xlink:actuate="onLoad"/><svg:desc>formula</svg:desc></draw:frame> до всіх потоків.</text:p>
              </text:list-item>
              <text:list-item>
                <text:p text:style-name="P44">Чекати сигнал про завершення обрахунку <draw:frame draw:style-name="fr2" draw:name="Object43" text:anchor-type="as-char" svg:y="-0.1484in" svg:width="0.1602in" svg:height="0.1846in" draw:z-index="46"><draw:object xlink:href="./Object 61" xlink:type="simple" xlink:show="embed" xlink:actuate="onLoad"/><draw:image xlink:href="./ObjectReplacements/Object 61" xlink:type="simple" xlink:show="embed" xlink:actuate="onLoad"/><svg:desc>formula</svg:desc></draw:frame> від всіх потоків.</text:p>
              </text:list-item>
              <text:list-item>
                <text:p text:style-name="P45">Копіювати <draw:frame draw:style-name="fr2" draw:name="Object44" text:anchor-type="as-char" svg:y="-0.1484in" svg:width="1.6874in" svg:height="0.2098in" draw:z-index="47"><draw:object xlink:href="./Object 62" xlink:type="simple" xlink:show="embed" xlink:actuate="onLoad"/><draw:image xlink:href="./ObjectReplacements/Object 62" xlink:type="simple" xlink:show="embed" xlink:actuate="onLoad"/><svg:desc>formula</svg:desc></draw:frame>.</text:p>
              </text:list-item>
              <text:list-item>
                <text:p text:style-name="P44">Обрахувати <draw:frame draw:style-name="fr1" draw:name="Object45" text:anchor-type="as-char" svg:y="-0.152in" svg:width="1.5402in" svg:height="0.2134in" draw:z-index="48"><draw:object xlink:href="./Object 63" xlink:type="simple" xlink:show="embed" xlink:actuate="onLoad"/><draw:image xlink:href="./ObjectReplacements/Object 63" xlink:type="simple" xlink:show="embed" xlink:actuate="onLoad"/><svg:desc>formula</svg:desc></draw:frame>.</text:p>
              </text:list-item>
              <text:list-item>
                <text:p text:style-name="P45">Сигнал про завершення обрахунку <draw:frame draw:style-name="fr2" draw:name="Object64" text:anchor-type="as-char" svg:y="-0.1484in" svg:width="0.2437in" svg:height="0.2098in" draw:z-index="49"><draw:object xlink:href="./Object 64" xlink:type="simple" xlink:show="embed" xlink:actuate="onLoad"/><draw:image xlink:href="./ObjectReplacements/Object 64" xlink:type="simple" xlink:show="embed" xlink:actuate="onLoad"/><svg:desc>formula</svg:desc></draw:frame> <text:span text:style-name="T160">до всіх потоків</text:span>.</text:p>
              </text:list-item>
              <text:list-item>
                <text:p text:style-name="P46">Чекати сигнал про завершення обрахунку <draw:frame draw:style-name="fr2" draw:name="Object65" text:anchor-type="as-char" svg:y="-0.1484in" svg:width="0.2437in" svg:height="0.2098in" draw:z-index="50"><draw:object xlink:href="./Object 65" xlink:type="simple" xlink:show="embed" xlink:actuate="onLoad"/><draw:image xlink:href="./ObjectReplacements/Object 65" xlink:type="simple" xlink:show="embed" xlink:actuate="onLoad"/><svg:desc>formula</svg:desc></draw:frame> від всіх потоків.</text:p>
              </text:list-item>
              <text:list-item>
                <text:p text:style-name="P47">Обрахувати <draw:frame draw:style-name="fr2" draw:name="Object86" text:anchor-type="as-char" svg:y="-0.152in" svg:width="1.0543in" svg:height="0.2134in" draw:z-index="59"><draw:object xlink:href="./Object 86" xlink:type="simple" xlink:show="embed" xlink:actuate="onLoad"/><draw:image xlink:href="./ObjectReplacements/Object 86" xlink:type="simple" xlink:show="embed" xlink:actuate="onLoad"/><svg:desc>formula</svg:desc></draw:frame></text:p>
              </text:list-item>
              <text:list-item>
                <text:p text:style-name="P48">Сигнал про завершення обрахунку <draw:frame draw:style-name="fr2" draw:name="Object87" text:anchor-type="as-char" svg:y="-0.1484in" svg:width="0.252in" svg:height="0.2098in" draw:z-index="60"><draw:object xlink:href="./Object 87" xlink:type="simple" xlink:show="embed" xlink:actuate="onLoad"/><draw:image xlink:href="./ObjectReplacements/Object 87" xlink:type="simple" xlink:show="embed" xlink:actuate="onLoad"/><svg:desc>formula</svg:desc></draw:frame> до всіх потоків.</text:p>
              </text:list-item>
              <text:list-item>
                <text:p text:style-name="P47"><text:span text:style-name="T161">Чекати сигнал про завершення обрахунку </text:span><text:span text:style-name="T161"><draw:frame draw:style-name="fr2" draw:name="Object88" text:anchor-type="as-char" svg:y="-0.1484in" svg:width="0.252in" svg:height="0.2098in" draw:z-index="61"><draw:object xlink:href="./Object 88" xlink:type="simple" xlink:show="embed" xlink:actuate="onLoad"/><draw:image xlink:href="./ObjectReplacements/Object 88" xlink:type="simple" xlink:show="embed" xlink:actuate="onLoad"/><svg:desc>formula</svg:desc></draw:frame></text:span><text:span text:style-name="T161"> від всіх потоків</text:span>.</text:p>
              </text:list-item>
              <text:list-item>
                <text:p text:style-name="P47">Обрахувати <draw:frame draw:style-name="fr2" draw:name="Object89" text:anchor-type="as-char" svg:y="-0.152in" svg:width="1.0283in" svg:height="0.2134in" draw:z-index="62"><draw:object xlink:href="./Object 89" xlink:type="simple" xlink:show="embed" xlink:actuate="onLoad"/><draw:image xlink:href="./ObjectReplacements/Object 89" xlink:type="simple" xlink:show="embed" xlink:actuate="onLoad"/><svg:desc>formula</svg:desc></draw:frame>.</text:p>
              </text:list-item>
              <text:list-item>
                <text:p text:style-name="P48">Сигнал про завершення обрахунку <draw:frame draw:style-name="fr2" draw:name="Object90" text:anchor-type="as-char" svg:y="-0.1484in" svg:width="0.2in" svg:height="0.1846in" draw:z-index="63"><draw:object xlink:href="./Object 90" xlink:type="simple" xlink:show="embed" xlink:actuate="onLoad"/><draw:image xlink:href="./ObjectReplacements/Object 90" xlink:type="simple" xlink:show="embed" xlink:actuate="onLoad"/><svg:desc>formula</svg:desc></draw:frame> до всіх потоків.</text:p>
              </text:list-item>
              <text:list-item>
                <text:p text:style-name="P48">Чекати сигнал про завершення обрахунку <draw:frame draw:style-name="fr2" draw:name="Object91" text:anchor-type="as-char" svg:y="-0.1484in" svg:width="0.2in" svg:height="0.1846in" draw:z-index="64"><draw:object xlink:href="./Object 91" xlink:type="simple" xlink:show="embed" xlink:actuate="onLoad"/><draw:image xlink:href="./ObjectReplacements/Object 91" xlink:type="simple" xlink:show="embed" xlink:actuate="onLoad"/><svg:desc>formula</svg:desc></draw:frame> від всіх потоків.</text:p>
              </text:list-item>
              <text:list-item>
                <text:p text:style-name="P48">Обрахувати <draw:frame draw:style-name="fr2" draw:name="Object85" text:anchor-type="as-char" svg:y="-0.1484in" svg:width="0.8508in" svg:height="0.2098in" draw:z-index="58"><draw:object xlink:href="./Object 85" xlink:type="simple" xlink:show="embed" xlink:actuate="onLoad"/><draw:image xlink:href="./ObjectReplacements/Object 85" xlink:type="simple" xlink:show="embed" xlink:actuate="onLoad"/><svg:desc>formula</svg:desc></draw:frame>.</text:p>
              </text:list-item>
              <text:list-item>
                <text:p text:style-name="P49">Сигнал про завершення обрахунку <draw:frame draw:style-name="fr2" draw:name="Object97" text:anchor-type="as-char" svg:y="-0.1484in" svg:width="0.2591in" svg:height="0.2098in" draw:z-index="70"><draw:object xlink:href="./Object 97" xlink:type="simple" xlink:show="embed" xlink:actuate="onLoad"/><draw:image xlink:href="./ObjectReplacements/Object 97" xlink:type="simple" xlink:show="embed" xlink:actuate="onLoad"/><svg:desc>formula</svg:desc></draw:frame> до <draw:frame draw:style-name="fr2" draw:name="Object98" text:anchor-type="as-char" svg:y="-0.1484in" svg:width="0.2398in" svg:height="0.2098in" draw:z-index="71"><draw:object xlink:href="./Object 98" xlink:type="simple" xlink:show="embed" xlink:actuate="onLoad"/><draw:image xlink:href="./ObjectReplacements/Object 98" xlink:type="simple" xlink:show="embed" xlink:actuate="onLoad"/><svg:desc>formula</svg:desc></draw:frame>.</text:p>
              </text:list-item>
            </text:list>
          </table:table-cell>
          <table:table-cell table:style-name="Table3.D1" office:value-type="string">
            <text:p text:style-name="P37"/>
            <text:p text:style-name="P69"><draw:frame draw:style-name="fr2" draw:name="Object70" text:anchor-type="as-char" svg:y="-0.1484in" svg:width="0.289in" svg:height="0.2098in" draw:z-index="18"><draw:object xlink:href="./Object 70" xlink:type="simple" xlink:show="embed" xlink:actuate="onLoad"/><draw:image xlink:href="./ObjectReplacements/Object 70" xlink:type="simple" xlink:show="embed" xlink:actuate="onLoad"/><svg:desc>formula</svg:desc></draw:frame></text:p>
            <text:p text:style-name="P70"/>
            <text:p text:style-name="P66"><text:s/></text:p>
            <text:p text:style-name="P71"/>
            <text:p text:style-name="P67"><draw:frame draw:style-name="fr2" draw:name="Object22" text:anchor-type="as-char" svg:y="-0.1484in" svg:width="0.3854in" svg:height="0.2098in" draw:z-index="51"><draw:object xlink:href="./Object 57" xlink:type="simple" xlink:show="embed" xlink:actuate="onLoad"/><draw:image xlink:href="./ObjectReplacements/Object 57" xlink:type="simple" xlink:show="embed" xlink:actuate="onLoad"/><svg:desc>formula</svg:desc></draw:frame></text:p>
            <text:p text:style-name="P69"/>
            <text:p text:style-name="P69"><draw:frame draw:style-name="fr2" draw:name="Object72" text:anchor-type="as-char" svg:y="-0.1484in" svg:width="0.2252in" svg:height="0.2098in" draw:z-index="55"><draw:object xlink:href="./Object 69" xlink:type="simple" xlink:show="embed" xlink:actuate="onLoad"/><draw:image xlink:href="./ObjectReplacements/Object 69" xlink:type="simple" xlink:show="embed" xlink:actuate="onLoad"/><svg:desc>formula</svg:desc></draw:frame></text:p>
            <text:p text:style-name="P69"/>
            <text:p text:style-name="P69"><draw:frame draw:style-name="fr2" draw:name="Object73" text:anchor-type="as-char" svg:y="-0.1484in" svg:width="0.2898in" svg:height="0.2098in" draw:z-index="19"><draw:object xlink:href="./Object 73" xlink:type="simple" xlink:show="embed" xlink:actuate="onLoad"/><draw:image xlink:href="./ObjectReplacements/Object 73" xlink:type="simple" xlink:show="embed" xlink:actuate="onLoad"/><svg:desc>formula</svg:desc></draw:frame></text:p>
            <text:p text:style-name="P69"/>
            <text:p text:style-name="P69"/>
            <text:p text:style-name="P68"><draw:frame draw:style-name="fr2" draw:name="Object69" text:anchor-type="as-char" svg:y="-0.1484in" svg:width="0.3862in" svg:height="0.2098in" draw:z-index="56"><draw:object xlink:href="./Object 71" xlink:type="simple" xlink:show="embed" xlink:actuate="onLoad"/><draw:image xlink:href="./ObjectReplacements/Object 71" xlink:type="simple" xlink:show="embed" xlink:actuate="onLoad"/><svg:desc>formula</svg:desc></draw:frame></text:p>
            <text:p text:style-name="P69"/>
            <text:p text:style-name="P69"/>
            <text:p text:style-name="P69"/>
            <text:p text:style-name="P52"><draw:frame draw:style-name="fr2" draw:name="Object74" text:anchor-type="as-char" svg:y="-0.1484in" svg:width="0.2256in" svg:height="0.2098in" draw:z-index="20"><draw:object xlink:href="./Object 74" xlink:type="simple" xlink:show="embed" xlink:actuate="onLoad"/><draw:image xlink:href="./ObjectReplacements/Object 74" xlink:type="simple" xlink:show="embed" xlink:actuate="onLoad"/><svg:desc>formula</svg:desc></draw:frame></text:p>
            <text:p text:style-name="P52"/>
            <text:p text:style-name="P52"><draw:frame draw:style-name="fr2" draw:name="Object71" text:anchor-type="as-char" svg:y="-0.1484in" svg:width="0.2902in" svg:height="0.2098in" draw:z-index="57"><draw:object xlink:href="./Object 72" xlink:type="simple" xlink:show="embed" xlink:actuate="onLoad"/><draw:image xlink:href="./ObjectReplacements/Object 72" xlink:type="simple" xlink:show="embed" xlink:actuate="onLoad"/><svg:desc>formula</svg:desc></draw:frame></text:p>
            <text:p text:style-name="P52"/>
            <text:p text:style-name="P52"/>
            <text:p text:style-name="P52"/>
            <text:p text:style-name="P60"><draw:frame draw:style-name="fr2" draw:name="Object93" text:anchor-type="as-char" svg:y="-0.1484in" svg:width="0.2307in" svg:height="0.2098in" draw:z-index="66"><draw:object xlink:href="./Object 93" xlink:type="simple" xlink:show="embed" xlink:actuate="onLoad"/><draw:image xlink:href="./ObjectReplacements/Object 93" xlink:type="simple" xlink:show="embed" xlink:actuate="onLoad"/><svg:desc>formula</svg:desc></draw:frame></text:p>
            <text:p text:style-name="P60"/>
            <text:p text:style-name="P64"><draw:frame draw:style-name="fr2" draw:name="Object94" text:anchor-type="as-char" svg:y="-0.1484in" svg:width="0.2953in" svg:height="0.2098in" draw:z-index="67"><draw:object xlink:href="./Object 94" xlink:type="simple" xlink:show="embed" xlink:actuate="onLoad"/><draw:image xlink:href="./ObjectReplacements/Object 94" xlink:type="simple" xlink:show="embed" xlink:actuate="onLoad"/><svg:desc>formula</svg:desc></draw:frame></text:p>
            <text:p text:style-name="P60"/>
            <text:p text:style-name="P60"/>
            <text:p text:style-name="P60"/>
            <text:p text:style-name="P60"/>
            <text:p text:style-name="P60"><draw:frame draw:style-name="fr2" draw:name="Object95" text:anchor-type="as-char" svg:y="-0.1484in" svg:width="0.2256in" svg:height="0.2098in" draw:z-index="68"><draw:object xlink:href="./Object 95" xlink:type="simple" xlink:show="embed" xlink:actuate="onLoad"/><draw:image xlink:href="./ObjectReplacements/Object 95" xlink:type="simple" xlink:show="embed" xlink:actuate="onLoad"/><svg:desc>formula</svg:desc></draw:frame></text:p>
            <text:p text:style-name="P60"/>
            <text:p text:style-name="P57"><draw:frame draw:style-name="fr2" draw:name="Object96" text:anchor-type="as-char" svg:y="-0.1484in" svg:width="0.2902in" svg:height="0.2098in" draw:z-index="69"><draw:object xlink:href="./Object 96" xlink:type="simple" xlink:show="embed" xlink:actuate="onLoad"/><draw:image xlink:href="./ObjectReplacements/Object 96" xlink:type="simple" xlink:show="embed" xlink:actuate="onLoad"/><svg:desc>formula</svg:desc></draw:frame></text:p>
            <text:p text:style-name="P57"/>
            <text:p text:style-name="P57"/>
            <text:p text:style-name="P57"><draw:frame draw:style-name="fr2" draw:name="Object92" text:anchor-type="as-char" svg:y="-0.1484in" svg:width="0.2272in" svg:height="0.2098in" draw:z-index="65"><draw:object xlink:href="./Object 92" xlink:type="simple" xlink:show="embed" xlink:actuate="onLoad"/><draw:image xlink:href="./ObjectReplacements/Object 92" xlink:type="simple" xlink:show="embed" xlink:actuate="onLoad"/><svg:desc>formula</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34"><draw:frame draw:style-name="fr2" draw:name="Object15" text:anchor-type="as-char" svg:y="-0.1484in" svg:width="0.3154in" svg:height="0.2098in" draw:z-index="21"><draw:object xlink:href="./Object 24" xlink:type="simple" xlink:show="embed" xlink:actuate="onLoad"/><draw:image xlink:href="./ObjectReplacements/Object 24" xlink:type="simple" xlink:show="embed" xlink:actuate="onLoad"/><svg:desc>formula</svg:desc></draw:frame></text:p>
            <text:list xml:id="list181401954556910" text:continue-list="list181401384393295" text:style-name="L4">
              <text:list-item text:start-value="1">
                <text:p text:style-name="P54">Ввести <text:span text:style-name="T164">E, S, MT</text:span>.</text:p>
              </text:list-item>
              <text:list-item>
                <text:p text:style-name="P65">Сигнал про завершення введення до всіх потоків.</text:p>
              </text:list-item>
              <text:list-item>
                <text:p text:style-name="P72">Чекати сигнала про завершення введення від <text:span text:style-name="T163">потока </text:span><text:span text:style-name="T163"><draw:frame draw:style-name="fr2" draw:name="Object27" text:anchor-type="as-char" svg:y="-0.1484in" svg:width="0.252in" svg:height="0.2098in" draw:z-index="73"><draw:object xlink:href="./Object 26" xlink:type="simple" xlink:show="embed" xlink:actuate="onLoad"/><draw:image xlink:href="./ObjectReplacements/Object 26" xlink:type="simple" xlink:show="embed" xlink:actuate="onLoad"/><svg:desc>formula</svg:desc></draw:frame></text:span>.</text:p>
              </text:list-item>
              <text:list-item>
                <text:p text:style-name="P72">Обрахувати .<draw:frame draw:style-name="fr1" draw:name="Object28" text:anchor-type="as-char" svg:y="-0.152in" svg:width="0.9362in" svg:height="0.2126in" draw:z-index="74"><draw:object xlink:href="./Object 27" xlink:type="simple" xlink:show="embed" xlink:actuate="onLoad"/><draw:image xlink:href="./ObjectReplacements/Object 27" xlink:type="simple" xlink:show="embed" xlink:actuate="onLoad"/><svg:desc>formula</svg:desc></draw:frame>.</text:p>
              </text:list-item>
              <text:list-item>
                <text:p text:style-name="P72">Обрахувати <draw:frame draw:style-name="fr2" draw:name="Object29" text:anchor-type="as-char" svg:y="-0.152in" svg:width="1.0165in" svg:height="0.2134in" draw:z-index="75"><draw:object xlink:href="./Object 28" xlink:type="simple" xlink:show="embed" xlink:actuate="onLoad"/><draw:image xlink:href="./ObjectReplacements/Object 28" xlink:type="simple" xlink:show="embed" xlink:actuate="onLoad"/><svg:desc>formula</svg:desc></draw:frame>.</text:p>
              </text:list-item>
              <text:list-item>
                <text:p text:style-name="P72">Сигнал про завершення обрахунку <draw:frame draw:style-name="fr2" draw:name="Object30" text:anchor-type="as-char" svg:y="-0.1484in" svg:width="0.1602in" svg:height="0.1846in" draw:z-index="76"><draw:object xlink:href="./Object 29" xlink:type="simple" xlink:show="embed" xlink:actuate="onLoad"/><draw:image xlink:href="./ObjectReplacements/Object 29" xlink:type="simple" xlink:show="embed" xlink:actuate="onLoad"/><svg:desc>formula</svg:desc></draw:frame> до всіх потоків.</text:p>
              </text:list-item>
              <text:list-item>
                <text:p text:style-name="P72">Чекати сигнал про завершення обрахунку <draw:frame draw:style-name="fr2" draw:name="Object31" text:anchor-type="as-char" svg:y="-0.1484in" svg:width="0.1602in" svg:height="0.1846in" draw:z-index="77"><draw:object xlink:href="./Object 30" xlink:type="simple" xlink:show="embed" xlink:actuate="onLoad"/><draw:image xlink:href="./ObjectReplacements/Object 30" xlink:type="simple" xlink:show="embed" xlink:actuate="onLoad"/><svg:desc>formula</svg:desc></draw:frame> від всіх потоків.</text:p>
              </text:list-item>
              <text:list-item>
                <text:p text:style-name="P73">Копіювати <draw:frame draw:style-name="fr2" draw:name="Object32" text:anchor-type="as-char" svg:y="-0.1484in" svg:width="1.7862in" svg:height="0.2098in" draw:z-index="78"><draw:object xlink:href="./Object 31" xlink:type="simple" xlink:show="embed" xlink:actuate="onLoad"/><draw:image xlink:href="./ObjectReplacements/Object 31" xlink:type="simple" xlink:show="embed" xlink:actuate="onLoad"/><svg:desc>formula</svg:desc></draw:frame>.</text:p>
              </text:list-item>
              <text:list-item>
                <text:p text:style-name="P72">Обрахувати <draw:frame draw:style-name="fr1" draw:name="Object33" text:anchor-type="as-char" svg:y="-0.152in" svg:width="1.639in" svg:height="0.2134in" draw:z-index="79"><draw:object xlink:href="./Object 32" xlink:type="simple" xlink:show="embed" xlink:actuate="onLoad"/><draw:image xlink:href="./ObjectReplacements/Object 32" xlink:type="simple" xlink:show="embed" xlink:actuate="onLoad"/><svg:desc>formula</svg:desc></draw:frame>.</text:p>
              </text:list-item>
              <text:list-item>
                <text:p text:style-name="P73">Сигнал про завершення обрахунку <draw:frame draw:style-name="fr2" draw:name="Object34" text:anchor-type="as-char" svg:y="-0.1484in" svg:width="0.2437in" svg:height="0.2098in" draw:z-index="80"><draw:object xlink:href="./Object 33" xlink:type="simple" xlink:show="embed" xlink:actuate="onLoad"/><draw:image xlink:href="./ObjectReplacements/Object 33" xlink:type="simple" xlink:show="embed" xlink:actuate="onLoad"/><svg:desc>formula</svg:desc></draw:frame> <text:span text:style-name="T160">до всіх потоків</text:span>.</text:p>
              </text:list-item>
              <text:list-item>
                <text:p text:style-name="P74">Чекати сигнал про завершення обрахунку <draw:frame draw:style-name="fr2" draw:name="Object39" text:anchor-type="as-char" svg:y="-0.1484in" svg:width="0.2437in" svg:height="0.2098in" draw:z-index="81"><draw:object xlink:href="./Object 34" xlink:type="simple" xlink:show="embed" xlink:actuate="onLoad"/><draw:image xlink:href="./ObjectReplacements/Object 34" xlink:type="simple" xlink:show="embed" xlink:actuate="onLoad"/><svg:desc>formula</svg:desc></draw:frame> від всіх потоків.</text:p>
              </text:list-item>
              <text:list-item>
                <text:p text:style-name="P74">Обрахувати <draw:frame draw:style-name="fr2" draw:name="Object26" text:anchor-type="as-char" svg:y="-0.152in" svg:width="1.0543in" svg:height="0.2134in" draw:z-index="72"><draw:object xlink:href="./Object 25" xlink:type="simple" xlink:show="embed" xlink:actuate="onLoad"/><draw:image xlink:href="./ObjectReplacements/Object 25" xlink:type="simple" xlink:show="embed" xlink:actuate="onLoad"/><svg:desc>formula</svg:desc></draw:frame>.</text:p>
              </text:list-item>
              <text:list-item>
                <text:p text:style-name="P75">Сигнал про завершення обрахунку <draw:frame draw:style-name="fr2" draw:name="Object41" text:anchor-type="as-char" svg:y="-0.1484in" svg:width="0.252in" svg:height="0.2098in" draw:z-index="83"><draw:object xlink:href="./Object 36" xlink:type="simple" xlink:show="embed" xlink:actuate="onLoad"/><draw:image xlink:href="./ObjectReplacements/Object 36" xlink:type="simple" xlink:show="embed" xlink:actuate="onLoad"/><svg:desc>formula</svg:desc></draw:frame> до всіх потоків.</text:p>
              </text:list-item>
              <text:list-item>
                <text:p text:style-name="P74"><text:span text:style-name="T161">Чекати сигнал про завершення обрахунку </text:span><text:span text:style-name="T161"><draw:frame draw:style-name="fr2" draw:name="Object52" text:anchor-type="as-char" svg:y="-0.1484in" svg:width="0.252in" svg:height="0.2098in" draw:z-index="84"><draw:object xlink:href="./Object 37" xlink:type="simple" xlink:show="embed" xlink:actuate="onLoad"/><draw:image xlink:href="./ObjectReplacements/Object 37" xlink:type="simple" xlink:show="embed" xlink:actuate="onLoad"/><svg:desc>formula</svg:desc></draw:frame></text:span><text:span text:style-name="T161"> від всіх потоків</text:span>.</text:p>
              </text:list-item>
              <text:list-item>
                <text:p text:style-name="P74">Обрахувати <draw:frame draw:style-name="fr2" draw:name="Object53" text:anchor-type="as-char" svg:y="-0.152in" svg:width="1.0283in" svg:height="0.2134in" draw:z-index="85"><draw:object xlink:href="./Object 38" xlink:type="simple" xlink:show="embed" xlink:actuate="onLoad"/><draw:image xlink:href="./ObjectReplacements/Object 38" xlink:type="simple" xlink:show="embed" xlink:actuate="onLoad"/><svg:desc>formula</svg:desc></draw:frame>.</text:p>
              </text:list-item>
              <text:list-item>
                <text:p text:style-name="P75">Сигнал про завершення обрахунку <draw:frame draw:style-name="fr2" draw:name="Object54" text:anchor-type="as-char" svg:y="-0.1484in" svg:width="0.2in" svg:height="0.1846in" draw:z-index="86"><draw:object xlink:href="./Object 39" xlink:type="simple" xlink:show="embed" xlink:actuate="onLoad"/><draw:image xlink:href="./ObjectReplacements/Object 39" xlink:type="simple" xlink:show="embed" xlink:actuate="onLoad"/><svg:desc>formula</svg:desc></draw:frame> до всіх потоків.</text:p>
              </text:list-item>
              <text:list-item>
                <text:p text:style-name="P75">Чекати сигнал про завершення обрахунку <draw:frame draw:style-name="fr2" draw:name="Object55" text:anchor-type="as-char" svg:y="-0.1484in" svg:width="0.2in" svg:height="0.1846in" draw:z-index="87"><draw:object xlink:href="./Object 51" xlink:type="simple" xlink:show="embed" xlink:actuate="onLoad"/><draw:image xlink:href="./ObjectReplacements/Object 51" xlink:type="simple" xlink:show="embed" xlink:actuate="onLoad"/><svg:desc>formula</svg:desc></draw:frame> від всіх потоків.</text:p>
              </text:list-item>
              <text:list-item>
                <text:p text:style-name="P75">Обрахувати <draw:frame draw:style-name="fr2" draw:name="Object99" text:anchor-type="as-char" svg:y="-0.1484in" svg:width="0.8508in" svg:height="0.2098in" draw:z-index="88"><draw:object xlink:href="./Object 99" xlink:type="simple" xlink:show="embed" xlink:actuate="onLoad"/><draw:image xlink:href="./ObjectReplacements/Object 99" xlink:type="simple" xlink:show="embed" xlink:actuate="onLoad"/><svg:desc>formula</svg:desc></draw:frame>.</text:p>
              </text:list-item>
              <text:list-item>
                <text:p text:style-name="P75">Чекати сигнал про завершення обрахунку <draw:frame draw:style-name="fr2" draw:name="Object100" text:anchor-type="as-char" svg:y="-0.1484in" svg:width="0.2591in" svg:height="0.2098in" draw:z-index="89"><draw:object xlink:href="./Object 100" xlink:type="simple" xlink:show="embed" xlink:actuate="onLoad"/><draw:image xlink:href="./ObjectReplacements/Object 100" xlink:type="simple" xlink:show="embed" xlink:actuate="onLoad"/><svg:desc>formula</svg:desc></draw:frame> від всіх потоків.</text:p>
              </text:list-item>
              <text:list-item>
                <text:p text:style-name="P75">Вивести <draw:frame draw:style-name="fr2" draw:name="Object40" text:anchor-type="as-char" svg:y="-0.1484in" svg:width="0.2071in" svg:height="0.1846in" draw:z-index="82"><draw:object xlink:href="./Object 35" xlink:type="simple" xlink:show="embed" xlink:actuate="onLoad"/><draw:image xlink:href="./ObjectReplacements/Object 35" xlink:type="simple" xlink:show="embed" xlink:actuate="onLoad"/><svg:desc>formula</svg:desc></draw:frame>.</text:p>
              </text:list-item>
            </text:list>
          </table:table-cell>
          <table:table-cell table:style-name="Table4.B1" office:value-type="string">
            <text:p text:style-name="P51"/>
            <text:p text:style-name="P55"/>
            <text:p text:style-name="P57"><draw:frame draw:style-name="fr2" draw:name="Object56" text:anchor-type="as-char" svg:y="-0.1484in" svg:width="0.2244in" svg:height="0.2098in" draw:z-index="90"><draw:object xlink:href="./Object 52" xlink:type="simple" xlink:show="embed" xlink:actuate="onLoad"/><draw:image xlink:href="./ObjectReplacements/Object 52" xlink:type="simple" xlink:show="embed" xlink:actuate="onLoad"/><svg:desc>formula</svg:desc></draw:frame></text:p>
            <text:p text:style-name="P60"><draw:frame draw:style-name="fr2" draw:name="Object57" text:anchor-type="as-char" svg:y="-0.1484in" svg:width="0.289in" svg:height="0.2098in" draw:z-index="91"><draw:object xlink:href="./Object 53" xlink:type="simple" xlink:show="embed" xlink:actuate="onLoad"/><draw:image xlink:href="./ObjectReplacements/Object 53" xlink:type="simple" xlink:show="embed" xlink:actuate="onLoad"/><svg:desc>formula</svg:desc></draw:frame></text:p>
            <text:p text:style-name="P60"/>
            <text:p text:style-name="P62"><draw:frame draw:style-name="fr2" draw:name="Object62" text:anchor-type="as-char" svg:y="-0.1484in" svg:width="0.3854in" svg:height="0.2098in" draw:z-index="92"><draw:object xlink:href="./Object 54" xlink:type="simple" xlink:show="embed" xlink:actuate="onLoad"/><draw:image xlink:href="./ObjectReplacements/Object 54" xlink:type="simple" xlink:show="embed" xlink:actuate="onLoad"/><svg:desc>formula</svg:desc></draw:frame></text:p>
            <text:p text:style-name="P60"><draw:frame draw:style-name="fr2" draw:name="Object63" text:anchor-type="as-char" svg:y="-0.1484in" svg:width="0.2252in" svg:height="0.2098in" draw:z-index="93"><draw:object xlink:href="./Object 55" xlink:type="simple" xlink:show="embed" xlink:actuate="onLoad"/><draw:image xlink:href="./ObjectReplacements/Object 55" xlink:type="simple" xlink:show="embed" xlink:actuate="onLoad"/><svg:desc>formula</svg:desc></draw:frame></text:p>
            <text:p text:style-name="P57"><draw:frame draw:style-name="fr2" draw:name="Object75" text:anchor-type="as-char" svg:y="-0.1484in" svg:width="0.2898in" svg:height="0.2098in" draw:z-index="94"><draw:object xlink:href="./Object 75" xlink:type="simple" xlink:show="embed" xlink:actuate="onLoad"/><draw:image xlink:href="./ObjectReplacements/Object 75" xlink:type="simple" xlink:show="embed" xlink:actuate="onLoad"/><svg:desc>formula</svg:desc></draw:frame></text:p>
            <text:p text:style-name="P57"><draw:frame draw:style-name="fr2" draw:name="Object76" text:anchor-type="as-char" svg:y="-0.1484in" svg:width="0.3862in" svg:height="0.2098in" draw:z-index="102"><draw:object xlink:href="./Object 76" xlink:type="simple" xlink:show="embed" xlink:actuate="onLoad"/><draw:image xlink:href="./ObjectReplacements/Object 76" xlink:type="simple" xlink:show="embed" xlink:actuate="onLoad"/><svg:desc>formula</svg:desc></draw:frame></text:p>
            <text:p text:style-name="P60"/>
            <text:p text:style-name="P60"><draw:frame draw:style-name="fr2" draw:name="Object77" text:anchor-type="as-char" svg:y="-0.1484in" svg:width="0.2256in" svg:height="0.2098in" draw:z-index="95"><draw:object xlink:href="./Object 77" xlink:type="simple" xlink:show="embed" xlink:actuate="onLoad"/><draw:image xlink:href="./ObjectReplacements/Object 77" xlink:type="simple" xlink:show="embed" xlink:actuate="onLoad"/><svg:desc>formula</svg:desc></draw:frame></text:p>
            <text:p text:style-name="P60"><draw:frame draw:style-name="fr2" draw:name="Object78" text:anchor-type="as-char" svg:y="-0.1484in" svg:width="0.2902in" svg:height="0.2098in" draw:z-index="96"><draw:object xlink:href="./Object 78" xlink:type="simple" xlink:show="embed" xlink:actuate="onLoad"/><draw:image xlink:href="./ObjectReplacements/Object 78" xlink:type="simple" xlink:show="embed" xlink:actuate="onLoad"/><svg:desc>formula</svg:desc></draw:frame></text:p>
            <text:p text:style-name="P60"><draw:frame draw:style-name="fr2" draw:name="Object80" text:anchor-type="as-char" svg:y="-0.1484in" svg:width="0.2307in" svg:height="0.2098in" draw:z-index="98"><draw:object xlink:href="./Object 80" xlink:type="simple" xlink:show="embed" xlink:actuate="onLoad"/><draw:image xlink:href="./ObjectReplacements/Object 80" xlink:type="simple" xlink:show="embed" xlink:actuate="onLoad"/><svg:desc>formula</svg:desc></draw:frame></text:p>
            <text:p text:style-name="P60"/>
            <text:p text:style-name="P64"><draw:frame draw:style-name="fr2" draw:name="Object101" text:anchor-type="as-char" svg:y="-0.1484in" svg:width="0.2953in" svg:height="0.2098in" draw:z-index="99"><draw:object xlink:href="./Object 101" xlink:type="simple" xlink:show="embed" xlink:actuate="onLoad"/><draw:image xlink:href="./ObjectReplacements/Object 101" xlink:type="simple" xlink:show="embed" xlink:actuate="onLoad"/><svg:desc>formula</svg:desc></draw:frame></text:p>
            <text:p text:style-name="P60"/>
            <text:p text:style-name="P60"><draw:frame draw:style-name="fr2" draw:name="Object102" text:anchor-type="as-char" svg:y="-0.1484in" svg:width="0.2256in" svg:height="0.2098in" draw:z-index="100"><draw:object xlink:href="./Object 102" xlink:type="simple" xlink:show="embed" xlink:actuate="onLoad"/><draw:image xlink:href="./ObjectReplacements/Object 102" xlink:type="simple" xlink:show="embed" xlink:actuate="onLoad"/><svg:desc>formula</svg:desc></draw:frame></text:p>
            <text:p text:style-name="P57"><draw:frame draw:style-name="fr2" draw:name="Object103" text:anchor-type="as-char" svg:y="-0.1484in" svg:width="0.2902in" svg:height="0.2098in" draw:z-index="101"><draw:object xlink:href="./Object 103" xlink:type="simple" xlink:show="embed" xlink:actuate="onLoad"/><draw:image xlink:href="./ObjectReplacements/Object 103" xlink:type="simple" xlink:show="embed" xlink:actuate="onLoad"/><svg:desc>formula</svg:desc></draw:frame></text:p>
            <text:p text:style-name="P57"/>
            <text:p text:style-name="P58"><draw:frame draw:style-name="fr2" draw:name="Object79" text:anchor-type="as-char" svg:y="-0.1484in" svg:width="0.2917in" svg:height="0.2098in" draw:z-index="97"><draw:object xlink:href="./Object 79" xlink:type="simple" xlink:show="embed" xlink:actuate="onLoad"/><draw:image xlink:href="./ObjectReplacements/Object 79" xlink:type="simple" xlink:show="embed" xlink:actuate="onLoad"/><svg:desc>formula</svg:desc></draw:frame></text:p>
            <text:p text:style-name="P60"/>
          </table:table-cell>
        </table:table-row>
      </table:table>
      <text:p text:style-name="P25">2.3. Розробка схеми взаємодії процесів</text:p>
      <text:p text:style-name="P126"><draw:g text:anchor-type="paragraph" draw:z-index="132" draw:style-name="gr7"><draw:custom-shape draw:name="Shape1" draw:style-name="gr8" draw:text-style-name="P175" svg:width="0.8441in" svg:height="0.4067in" svg:x="3.8043in" svg:y="0.0807in"><text:p text:style-name="P171">z, E, M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5" draw:style-name="gr9" draw:text-style-name="P176" svg:width="0.4169in" svg:height="0.2713in" svg:x="4.0232in" svg:y="0.487in"><text:p/><draw:enhanced-geometry svg:viewBox="0 0 21600 21600" draw:type="rectangle" draw:enhanced-path="M 0 0 L 21600 0 21600 21600 0 21600 0 0 Z N"/></draw:custom-shape></draw:g><draw:g text:anchor-type="paragraph" draw:z-index="133" draw:style-name="gr7"><draw:custom-shape draw:name="Shape1" draw:style-name="gr8" draw:text-style-name="P175" svg:width="0.8441in" svg:height="0.4067in" svg:x="1.5272in" svg:y="0.0807in"><text:p text:style-name="P171">z</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name="Shape5" draw:style-name="gr9" draw:text-style-name="P176" svg:width="0.4169in" svg:height="0.2713in" svg:x="1.5272in" svg:y="0.487in"><text:p/><draw:enhanced-geometry svg:viewBox="0 0 21600 21600" draw:mirror-horizontal="false" draw:mirror-vertical="false" draw:type="rectangle" draw:enhanced-path="M 0 0 L 21600 0 21600 21600 0 21600 0 0 Z N"/></draw:custom-shape></draw:g><draw:custom-shape text:anchor-type="paragraph" draw:z-index="103" draw:name="Shape2" draw:style-name="gr1" draw:text-style-name="P170" svg:width="1.8335in" svg:height="7.0713in" svg:x="0.1563in" svg:y="1.1535in"><text:p><text:span text:style-name="T166">T1</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104" draw:name="Shape4" draw:style-name="gr2" draw:text-style-name="P172" svg:width="0.6669in" svg:height="0.4067in" svg:x="1.6189in" svg:y="1.3307in"><text:p text:style-name="P171">S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5" draw:name="Shape4" draw:style-name="gr3" draw:text-style-name="P173" svg:width="0.6669in" svg:height="0.3606in" svg:x="1.5457in" svg:y="1.8453in"><text:p text:style-name="P171">W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4" draw:style-name="gr4" draw:text-style-name="P174" svg:width="0.6677in" svg:height="0.4079in" svg:x="1.5354in" svg:y="2.3827in"><text:p text:style-name="P171"><text:span text:style-name="T167">S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4" draw:style-name="gr3" draw:text-style-name="P173" svg:width="0.6669in" svg:height="0.3606in" svg:x="1.4937in" svg:y="3.3138in"><text:p text:style-name="P171">W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4" draw:style-name="gr2" draw:text-style-name="P172" svg:width="0.6669in" svg:height="0.4067in" svg:x="1.452in" svg:y="3.8555in"><text:p text:style-name="P171">S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4" draw:style-name="gr3" draw:text-style-name="P173" svg:width="0.6669in" svg:height="0.3606in" svg:x="1.4in" svg:y="4.6472in"><text:p text:style-name="P171">W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4" draw:style-name="gr2" draw:text-style-name="P172" svg:width="0.6669in" svg:height="0.4067in" svg:x="1.3791in" svg:y="5.1638in"><text:p text:style-name="P171">S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4" draw:style-name="gr3" draw:text-style-name="P173" svg:width="0.6669in" svg:height="0.3606in" svg:x="1.2752in" svg:y="6.1055in"><text:p text:style-name="P171">W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4" draw:style-name="gr3" draw:text-style-name="P173" svg:width="0.6669in" svg:height="0.3606in" svg:x="1.2543in" svg:y="7.5953in"><text:p text:style-name="P171">W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3" draw:name="Shape2" draw:style-name="gr5" draw:text-style-name="P170" svg:width="1.8335in" svg:height="6.9567in" svg:x="2.3898in" svg:y="1.1535in"><text:p><text:span text:style-name="T166">T</text:span><text:span text:style-name="T166">i</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114" draw:name="Shape4" draw:style-name="gr3" draw:text-style-name="P173" svg:width="0.6669in" svg:height="0.3606in" svg:x="3.7957in" svg:y="1.7827in"><text:p text:style-name="P171">W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4" draw:style-name="gr4" draw:text-style-name="P174" svg:width="0.6677in" svg:height="0.4079in" svg:x="3.7228in" svg:y="2.3929in"><text:p text:style-name="P171"><text:span text:style-name="T167">S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4" draw:style-name="gr3" draw:text-style-name="P173" svg:width="0.6669in" svg:height="0.3606in" svg:x="3.7126in" svg:y="3.3764in"><text:p text:style-name="P171">W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4" draw:style-name="gr2" draw:text-style-name="P172" svg:width="0.6669in" svg:height="0.4067in" svg:x="3.6602in" svg:y="3.8929in"><text:p text:style-name="P171">S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4" draw:style-name="gr3" draw:text-style-name="P173" svg:width="0.6669in" svg:height="0.3606in" svg:x="3.6189in" svg:y="4.8346in"><text:p text:style-name="P171">W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4" draw:style-name="gr2" draw:text-style-name="P172" svg:width="0.6669in" svg:height="0.4067in" svg:x="3.5874in" svg:y="5.3929in"><text:p text:style-name="P171">S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4" draw:style-name="gr3" draw:text-style-name="P173" svg:width="0.6669in" svg:height="0.3606in" svg:x="3.5437in" svg:y="6.2827in"><text:p text:style-name="P171">W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4" draw:style-name="gr4" draw:text-style-name="P174" svg:width="0.6677in" svg:height="0.4079in" svg:x="3.4811in" svg:y="6.7138in"><text:p text:style-name="P171"><text:span text:style-name="T167">S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Shape2" draw:style-name="gr6" draw:text-style-name="P170" svg:width="1.8335in" svg:height="6.998in" svg:x="4.7646in" svg:y="1.0598in"><text:p><text:span text:style-name="T166">T</text:span><text:span text:style-name="T166">p</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123" draw:name="Shape4" draw:style-name="gr2" draw:text-style-name="P172" svg:width="0.6669in" svg:height="0.4067in" svg:x="6.2126in" svg:y="1.2472in"><text:p text:style-name="P171">S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4" draw:style-name="gr3" draw:text-style-name="P173" svg:width="0.6669in" svg:height="0.3606in" svg:x="6.1811in" svg:y="1.7409in"><text:p text:style-name="P171">W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4" draw:style-name="gr4" draw:text-style-name="P174" svg:width="0.6677in" svg:height="0.4079in" svg:x="6.15in" svg:y="2.2992in"><text:p text:style-name="P171"><text:span text:style-name="T167">S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4" draw:style-name="gr3" draw:text-style-name="P173" svg:width="0.6669in" svg:height="0.3606in" svg:x="6.1291in" svg:y="3.2098in"><text:p text:style-name="P171">W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4" draw:style-name="gr2" draw:text-style-name="P172" svg:width="0.6669in" svg:height="0.4067in" svg:x="6.1291in" svg:y="3.789in"><text:p text:style-name="P171">S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4" draw:style-name="gr3" draw:text-style-name="P173" svg:width="0.6669in" svg:height="0.3606in" svg:x="6.0457in" svg:y="4.8346in"><text:p text:style-name="P171">W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4" draw:style-name="gr2" draw:text-style-name="P172" svg:width="0.6669in" svg:height="0.4067in" svg:x="5.9311in" svg:y="5.3618in"><text:p text:style-name="P171">S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4" draw:style-name="gr3" draw:text-style-name="P173" svg:width="0.6669in" svg:height="0.3606in" svg:x="5.9311in" svg:y="6.2409in"><text:p text:style-name="P171">W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4" draw:style-name="gr2" draw:text-style-name="P172" svg:width="0.6669in" svg:height="0.4067in" svg:x="5.8583in" svg:y="6.7264in"><text:p text:style-name="P171">S5</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4" draw:name="Shape1" draw:style-name="gr10" draw:text-style-name="P171" svg:x1="1.2854in" svg:y1="1.1535in" svg:x2="3.8043in" svg:y2="0.3598in"><text:p/></draw:line><draw:line text:anchor-type="paragraph" draw:z-index="135" draw:name="Shape1" draw:style-name="gr10" draw:text-style-name="P171" svg:x1="3.5563in" svg:y1="1.1531in" svg:x2="4.2228in" svg:y2="0.4866in"><text:p/></draw:line><draw:line text:anchor-type="paragraph" draw:z-index="136" draw:name="Shape1" draw:style-name="gr10" draw:text-style-name="P171" svg:x1="1.2854in" svg:y1="1.1535in" svg:x2="1.6689in" svg:y2="0.4327in"><text:p/></draw:line><draw:line text:anchor-type="paragraph" draw:z-index="137" draw:name="Shape1" draw:style-name="gr10" draw:text-style-name="P171" svg:x1="3.5563in" svg:y1="1.1531in" svg:x2="1.9437in" svg:y2="0.4866in"><text:p/></draw:line><draw:line text:anchor-type="paragraph" draw:z-index="138" draw:name="Shape1" draw:style-name="gr10" draw:text-style-name="P171" svg:x1="5.9835in" svg:y1="1.0594in" svg:x2="4.5252in" svg:y2="0.422in"><text:p/></draw:line><draw:line text:anchor-type="paragraph" draw:z-index="139" draw:name="Shape2" draw:style-name="gr10" draw:text-style-name="P171" svg:x1="5.9835in" svg:y1="1.0594in" svg:x2="2.2752in" svg:y2="0.422in"><text:p/></draw:line><draw:line text:anchor-type="paragraph" draw:z-index="140" draw:name="Shape3" draw:style-name="gr11" draw:text-style-name="P171" svg:x1="2.2854in" svg:y1="1.5264in" svg:x2="3.7957in" svg:y2="1.9327in"><text:p/></draw:line><draw:line text:anchor-type="paragraph" draw:z-index="141" draw:name="Shape3" draw:style-name="gr11" draw:text-style-name="P171" svg:x1="2.2854in" svg:y1="1.5264in" svg:x2="6.1811in" svg:y2="1.8807in"><text:p/></draw:line><draw:line text:anchor-type="paragraph" draw:z-index="142" draw:name="Shape3" draw:style-name="gr11" draw:text-style-name="P171" svg:x1="6.2126in" svg:y1="1.4327in" svg:x2="2.2126in" svg:y2="2.0161in"><text:p/></draw:line><draw:line text:anchor-type="paragraph" draw:z-index="143" draw:name="Shape3" draw:style-name="gr11" draw:text-style-name="P171" svg:x1="6.2126in" svg:y1="1.4327in" svg:x2="4.4626in" svg:y2="1.9327in"><text:p/></draw:line><draw:line text:anchor-type="paragraph" draw:z-index="144" draw:name="Shape3" draw:style-name="gr11" draw:text-style-name="P171" svg:x1="2.2028in" svg:y1="2.5575in" svg:x2="3.7126in" svg:y2="3.4949in"><text:p/></draw:line><draw:line text:anchor-type="paragraph" draw:z-index="145" draw:name="Shape3" draw:style-name="gr11" draw:text-style-name="P171" svg:x1="2.2028in" svg:y1="2.5575in" svg:x2="6.1291in" svg:y2="3.3492in"><text:p/></draw:line><draw:line text:anchor-type="paragraph" draw:z-index="146" draw:name="Shape3" draw:style-name="gr11" draw:text-style-name="P171" svg:x1="3.7228in" svg:y1="2.5575in" svg:x2="2.1602in" svg:y2="3.4949in"><text:p/></draw:line><draw:line text:anchor-type="paragraph" draw:z-index="147" draw:name="Shape3" draw:style-name="gr11" draw:text-style-name="P171" svg:x1="4.3791in" svg:y1="2.6307in" svg:x2="6.1291in" svg:y2="3.3496in"><text:p/></draw:line><draw:line text:anchor-type="paragraph" draw:z-index="148" draw:name="Shape3" draw:style-name="gr11" draw:text-style-name="P171" svg:x1="6.15in" svg:y1="2.4744in" svg:x2="4.3791in" svg:y2="3.5681in"><text:p/></draw:line><draw:line text:anchor-type="paragraph" draw:z-index="149" draw:name="Shape3" draw:style-name="gr11" draw:text-style-name="P171" svg:x1="6.15in" svg:y1="2.4744in" svg:x2="2.1602in" svg:y2="3.4953in"><text:p/></draw:line><draw:line text:anchor-type="paragraph" draw:z-index="150" draw:name="Shape3" draw:style-name="gr11" draw:text-style-name="P171" svg:x1="2.1189in" svg:y1="4.0681in" svg:x2="3.6189in" svg:y2="4.9535in"><text:p/></draw:line><draw:line text:anchor-type="paragraph" draw:z-index="151" draw:name="Shape3" draw:style-name="gr11" draw:text-style-name="P171" svg:x1="2.1189in" svg:y1="4.0681in" svg:x2="6.0461in" svg:y2="4.9327in"><text:p/></draw:line><draw:line text:anchor-type="paragraph" draw:z-index="152" draw:name="Shape3" draw:style-name="gr11" draw:text-style-name="P171" svg:x1="4.2102in" svg:y1="4.2453in" svg:x2="6.0457in" svg:y2="4.9327in"><text:p/></draw:line><draw:line text:anchor-type="paragraph" draw:z-index="153" draw:name="Shape3" draw:style-name="gr11" draw:text-style-name="P171" svg:x1="6.2748in" svg:y1="4.1307in" svg:x2="4.2102in" svg:y2="4.9327in"><text:p/></draw:line><draw:line text:anchor-type="paragraph" draw:z-index="154" draw:name="Shape3" draw:style-name="gr11" draw:text-style-name="P171" svg:x1="3.6602in" svg:y1="4.1827in" svg:x2="2.0665in" svg:y2="4.7453in"><text:p/></draw:line><draw:line text:anchor-type="paragraph" draw:z-index="155" draw:name="Shape3" draw:style-name="gr11" draw:text-style-name="P171" svg:x1="6.2752in" svg:y1="4.1307in" svg:x2="2.1189in" svg:y2="4.7453in"><text:p/></draw:line><draw:line text:anchor-type="paragraph" draw:z-index="156" draw:name="Shape3" draw:style-name="gr11" draw:text-style-name="P171" svg:x1="1.9898in" svg:y1="5.4429in" svg:x2="3.598in" svg:y2="6.3701in"><text:p/></draw:line><draw:line text:anchor-type="paragraph" draw:z-index="157" draw:name="Shape3" draw:style-name="gr11" draw:text-style-name="P171" svg:x1="1.9898in" svg:y1="5.4429in" svg:x2="5.9315in" svg:y2="6.3386in"><text:p/></draw:line><draw:line text:anchor-type="paragraph" draw:z-index="158" draw:name="Shape3" draw:style-name="gr11" draw:text-style-name="P171" svg:x1="4.2102in" svg:y1="5.6827in" svg:x2="5.9311in" svg:y2="6.339in"><text:p/></draw:line><draw:line text:anchor-type="paragraph" draw:z-index="159" draw:name="Shape3" draw:style-name="gr11" draw:text-style-name="P171" svg:x1="5.9315in" svg:y1="5.6307in" svg:x2="1.9417in" svg:y2="6.2453in"><text:p/></draw:line><draw:line text:anchor-type="paragraph" draw:z-index="160" draw:name="Shape3" draw:style-name="gr11" draw:text-style-name="P171" svg:x1="5.9311in" svg:y1="5.6307in" svg:x2="4.2102in" svg:y2="6.339in"><text:p/></draw:line><draw:line text:anchor-type="paragraph" draw:z-index="161" draw:name="Shape3" draw:style-name="gr11" draw:text-style-name="P171" svg:x1="3.598in" svg:y1="5.6827in" svg:x2="1.9417in" svg:y2="6.2453in"><text:p/></draw:line><draw:line text:anchor-type="paragraph" draw:z-index="162" draw:name="Shape3" draw:style-name="gr11" draw:text-style-name="P171" svg:x1="3.7228in" svg:y1="7.1217in" svg:x2="1.9209in" svg:y2="7.6827in"><text:p/></draw:line><draw:line text:anchor-type="paragraph" draw:z-index="163" draw:name="Shape3" draw:style-name="gr11" draw:text-style-name="P171" svg:x1="6.1398in" svg:y1="7.1327in" svg:x2="1.9209in" svg:y2="7.6827in"><text:p/></draw:line> </text:p>
      <text:h text:style-name="P79" text:outline-level="1"><text:bookmark-start text:name="__RefHeading___Toc2082_596635936"/><text:span text:style-name="T165">4</text:span>. Основні результати та висновки<text:bookmark-end text:name="__RefHeading___Toc2082_596635936"/></text:h>
      <text:p text:style-name="P91"/>
      <text:h text:style-name="P78" text:outline-level="1"><text:bookmark-start text:name="__RefHeading___Toc2084_596635936"/><text:span text:style-name="T165">5</text:span>. Перелік умовних позначень<text:bookmark-end text:name="__RefHeading___Toc2084_596635936"/></text:h>
      <text:p text:style-name="P101"><text:a xlink:type="simple" xlink:href="https://software.intel.com/ru-ru/blogs/2011/11/21/openmp-c" text:style-name="Internet_20_link" text:visited-style-name="Visited_20_Internet_20_Link"><text:span text:style-name="T126"/></text:a></text:p>
      <text:h text:style-name="P78" text:outline-level="1"><text:bookmark-start text:name="__RefHeading___Toc2086_596635936"/><text:span text:style-name="T165">6</text:span>. Список використаних джерел<text:bookmark-end text:name="__RefHeading___Toc2086_596635936"/></text:h>
      <text:list xml:id="list3679338129031249948" text:style-name="L2">
        <text:list-item>
          <text:p text:style-name="P97"><text:span text:style-name="T146">Kos66, Введение в </text:span><text:span text:style-name="T123">OpenMP: параллельное программирование на C++ // Intel Developer Zone, 2011. </text:span><text:span text:style-name="T146">[Електорнний ресурс] — Режим доступу: </text:span><text:a xlink:type="simple" xlink:href="https://software.intel.com/ru-ru/blogs/2011/11/21/openmp-c" text:style-name="Internet_20_link" text:visited-style-name="Visited_20_Internet_20_Link"><text:span text:style-name="T147">https://software.intel.com/ru-ru/blogs/2011/11/21/openmp-c</text:span></text:a></text:p>
        </text:list-item>
        <text:list-item>
          <text:p text:style-name="P89">Что такое OpenMP? // Лаборатория Паралельніх Информационних Технологий, НИВЦ МГУ. [Електорнний ресурс] — Режим доступу: https://parallel.ru/tech/tech_dev/openmp.html</text:p>
        </text:list-item>
        <text:list-item>
          <text:p text:style-name="P99"><text:span text:style-name="T148">Sondak D. Parallel Processing with OpenMP // Boston University, Scientific Computing and Visualization Office of Information Technology. [Електорнний ресурс] — Режим доступу: </text:span><text:a xlink:type="simple" xlink:href="http://www.compunity.org/training/tutorials/openmp_Boston.pdf" text:style-name="Internet_20_link" text:visited-style-name="Visited_20_Internet_20_Link"><text:span text:style-name="T147">http://www.compunity.org/training/tutorials/openmp_Boston.pdf</text:span></text:a></text:p>
        </text:list-item>
        <text:list-item>
          <text:p text:style-name="P98"><text:span text:style-name="T148">Blaise B. OpenMP // Lawrence Livermore National Laboratory. [Електорнний ресурс] — Режим доступу: </text:span><text:a xlink:type="simple" xlink:href="https://computing.llnl.gov/tutorials/openMP/" text:style-name="Internet_20_link" text:visited-style-name="Visited_20_Internet_20_Link"><text:span text:style-name="T147">https://computing.llnl.gov/tutorials/openMP/</text:span></text:a></text:p>
        </text:list-item>
      </text:list>
      <text:p text:style-name="P90"/>
      <text:h text:style-name="P78" text:outline-level="1"><text:bookmark-start text:name="__RefHeading___Toc2088_596635936"/>Додатки<text:bookmark-end text:name="__RefHeading___Toc2088_596635936"/></text:h>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Helvetica, sans-serif"/>
    <style:font-face style:name="Lohit Devanagari1" svg:font-family="'Lohit Devanagari'"/>
    <style:font-face style:name="Times New Roman1"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Heading" style:next-style-name="KPI_20_text"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KPI_20_title" style:display-name="KPI title" style:family="paragraph" style:parent-style-name="Heading_20_1" style:default-outline-level="1" style:list-style-name="">
      <style:paragraph-properties fo:margin-left="0in" fo:margin-right="0in" fo:margin-top="0in" fo:margin-bottom="0.5902in" loext:contextual-spacing="false" fo:line-height="150%" fo:text-align="center" style:justify-single-word="false" fo:text-indent="0.5in" style:auto-text-indent="false" style:writing-mode="page"/>
      <style:text-properties fo:color="#000000" style:font-name="Times New Roman" fo:font-family="'Times New Roman'" style:font-family-generic="roman" style:font-pitch="variable" fo:font-size="14pt" fo:language="uk" fo:country="UA" fo:font-weight="bold" officeooo:rsid="001fe025" style:font-size-asian="14pt" style:font-weight-asian="bold" style:font-size-complex="14pt" style:font-weight-complex="bold" loext:shadow="none"/>
    </style:style>
    <style:style style:name="KPI_20_text" style:display-name="KPI text"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writing-mode="page"/>
      <style:text-properties style:font-name="Times New Roman" fo:font-family="'Times New Roman'" style:font-family-generic="roman" style:font-pitch="variable" fo:font-size="14pt" fo:language="uk" fo:country="UA" fo:font-weight="normal" officeooo:rsid="00254d40" style:font-size-asian="14pt" style:font-weight-asian="normal" style:font-size-complex="14pt"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KPI_20_title_20_not_20_heading" style:display-name="KPI title not heading" style:family="paragraph" style:parent-style-name="Title">
      <style:paragraph-properties style:writing-mode="pag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PI_20_header_20_2" style:display-name="KPI header 2" style:family="paragraph" style:parent-style-name="KPI_20_text">
      <style:text-properties fo:font-weight="bold" officeooo:rsid="002dfbd4"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с_20_отступом_20_3" style:display-name="Основной текст с отступом 3" style:family="paragraph" style:parent-style-name="Default" style:next-style-name="Default">
      <style:text-properties fo:color="#000000"/>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en" fo:country="US" fo:font-style="italic" fo:font-weight="bold"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language="en" fo:country="US" style:font-size-complex="10pt"/>
    </style:style>
    <style:style style:name="Header" style:family="paragraph" style:parent-style-name="Standard" style:class="extra">
      <style:paragraph-properties text:number-lines="false" text:line-number="0">
        <style:tab-stops>
          <style:tab-stop style:position="3.661in" style:type="center"/>
          <style:tab-stop style:position="7.32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_20_Знак_20_Знак" style:display-name=" Знак Знак" style:family="text">
      <style:text-properties fo:font-size="12pt" fo:language="en" fo:country="US" fo:font-style="italic" fo:font-weight="bold" style:font-size-asian="12pt" style:font-style-asian="italic" style:font-weight-asian="bold" style:language-complex="ar" style:country-complex="SA"/>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3902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08:16:05.482415382</meta:creation-date>
    <meta:generator>LibreOffice/5.2.6.2$Linux_X86_64 LibreOffice_project/20$Build-2</meta:generator>
    <dc:date>2017-04-01T18:13:59.598039398</dc:date>
    <meta:editing-duration>PT6H9M1S</meta:editing-duration>
    <meta:editing-cycles>14</meta:editing-cycles>
    <meta:document-statistic meta:table-count="4" meta:image-count="0" meta:object-count="103" meta:page-count="28" meta:paragraph-count="407" meta:word-count="3987" meta:character-count="30739" meta:non-whitespace-character-count="25565"/>
  </office:meta>
</office:document-meta>
</file>

<file path=Object 1/content.xml><?xml version="1.0" encoding="utf-8"?>
<math xmlns="http://www.w3.org/1998/Math/MathML" display="block">
  <semantics>
    <mrow>
      <mrow>
        <mi>A</mi>
        <mo stretchy="false">=</mo>
        <mi mathvariant="italic">max</mi>
      </mrow>
      <mrow>
        <mrow>
          <mrow>
            <mo fence="true" stretchy="false">(</mo>
            <mrow>
              <mi>Z</mi>
            </mrow>
            <mo fence="true" stretchy="false">)</mo>
          </mrow>
          <mo stretchy="false">⋅</mo>
          <mi>E</mi>
          <mo stretchy="false">⋅</mo>
          <mrow>
            <mo fence="true" stretchy="false">(</mo>
            <mrow>
              <mrow>
                <mi mathvariant="italic">MO</mi>
                <mo stretchy="false">⋅</mo>
                <mi mathvariant="italic">MT</mi>
              </mrow>
            </mrow>
            <mo fence="true" stretchy="false">)</mo>
          </mrow>
        </mrow>
        <mo stretchy="false">+</mo>
        <mi mathvariant="italic">sort</mi>
      </mrow>
      <mrow>
        <mo fence="true" stretchy="false">(</mo>
        <mrow>
          <mi>S</mi>
        </mrow>
        <mo fence="true" stretchy="false">)</mo>
      </mrow>
    </mrow>
    <annotation encoding="StarMath 5.0">A = max( Z ) cdot E cdot ( MO cdot MT ) + sort( S )</annotation>
  </semantics>
</math>
</file>

<file path=Object 10/content.xml><?xml version="1.0" encoding="utf-8"?>
<math xmlns="http://www.w3.org/1998/Math/MathML" display="block">
  <semantics>
    <mrow>
      <mrow>
        <mi>z</mi>
        <mo stretchy="false">=</mo>
        <mi mathvariant="italic">max</mi>
      </mrow>
      <mrow>
        <mo fence="true" stretchy="false">(</mo>
        <mrow>
          <mrow>
            <mi>z</mi>
            <mi>,</mi>
            <msub>
              <mi>z</mi>
              <mi>h</mi>
            </msub>
          </mrow>
        </mrow>
        <mo fence="true" stretchy="false">)</mo>
      </mrow>
    </mrow>
    <annotation encoding="StarMath 5.0">z = max( z, z_h )</annotation>
  </semantics>
</math>
</file>

<file path=Object 100/content.xml><?xml version="1.0" encoding="utf-8"?>
<math xmlns="http://www.w3.org/1998/Math/MathML" display="block">
  <semantics>
    <msub>
      <mi>A</mi>
      <mi>h</mi>
    </msub>
    <annotation encoding="StarMath 5.0">A_h</annotation>
  </semantics>
</math>
</file>

<file path=Object 101/content.xml><?xml version="1.0" encoding="utf-8"?>
<math xmlns="http://www.w3.org/1998/Math/MathML" display="block">
  <semantics>
    <msub>
      <mi>W</mi>
      <mn>4</mn>
    </msub>
    <annotation encoding="StarMath 5.0">W_4</annotation>
  </semantics>
</math>
</file>

<file path=Object 102/content.xml><?xml version="1.0" encoding="utf-8"?>
<math xmlns="http://www.w3.org/1998/Math/MathML" display="block">
  <semantics>
    <msub>
      <mi>S</mi>
      <mn>5</mn>
    </msub>
    <annotation encoding="StarMath 5.0">S_5</annotation>
  </semantics>
</math>
</file>

<file path=Object 103/content.xml><?xml version="1.0" encoding="utf-8"?>
<math xmlns="http://www.w3.org/1998/Math/MathML" display="block">
  <semantics>
    <msub>
      <mi>W</mi>
      <mn>5</mn>
    </msub>
    <annotation encoding="StarMath 5.0">W_5</annotation>
  </semantics>
</math>
</file>

<file path=Object 11/content.xml><?xml version="1.0" encoding="utf-8"?>
<math xmlns="http://www.w3.org/1998/Math/MathML" display="block">
  <semantics>
    <mi>z</mi>
    <annotation encoding="StarMath 5.0">z</annotation>
  </semantics>
</math>
</file>

<file path=Object 12/content.xml><?xml version="1.0" encoding="utf-8"?>
<math xmlns="http://www.w3.org/1998/Math/MathML" display="block">
  <semantics>
    <mi>z</mi>
    <annotation encoding="StarMath 5.0">z</annotation>
  </semantics>
</math>
</file>

<file path=Object 13/content.xml><?xml version="1.0" encoding="utf-8"?>
<math xmlns="http://www.w3.org/1998/Math/MathML" display="block">
  <semantics>
    <mrow>
      <msub>
        <mi>B</mi>
        <mi>h</mi>
      </msub>
      <mo stretchy="false">=</mo>
      <mrow>
        <msub>
          <mi>z</mi>
          <mn>1</mn>
        </msub>
        <mo stretchy="false">⋅</mo>
        <msub>
          <mi>E</mi>
          <mn>1</mn>
        </msub>
        <mo stretchy="false">⋅</mo>
        <mrow>
          <mo fence="true" stretchy="false">(</mo>
          <mrow>
            <mrow>
              <msub>
                <mi mathvariant="italic">MO</mi>
                <mn>1</mn>
              </msub>
              <mo stretchy="false">⋅</mo>
              <msub>
                <mi mathvariant="italic">MT</mi>
                <mi>h</mi>
              </msub>
            </mrow>
          </mrow>
          <mo fence="true" stretchy="false">)</mo>
        </mrow>
      </mrow>
    </mrow>
    <annotation encoding="StarMath 5.0">B_h = z_1 cdot E_1 cdot (MO_1 cdot MT_h)</annotation>
  </semantics>
</math>
</file>

<file path=Object 14/content.xml><?xml version="1.0" encoding="utf-8"?>
<math xmlns="http://www.w3.org/1998/Math/MathML" display="block">
  <semantics>
    <mrow>
      <mrow>
        <msub>
          <mi>z</mi>
          <mn>1</mn>
        </msub>
        <mo stretchy="false">=</mo>
        <mi>z</mi>
      </mrow>
      <mi>,</mi>
      <mrow>
        <msub>
          <mi>E</mi>
          <mn>1</mn>
        </msub>
        <mo stretchy="false">=</mo>
        <mi>E</mi>
      </mrow>
      <mi>,</mi>
      <mrow>
        <msub>
          <mi mathvariant="italic">MO</mi>
          <mn>1</mn>
        </msub>
        <mo stretchy="false">=</mo>
        <mi mathvariant="italic">MO</mi>
      </mrow>
    </mrow>
    <annotation encoding="StarMath 5.0">z_1 = z, E_1 = E, MO_1 = MO</annotation>
  </semantics>
</math>
</file>

<file path=Object 15/content.xml><?xml version="1.0" encoding="utf-8"?>
<math xmlns="http://www.w3.org/1998/Math/MathML" display="block">
  <semantics>
    <msub>
      <mi>B</mi>
      <mi>h</mi>
    </msub>
    <annotation encoding="StarMath 5.0">B_h</annotation>
  </semantics>
</math>
</file>

<file path=Object 16/content.xml><?xml version="1.0" encoding="utf-8"?>
<math xmlns="http://www.w3.org/1998/Math/MathML" display="block">
  <semantics>
    <msub>
      <mi>B</mi>
      <mi>h</mi>
    </msub>
    <annotation encoding="StarMath 5.0">B_h</annotation>
  </semantics>
</math>
</file>

<file path=Object 17/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18/content.xml><?xml version="1.0" encoding="utf-8"?>
<math xmlns="http://www.w3.org/1998/Math/MathML" display="block">
  <semantics>
    <mrow>
      <mrow>
        <mi>С</mi>
        <mo stretchy="false">=</mo>
        <mi mathvariant="italic">sort</mi>
      </mrow>
      <mn>2</mn>
      <mrow>
        <mo fence="true" stretchy="false">(</mo>
        <mrow>
          <msub>
            <mi>C</mi>
            <mi>h</mi>
          </msub>
        </mrow>
        <mo fence="true" stretchy="false">)</mo>
      </mrow>
    </mrow>
    <annotation encoding="StarMath 5.0">С = sort2( C_h )</annotation>
  </semantics>
</math>
</file>

<file path=Object 19/content.xml><?xml version="1.0" encoding="utf-8"?>
<math xmlns="http://www.w3.org/1998/Math/MathML" display="block">
  <semantics>
    <msub>
      <mi>C</mi>
      <mi>h</mi>
    </msub>
    <annotation encoding="StarMath 5.0">C_h</annotation>
  </semantics>
</math>
</file>

<file path=Object 2/content.xml><?xml version="1.0" encoding="utf-8"?>
<math xmlns="http://www.w3.org/1998/Math/MathML" display="block">
  <semantics>
    <mrow>
      <mrow>
        <msub>
          <mi>z</mi>
          <mi>h</mi>
        </msub>
        <mo stretchy="false">=</mo>
        <mi mathvariant="italic">max</mi>
      </mrow>
      <mrow>
        <mo fence="true" stretchy="false">(</mo>
        <mrow>
          <msub>
            <mi>Z</mi>
            <mi>h</mi>
          </msub>
        </mrow>
        <mo fence="true" stretchy="false">)</mo>
      </mrow>
    </mrow>
    <annotation encoding="StarMath 5.0">z_h = max ( Z_h ) </annotation>
  </semantics>
</math>
</file>

<file path=Object 20/content.xml><?xml version="1.0" encoding="utf-8"?>
<math xmlns="http://www.w3.org/1998/Math/MathML" display="block">
  <semantics>
    <msub>
      <mi>C</mi>
      <mi>h</mi>
    </msub>
    <annotation encoding="StarMath 5.0">C_h</annotation>
  </semantics>
</math>
</file>

<file path=Object 21/content.xml><?xml version="1.0" encoding="utf-8"?>
<math xmlns="http://www.w3.org/1998/Math/MathML" display="block">
  <semantics>
    <mi>C</mi>
    <annotation encoding="StarMath 5.0">C</annotation>
  </semantics>
</math>
</file>

<file path=Object 22/content.xml><?xml version="1.0" encoding="utf-8"?>
<math xmlns="http://www.w3.org/1998/Math/MathML" display="block">
  <semantics>
    <msub>
      <mi mathvariant="italic">КУ</mi>
      <mn>1</mn>
    </msub>
    <annotation encoding="StarMath 5.0">КУ_1</annotation>
  </semantics>
</math>
</file>

<file path=Object 23/content.xml><?xml version="1.0" encoding="utf-8"?>
<math xmlns="http://www.w3.org/1998/Math/MathML" display="block">
  <semantics>
    <msub>
      <mi mathvariant="italic">КУ</mi>
      <mn>2</mn>
    </msub>
    <annotation encoding="StarMath 5.0">КУ_2</annotation>
  </semantics>
</math>
</file>

<file path=Object 24/content.xml><?xml version="1.0" encoding="utf-8"?>
<math xmlns="http://www.w3.org/1998/Math/MathML" display="block">
  <semantics>
    <mrow>
      <msub>
        <mi>T</mi>
        <mi>p</mi>
      </msub>
      <mi mathvariant="normal">:</mi>
    </mrow>
    <annotation encoding="StarMath 5.0">T_p:</annotation>
  </semantics>
</math>
</file>

<file path=Object 25/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26/content.xml><?xml version="1.0" encoding="utf-8"?>
<math xmlns="http://www.w3.org/1998/Math/MathML" display="block">
  <semantics>
    <msub>
      <mi>T</mi>
      <mi>p</mi>
    </msub>
    <annotation encoding="StarMath 5.0">T_p</annotation>
  </semantics>
</math>
</file>

<file path=Object 27/content.xml><?xml version="1.0" encoding="utf-8"?>
<math xmlns="http://www.w3.org/1998/Math/MathML" display="block">
  <semantics>
    <mrow>
      <mrow>
        <msub>
          <mi>z</mi>
          <mi>h</mi>
        </msub>
        <mo stretchy="false">=</mo>
        <mi mathvariant="italic">max</mi>
      </mrow>
      <mrow>
        <mo fence="true" stretchy="false">(</mo>
        <mrow>
          <msub>
            <mi>Z</mi>
            <mi>h</mi>
          </msub>
        </mrow>
        <mo fence="true" stretchy="false">)</mo>
      </mrow>
    </mrow>
    <annotation encoding="StarMath 5.0">z_h = max ( Z_h ) </annotation>
  </semantics>
</math>
</file>

<file path=Object 28/content.xml><?xml version="1.0" encoding="utf-8"?>
<math xmlns="http://www.w3.org/1998/Math/MathML" display="block">
  <semantics>
    <mrow>
      <mrow>
        <mi>z</mi>
        <mo stretchy="false">=</mo>
        <mi mathvariant="italic">max</mi>
      </mrow>
      <mrow>
        <mo fence="true" stretchy="false">(</mo>
        <mrow>
          <mrow>
            <mi>z</mi>
            <mi>,</mi>
            <msub>
              <mi>z</mi>
              <mi>h</mi>
            </msub>
          </mrow>
        </mrow>
        <mo fence="true" stretchy="false">)</mo>
      </mrow>
    </mrow>
    <annotation encoding="StarMath 5.0">z = max( z, z_h )</annotation>
  </semantics>
</math>
</file>

<file path=Object 29/content.xml><?xml version="1.0" encoding="utf-8"?>
<math xmlns="http://www.w3.org/1998/Math/MathML" display="block">
  <semantics>
    <mi>z</mi>
    <annotation encoding="StarMath 5.0">z</annotation>
  </semantics>
</math>
</file>

<file path=Object 3/content.xml><?xml version="1.0" encoding="utf-8"?>
<math xmlns="http://www.w3.org/1998/Math/MathML" display="block">
  <semantics>
    <mrow>
      <msub>
        <mi>B</mi>
        <mi>h</mi>
      </msub>
      <mo stretchy="false">=</mo>
      <mrow>
        <mi>z</mi>
        <mo stretchy="false">⋅</mo>
        <mi>E</mi>
        <mo stretchy="false">⋅</mo>
        <mrow>
          <mo fence="true" stretchy="false">(</mo>
          <mrow>
            <mrow>
              <mi mathvariant="italic">MO</mi>
              <mo stretchy="false">⋅</mo>
              <msub>
                <mi mathvariant="italic">MT</mi>
                <mi>h</mi>
              </msub>
            </mrow>
          </mrow>
          <mo fence="true" stretchy="false">)</mo>
        </mrow>
      </mrow>
    </mrow>
    <annotation encoding="StarMath 5.0">B_h = z cdot E cdot (MO cdot MT_h)</annotation>
  </semantics>
</math>
</file>

<file path=Object 30/content.xml><?xml version="1.0" encoding="utf-8"?>
<math xmlns="http://www.w3.org/1998/Math/MathML" display="block">
  <semantics>
    <mi>z</mi>
    <annotation encoding="StarMath 5.0">z</annotation>
  </semantics>
</math>
</file>

<file path=Object 31/content.xml><?xml version="1.0" encoding="utf-8"?>
<math xmlns="http://www.w3.org/1998/Math/MathML" display="block">
  <semantics>
    <mrow>
      <mrow>
        <msub>
          <mi>z</mi>
          <mi>p</mi>
        </msub>
        <mo stretchy="false">=</mo>
        <mi>z</mi>
      </mrow>
      <mi>,</mi>
      <mrow>
        <msub>
          <mi>E</mi>
          <mi>p</mi>
        </msub>
        <mo stretchy="false">=</mo>
        <mi>E</mi>
      </mrow>
      <mi>,</mi>
      <mrow>
        <msub>
          <mi mathvariant="italic">MO</mi>
          <mi>p</mi>
        </msub>
        <mo stretchy="false">=</mo>
        <mi mathvariant="italic">MO</mi>
      </mrow>
    </mrow>
    <annotation encoding="StarMath 5.0">z_p = z, E_p = E, MO_p = MO</annotation>
  </semantics>
</math>
</file>

<file path=Object 32/content.xml><?xml version="1.0" encoding="utf-8"?>
<math xmlns="http://www.w3.org/1998/Math/MathML" display="block">
  <semantics>
    <mrow>
      <msub>
        <mi>B</mi>
        <mi>h</mi>
      </msub>
      <mo stretchy="false">=</mo>
      <mrow>
        <msub>
          <mi>z</mi>
          <mi>p</mi>
        </msub>
        <mo stretchy="false">⋅</mo>
        <msub>
          <mi>E</mi>
          <mi>p</mi>
        </msub>
        <mo stretchy="false">⋅</mo>
        <mrow>
          <mo fence="true" stretchy="false">(</mo>
          <mrow>
            <mrow>
              <msub>
                <mi mathvariant="italic">MO</mi>
                <mi>p</mi>
              </msub>
              <mo stretchy="false">⋅</mo>
              <msub>
                <mi mathvariant="italic">MT</mi>
                <mi>h</mi>
              </msub>
            </mrow>
          </mrow>
          <mo fence="true" stretchy="false">)</mo>
        </mrow>
      </mrow>
    </mrow>
    <annotation encoding="StarMath 5.0">B_h = z_p cdot E_p cdot (MO_p cdot MT_h)</annotation>
  </semantics>
</math>
</file>

<file path=Object 33/content.xml><?xml version="1.0" encoding="utf-8"?>
<math xmlns="http://www.w3.org/1998/Math/MathML" display="block">
  <semantics>
    <msub>
      <mi>B</mi>
      <mi>h</mi>
    </msub>
    <annotation encoding="StarMath 5.0">B_h</annotation>
  </semantics>
</math>
</file>

<file path=Object 34/content.xml><?xml version="1.0" encoding="utf-8"?>
<math xmlns="http://www.w3.org/1998/Math/MathML" display="block">
  <semantics>
    <msub>
      <mi>B</mi>
      <mi>h</mi>
    </msub>
    <annotation encoding="StarMath 5.0">B_h</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sub>
      <mi>C</mi>
      <mi>h</mi>
    </msub>
    <annotation encoding="StarMath 5.0">C_h</annotation>
  </semantics>
</math>
</file>

<file path=Object 37/content.xml><?xml version="1.0" encoding="utf-8"?>
<math xmlns="http://www.w3.org/1998/Math/MathML" display="block">
  <semantics>
    <msub>
      <mi>C</mi>
      <mi>h</mi>
    </msub>
    <annotation encoding="StarMath 5.0">C_h</annotation>
  </semantics>
</math>
</file>

<file path=Object 38/content.xml><?xml version="1.0" encoding="utf-8"?>
<math xmlns="http://www.w3.org/1998/Math/MathML" display="block">
  <semantics>
    <mrow>
      <mrow>
        <mi>С</mi>
        <mo stretchy="false">=</mo>
        <mi mathvariant="italic">sort</mi>
      </mrow>
      <mn>2</mn>
      <mrow>
        <mo fence="true" stretchy="false">(</mo>
        <mrow>
          <msub>
            <mi>C</mi>
            <mi>h</mi>
          </msub>
        </mrow>
        <mo fence="true" stretchy="false">)</mo>
      </mrow>
    </mrow>
    <annotation encoding="StarMath 5.0">С = sort2( C_h )</annotation>
  </semantics>
</math>
</file>

<file path=Object 39/content.xml><?xml version="1.0" encoding="utf-8"?>
<math xmlns="http://www.w3.org/1998/Math/MathML" display="block">
  <semantics>
    <mi>C</mi>
    <annotation encoding="StarMath 5.0">C</annotation>
  </semantics>
</math>
</file>

<file path=Object 4/content.xml><?xml version="1.0" encoding="utf-8"?>
<math xmlns="http://www.w3.org/1998/Math/MathML" display="block">
  <semantics>
    <mrow>
      <mrow>
        <msub>
          <mi>C</mi>
          <mi>h</mi>
        </msub>
        <mo stretchy="false">=</mo>
        <mi mathvariant="italic">sort</mi>
      </mrow>
      <mn>1</mn>
      <mrow>
        <mo fence="true" stretchy="false">(</mo>
        <mrow>
          <msub>
            <mi>S</mi>
            <mi>h</mi>
          </msub>
        </mrow>
        <mo fence="true" stretchy="false">)</mo>
      </mrow>
    </mrow>
    <annotation encoding="StarMath 5.0">C_h = sort1( S_h )</annotation>
  </semantics>
</math>
</file>

<file path=Object 40/content.xml><?xml version="1.0" encoding="utf-8"?>
<math xmlns="http://www.w3.org/1998/Math/MathML" display="block">
  <semantics>
    <msub>
      <mi>S</mi>
      <mn>4</mn>
    </msub>
    <annotation encoding="StarMath 5.0">S_4</annotation>
  </semantics>
</math>
</file>

<file path=Object 41/content.xml><?xml version="1.0" encoding="utf-8"?>
<math xmlns="http://www.w3.org/1998/Math/MathML" display="block">
  <semantics>
    <msub>
      <mi>S</mi>
      <mn>1</mn>
    </msub>
    <annotation encoding="StarMath 5.0">S_1</annotation>
  </semantics>
</math>
</file>

<file path=Object 42/content.xml><?xml version="1.0" encoding="utf-8"?>
<math xmlns="http://www.w3.org/1998/Math/MathML" display="block">
  <semantics>
    <msub>
      <mi>W</mi>
      <mn>1</mn>
    </msub>
    <annotation encoding="StarMath 5.0">W_1</annotation>
  </semantics>
</math>
</file>

<file path=Object 43/content.xml><?xml version="1.0" encoding="utf-8"?>
<math xmlns="http://www.w3.org/1998/Math/MathML" display="block">
  <semantics>
    <msub>
      <mi>S</mi>
      <mn>2</mn>
    </msub>
    <annotation encoding="StarMath 5.0">S_2</annotation>
  </semantics>
</math>
</file>

<file path=Object 44/content.xml><?xml version="1.0" encoding="utf-8"?>
<math xmlns="http://www.w3.org/1998/Math/MathML" display="block">
  <semantics>
    <msub>
      <mi>W</mi>
      <mn>2</mn>
    </msub>
    <annotation encoding="StarMath 5.0">W_2</annotation>
  </semantics>
</math>
</file>

<file path=Object 45/content.xml><?xml version="1.0" encoding="utf-8"?>
<math xmlns="http://www.w3.org/1998/Math/MathML" display="block">
  <semantics>
    <msub>
      <mi>S</mi>
      <mn>3</mn>
    </msub>
    <annotation encoding="StarMath 5.0">S_3</annotation>
  </semantics>
</math>
</file>

<file path=Object 46/content.xml><?xml version="1.0" encoding="utf-8"?>
<math xmlns="http://www.w3.org/1998/Math/MathML" display="block">
  <semantics>
    <msub>
      <mi>W</mi>
      <mn>3</mn>
    </msub>
    <annotation encoding="StarMath 5.0">W_3</annotation>
  </semantics>
</math>
</file>

<file path=Object 47/content.xml><?xml version="1.0" encoding="utf-8"?>
<math xmlns="http://www.w3.org/1998/Math/MathML" display="block">
  <semantics>
    <msub>
      <mi>W</mi>
      <mn>4</mn>
    </msub>
    <annotation encoding="StarMath 5.0">W_4</annotation>
  </semantics>
</math>
</file>

<file path=Object 48/content.xml><?xml version="1.0" encoding="utf-8"?>
<math xmlns="http://www.w3.org/1998/Math/MathML" display="block">
  <semantics>
    <msub>
      <mi>W</mi>
      <mn>6</mn>
    </msub>
    <annotation encoding="StarMath 5.0">W_6</annotation>
  </semantics>
</math>
</file>

<file path=Object 49/content.xml><?xml version="1.0" encoding="utf-8"?>
<math xmlns="http://www.w3.org/1998/Math/MathML" display="block">
  <semantics>
    <msub>
      <mi>S</mi>
      <mn>5</mn>
    </msub>
    <annotation encoding="StarMath 5.0">S_5</annotation>
  </semantics>
</math>
</file>

<file path=Object 5/content.xml><?xml version="1.0" encoding="utf-8"?>
<math xmlns="http://www.w3.org/1998/Math/MathML" display="block">
  <semantics>
    <mrow>
      <mrow>
        <mi>z</mi>
        <mo stretchy="false">=</mo>
        <mi mathvariant="italic">max</mi>
      </mrow>
      <mrow>
        <mo fence="true" stretchy="false">(</mo>
        <mrow>
          <msub>
            <mi>z</mi>
            <mi>h</mi>
          </msub>
        </mrow>
        <mo fence="true" stretchy="false">)</mo>
      </mrow>
    </mrow>
    <annotation encoding="StarMath 5.0">z = max ( z_h ) </annotation>
  </semantics>
</math>
</file>

<file path=Object 50/content.xml><?xml version="1.0" encoding="utf-8"?>
<math xmlns="http://www.w3.org/1998/Math/MathML" display="block">
  <semantics>
    <msub>
      <mi>W</mi>
      <mn>5</mn>
    </msub>
    <annotation encoding="StarMath 5.0">W_5</annotation>
  </semantics>
</math>
</file>

<file path=Object 51/content.xml><?xml version="1.0" encoding="utf-8"?>
<math xmlns="http://www.w3.org/1998/Math/MathML" display="block">
  <semantics>
    <mi>C</mi>
    <annotation encoding="StarMath 5.0">C</annotation>
  </semantics>
</math>
</file>

<file path=Object 52/content.xml><?xml version="1.0" encoding="utf-8"?>
<math xmlns="http://www.w3.org/1998/Math/MathML" display="block">
  <semantics>
    <msub>
      <mi>S</mi>
      <mn>1</mn>
    </msub>
    <annotation encoding="StarMath 5.0">S_1</annotation>
  </semantics>
</math>
</file>

<file path=Object 53/content.xml><?xml version="1.0" encoding="utf-8"?>
<math xmlns="http://www.w3.org/1998/Math/MathML" display="block">
  <semantics>
    <msub>
      <mi>W</mi>
      <mn>1</mn>
    </msub>
    <annotation encoding="StarMath 5.0">W_1</annotation>
  </semantics>
</math>
</file>

<file path=Object 54/content.xml><?xml version="1.0" encoding="utf-8"?>
<math xmlns="http://www.w3.org/1998/Math/MathML" display="block">
  <semantics>
    <msub>
      <mi mathvariant="italic">КУ</mi>
      <mn>1</mn>
    </msub>
    <annotation encoding="StarMath 5.0">КУ_1</annotation>
  </semantics>
</math>
</file>

<file path=Object 55/content.xml><?xml version="1.0" encoding="utf-8"?>
<math xmlns="http://www.w3.org/1998/Math/MathML" display="block">
  <semantics>
    <msub>
      <mi>S</mi>
      <mn>2</mn>
    </msub>
    <annotation encoding="StarMath 5.0">S_2</annotation>
  </semantics>
</math>
</file>

<file path=Object 56/content.xml><?xml version="1.0" encoding="utf-8"?>
<math xmlns="http://www.w3.org/1998/Math/MathML" display="block">
  <semantics>
    <mrow>
      <msub>
        <mi>T</mi>
        <mi>i</mi>
      </msub>
      <mi>,</mi>
      <mi>i</mi>
      <mo stretchy="false">←</mo>
      <mrow>
        <mo fence="true" stretchy="false">[</mo>
        <mrow>
          <mrow>
            <mn>2.</mn>
            <mi>.</mi>
            <mrow>
              <mi>P</mi>
              <mo stretchy="false">−</mo>
              <mn>1</mn>
            </mrow>
          </mrow>
        </mrow>
        <mo fence="true" stretchy="false">]</mo>
      </mrow>
      <mi mathvariant="normal">:</mi>
    </mrow>
    <annotation encoding="StarMath 5.0">T_i, i &lt;- [2..P-1]:</annotation>
  </semantics>
</math>
</file>

<file path=Object 57/content.xml><?xml version="1.0" encoding="utf-8"?>
<math xmlns="http://www.w3.org/1998/Math/MathML" display="block">
  <semantics>
    <msub>
      <mi mathvariant="italic">КУ</mi>
      <mn>1</mn>
    </msub>
    <annotation encoding="StarMath 5.0">КУ_1</annotation>
  </semantics>
</math>
</file>

<file path=Object 58/content.xml><?xml version="1.0" encoding="utf-8"?>
<math xmlns="http://www.w3.org/1998/Math/MathML" display="block">
  <semantics>
    <mrow>
      <mrow>
        <msub>
          <mi>z</mi>
          <mi>h</mi>
        </msub>
        <mo stretchy="false">=</mo>
        <mi mathvariant="italic">max</mi>
      </mrow>
      <mrow>
        <mo fence="true" stretchy="false">(</mo>
        <mrow>
          <msub>
            <mi>Z</mi>
            <mi>h</mi>
          </msub>
        </mrow>
        <mo fence="true" stretchy="false">)</mo>
      </mrow>
    </mrow>
    <annotation encoding="StarMath 5.0">z_h = max ( Z_h ) </annotation>
  </semantics>
</math>
</file>

<file path=Object 59/content.xml><?xml version="1.0" encoding="utf-8"?>
<math xmlns="http://www.w3.org/1998/Math/MathML" display="block">
  <semantics>
    <mrow>
      <mrow>
        <mi>z</mi>
        <mo stretchy="false">=</mo>
        <mi mathvariant="italic">max</mi>
      </mrow>
      <mrow>
        <mo fence="true" stretchy="false">(</mo>
        <mrow>
          <mrow>
            <mi>z</mi>
            <mi>,</mi>
            <msub>
              <mi>z</mi>
              <mi>h</mi>
            </msub>
          </mrow>
        </mrow>
        <mo fence="true" stretchy="false">)</mo>
      </mrow>
    </mrow>
    <annotation encoding="StarMath 5.0">z = max( z, z_h )</annotation>
  </semantics>
</math>
</file>

<file path=Object 6/content.xml><?xml version="1.0" encoding="utf-8"?>
<math xmlns="http://www.w3.org/1998/Math/MathML" display="block">
  <semantics>
    <mrow>
      <mrow>
        <mi>C</mi>
        <mo stretchy="false">=</mo>
        <mi mathvariant="italic">sort</mi>
      </mrow>
      <mn>2</mn>
      <mrow>
        <mo fence="true" stretchy="false">(</mo>
        <mrow>
          <msub>
            <mi>C</mi>
            <mi>h</mi>
          </msub>
        </mrow>
        <mo fence="true" stretchy="false">)</mo>
      </mrow>
    </mrow>
    <annotation encoding="StarMath 5.0">C = sort2( C_h )</annotation>
  </semantics>
</math>
</file>

<file path=Object 60/content.xml><?xml version="1.0" encoding="utf-8"?>
<math xmlns="http://www.w3.org/1998/Math/MathML" display="block">
  <semantics>
    <mi>z</mi>
    <annotation encoding="StarMath 5.0">z</annotation>
  </semantics>
</math>
</file>

<file path=Object 61/content.xml><?xml version="1.0" encoding="utf-8"?>
<math xmlns="http://www.w3.org/1998/Math/MathML" display="block">
  <semantics>
    <mi>z</mi>
    <annotation encoding="StarMath 5.0">z</annotation>
  </semantics>
</math>
</file>

<file path=Object 62/content.xml><?xml version="1.0" encoding="utf-8"?>
<math xmlns="http://www.w3.org/1998/Math/MathML" display="block">
  <semantics>
    <mrow>
      <mrow>
        <msub>
          <mi>z</mi>
          <mi>i</mi>
        </msub>
        <mo stretchy="false">=</mo>
        <mi>z</mi>
      </mrow>
      <mi>,</mi>
      <mrow>
        <msub>
          <mi>E</mi>
          <mi>i</mi>
        </msub>
        <mo stretchy="false">=</mo>
        <mi>E</mi>
      </mrow>
      <mi>,</mi>
      <mrow>
        <msub>
          <mi mathvariant="italic">MO</mi>
          <mi>i</mi>
        </msub>
        <mo stretchy="false">=</mo>
        <mi mathvariant="italic">MO</mi>
      </mrow>
    </mrow>
    <annotation encoding="StarMath 5.0">z_i = z, E_i = E, MO_i = MO</annotation>
  </semantics>
</math>
</file>

<file path=Object 63/content.xml><?xml version="1.0" encoding="utf-8"?>
<math xmlns="http://www.w3.org/1998/Math/MathML" display="block">
  <semantics>
    <mrow>
      <msub>
        <mi>B</mi>
        <mi>h</mi>
      </msub>
      <mo stretchy="false">=</mo>
      <mrow>
        <msub>
          <mi>z</mi>
          <mi>i</mi>
        </msub>
        <mo stretchy="false">⋅</mo>
        <msub>
          <mi>E</mi>
          <mi>i</mi>
        </msub>
        <mo stretchy="false">⋅</mo>
        <mrow>
          <mo fence="true" stretchy="false">(</mo>
          <mrow>
            <mrow>
              <msub>
                <mi mathvariant="italic">MO</mi>
                <mi>i</mi>
              </msub>
              <mo stretchy="false">⋅</mo>
              <msub>
                <mi mathvariant="italic">MT</mi>
                <mi>h</mi>
              </msub>
            </mrow>
          </mrow>
          <mo fence="true" stretchy="false">)</mo>
        </mrow>
      </mrow>
    </mrow>
    <annotation encoding="StarMath 5.0">B_h = z_i cdot E_i cdot (MO_i cdot MT_h)</annotation>
  </semantics>
</math>
</file>

<file path=Object 64/content.xml><?xml version="1.0" encoding="utf-8"?>
<math xmlns="http://www.w3.org/1998/Math/MathML" display="block">
  <semantics>
    <msub>
      <mi>B</mi>
      <mi>h</mi>
    </msub>
    <annotation encoding="StarMath 5.0">B_h</annotation>
  </semantics>
</math>
</file>

<file path=Object 65/content.xml><?xml version="1.0" encoding="utf-8"?>
<math xmlns="http://www.w3.org/1998/Math/MathML" display="block">
  <semantics>
    <msub>
      <mi>B</mi>
      <mi>h</mi>
    </msub>
    <annotation encoding="StarMath 5.0">B_h</annotation>
  </semantics>
</math>
</file>

<file path=Object 66/content.xml><?xml version="1.0" encoding="utf-8"?>
<math xmlns="http://www.w3.org/1998/Math/MathML" display="block">
  <semantics>
    <msub>
      <mi>T</mi>
      <mi>p</mi>
    </msub>
    <annotation encoding="StarMath 5.0">T_p</annotation>
  </semantics>
</math>
</file>

<file path=Object 67/content.xml><?xml version="1.0" encoding="utf-8"?>
<math xmlns="http://www.w3.org/1998/Math/MathML" display="block">
  <semantics>
    <msub>
      <mi>T</mi>
      <mn>1</mn>
    </msub>
    <annotation encoding="StarMath 5.0">T_1</annotation>
  </semantics>
</math>
</file>

<file path=Object 68/content.xml><?xml version="1.0" encoding="utf-8"?>
<math xmlns="http://www.w3.org/1998/Math/MathML" display="block">
  <semantics>
    <msub>
      <mi>T</mi>
      <mi>p</mi>
    </msub>
    <annotation encoding="StarMath 5.0">T_p</annotation>
  </semantics>
</math>
</file>

<file path=Object 69/content.xml><?xml version="1.0" encoding="utf-8"?>
<math xmlns="http://www.w3.org/1998/Math/MathML" display="block">
  <semantics>
    <msub>
      <mi>S</mi>
      <mn>2</mn>
    </msub>
    <annotation encoding="StarMath 5.0">S_2</annotation>
  </semantics>
</math>
</file>

<file path=Object 7/content.xml><?xml version="1.0" encoding="utf-8"?>
<math xmlns="http://www.w3.org/1998/Math/MathML" display="block">
  <semantics>
    <mrow>
      <msub>
        <mi>A</mi>
        <mi>h</mi>
      </msub>
      <mo stretchy="false">=</mo>
      <mrow>
        <msub>
          <mi>B</mi>
          <mi>h</mi>
        </msub>
        <mo stretchy="false">+</mo>
        <msub>
          <mi>C</mi>
          <mi>h</mi>
        </msub>
      </mrow>
    </mrow>
    <annotation encoding="StarMath 5.0">A_h = B_h + C_h</annotation>
  </semantics>
</math>
</file>

<file path=Object 70/content.xml><?xml version="1.0" encoding="utf-8"?>
<math xmlns="http://www.w3.org/1998/Math/MathML" display="block">
  <semantics>
    <msub>
      <mi>W</mi>
      <mn>1</mn>
    </msub>
    <annotation encoding="StarMath 5.0">W_1</annotation>
  </semantics>
</math>
</file>

<file path=Object 71/content.xml><?xml version="1.0" encoding="utf-8"?>
<math xmlns="http://www.w3.org/1998/Math/MathML" display="block">
  <semantics>
    <msub>
      <mi mathvariant="italic">КУ</mi>
      <mn>2</mn>
    </msub>
    <annotation encoding="StarMath 5.0">КУ_2</annotation>
  </semantics>
</math>
</file>

<file path=Object 72/content.xml><?xml version="1.0" encoding="utf-8"?>
<math xmlns="http://www.w3.org/1998/Math/MathML" display="block">
  <semantics>
    <msub>
      <mi>W</mi>
      <mn>3</mn>
    </msub>
    <annotation encoding="StarMath 5.0">W_3</annotation>
  </semantics>
</math>
</file>

<file path=Object 73/content.xml><?xml version="1.0" encoding="utf-8"?>
<math xmlns="http://www.w3.org/1998/Math/MathML" display="block">
  <semantics>
    <msub>
      <mi>W</mi>
      <mn>2</mn>
    </msub>
    <annotation encoding="StarMath 5.0">W_2</annotation>
  </semantics>
</math>
</file>

<file path=Object 74/content.xml><?xml version="1.0" encoding="utf-8"?>
<math xmlns="http://www.w3.org/1998/Math/MathML" display="block">
  <semantics>
    <msub>
      <mi>S</mi>
      <mn>3</mn>
    </msub>
    <annotation encoding="StarMath 5.0">S_3</annotation>
  </semantics>
</math>
</file>

<file path=Object 75/content.xml><?xml version="1.0" encoding="utf-8"?>
<math xmlns="http://www.w3.org/1998/Math/MathML" display="block">
  <semantics>
    <msub>
      <mi>W</mi>
      <mn>2</mn>
    </msub>
    <annotation encoding="StarMath 5.0">W_2</annotation>
  </semantics>
</math>
</file>

<file path=Object 76/content.xml><?xml version="1.0" encoding="utf-8"?>
<math xmlns="http://www.w3.org/1998/Math/MathML" display="block">
  <semantics>
    <msub>
      <mi mathvariant="italic">КУ</mi>
      <mn>2</mn>
    </msub>
    <annotation encoding="StarMath 5.0">КУ_2</annotation>
  </semantics>
</math>
</file>

<file path=Object 77/content.xml><?xml version="1.0" encoding="utf-8"?>
<math xmlns="http://www.w3.org/1998/Math/MathML" display="block">
  <semantics>
    <msub>
      <mi>S</mi>
      <mn>3</mn>
    </msub>
    <annotation encoding="StarMath 5.0">S_3</annotation>
  </semantics>
</math>
</file>

<file path=Object 78/content.xml><?xml version="1.0" encoding="utf-8"?>
<math xmlns="http://www.w3.org/1998/Math/MathML" display="block">
  <semantics>
    <msub>
      <mi>W</mi>
      <mn>3</mn>
    </msub>
    <annotation encoding="StarMath 5.0">W_3</annotation>
  </semantics>
</math>
</file>

<file path=Object 79/content.xml><?xml version="1.0" encoding="utf-8"?>
<math xmlns="http://www.w3.org/1998/Math/MathML" display="block">
  <semantics>
    <msub>
      <mi>W</mi>
      <mn>6</mn>
    </msub>
    <annotation encoding="StarMath 5.0">W_6</annotation>
  </semantics>
</math>
</file>

<file path=Object 8/content.xml><?xml version="1.0" encoding="utf-8"?>
<math xmlns="http://www.w3.org/1998/Math/MathML" display="block">
  <semantics>
    <mrow>
      <msub>
        <mi>T</mi>
        <mn>1</mn>
      </msub>
      <mi mathvariant="normal">:</mi>
    </mrow>
    <annotation encoding="StarMath 5.0">T_1:</annotation>
  </semantics>
</math>
</file>

<file path=Object 80/content.xml><?xml version="1.0" encoding="utf-8"?>
<math xmlns="http://www.w3.org/1998/Math/MathML" display="block">
  <semantics>
    <msub>
      <mi>S</mi>
      <mn>4</mn>
    </msub>
    <annotation encoding="StarMath 5.0">S_4</annotation>
  </semantics>
</math>
</file>

<file path=Object 81/content.xml><?xml version="1.0" encoding="utf-8"?>
<math xmlns="http://www.w3.org/1998/Math/MathML" display="block">
  <semantics>
    <mi>C</mi>
    <annotation encoding="StarMath 5.0">C</annotation>
  </semantics>
</math>
</file>

<file path=Object 82/content.xml><?xml version="1.0" encoding="utf-8"?>
<math xmlns="http://www.w3.org/1998/Math/MathML" display="block">
  <semantics>
    <mrow>
      <msub>
        <mi>A</mi>
        <mi>h</mi>
      </msub>
      <mo stretchy="false">=</mo>
      <mrow>
        <msub>
          <mi>B</mi>
          <mi>h</mi>
        </msub>
        <mo stretchy="false">+</mo>
        <msub>
          <mi>C</mi>
          <mi>h</mi>
        </msub>
      </mrow>
    </mrow>
    <annotation encoding="StarMath 5.0">A_h = B_h + C_h</annotation>
  </semantics>
</math>
</file>

<file path=Object 83/content.xml><?xml version="1.0" encoding="utf-8"?>
<math xmlns="http://www.w3.org/1998/Math/MathML" display="block">
  <semantics>
    <msub>
      <mi>A</mi>
      <mi>h</mi>
    </msub>
    <annotation encoding="StarMath 5.0">A_h</annotation>
  </semantics>
</math>
</file>

<file path=Object 84/content.xml><?xml version="1.0" encoding="utf-8"?>
<math xmlns="http://www.w3.org/1998/Math/MathML" display="block">
  <semantics>
    <mi>A</mi>
    <annotation encoding="StarMath 5.0">A</annotation>
  </semantics>
</math>
</file>

<file path=Object 85/content.xml><?xml version="1.0" encoding="utf-8"?>
<math xmlns="http://www.w3.org/1998/Math/MathML" display="block">
  <semantics>
    <mrow>
      <msub>
        <mi>A</mi>
        <mi>h</mi>
      </msub>
      <mo stretchy="false">=</mo>
      <mrow>
        <msub>
          <mi>B</mi>
          <mi>h</mi>
        </msub>
        <mo stretchy="false">+</mo>
        <msub>
          <mi>C</mi>
          <mi>h</mi>
        </msub>
      </mrow>
    </mrow>
    <annotation encoding="StarMath 5.0">A_h = B_h + C_h</annotation>
  </semantics>
</math>
</file>

<file path=Object 86/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87/content.xml><?xml version="1.0" encoding="utf-8"?>
<math xmlns="http://www.w3.org/1998/Math/MathML" display="block">
  <semantics>
    <msub>
      <mi>C</mi>
      <mi>h</mi>
    </msub>
    <annotation encoding="StarMath 5.0">C_h</annotation>
  </semantics>
</math>
</file>

<file path=Object 88/content.xml><?xml version="1.0" encoding="utf-8"?>
<math xmlns="http://www.w3.org/1998/Math/MathML" display="block">
  <semantics>
    <msub>
      <mi>C</mi>
      <mi>h</mi>
    </msub>
    <annotation encoding="StarMath 5.0">C_h</annotation>
  </semantics>
</math>
</file>

<file path=Object 89/content.xml><?xml version="1.0" encoding="utf-8"?>
<math xmlns="http://www.w3.org/1998/Math/MathML" display="block">
  <semantics>
    <mrow>
      <mrow>
        <mi>С</mi>
        <mo stretchy="false">=</mo>
        <mi mathvariant="italic">sort</mi>
      </mrow>
      <mn>2</mn>
      <mrow>
        <mo fence="true" stretchy="false">(</mo>
        <mrow>
          <msub>
            <mi>C</mi>
            <mi>h</mi>
          </msub>
        </mrow>
        <mo fence="true" stretchy="false">)</mo>
      </mrow>
    </mrow>
    <annotation encoding="StarMath 5.0">С = sort2( C_h )</annotation>
  </semantics>
</math>
</file>

<file path=Object 9/content.xml><?xml version="1.0" encoding="utf-8"?>
<math xmlns="http://www.w3.org/1998/Math/MathML" display="block">
  <semantics>
    <mrow>
      <mrow>
        <msub>
          <mi>z</mi>
          <mi>h</mi>
        </msub>
        <mo stretchy="false">=</mo>
        <mi mathvariant="italic">max</mi>
      </mrow>
      <mrow>
        <mo fence="true" stretchy="false">(</mo>
        <mrow>
          <msub>
            <mi>Z</mi>
            <mi>h</mi>
          </msub>
        </mrow>
        <mo fence="true" stretchy="false">)</mo>
      </mrow>
    </mrow>
    <annotation encoding="StarMath 5.0">z_h = max ( Z_h ) </annotation>
  </semantics>
</math>
</file>

<file path=Object 90/content.xml><?xml version="1.0" encoding="utf-8"?>
<math xmlns="http://www.w3.org/1998/Math/MathML" display="block">
  <semantics>
    <mi>C</mi>
    <annotation encoding="StarMath 5.0">C</annotation>
  </semantics>
</math>
</file>

<file path=Object 91/content.xml><?xml version="1.0" encoding="utf-8"?>
<math xmlns="http://www.w3.org/1998/Math/MathML" display="block">
  <semantics>
    <mi>C</mi>
    <annotation encoding="StarMath 5.0">C</annotation>
  </semantics>
</math>
</file>

<file path=Object 92/content.xml><?xml version="1.0" encoding="utf-8"?>
<math xmlns="http://www.w3.org/1998/Math/MathML" display="block">
  <semantics>
    <msub>
      <mi>S</mi>
      <mn>6</mn>
    </msub>
    <annotation encoding="StarMath 5.0">S_6</annotation>
  </semantics>
</math>
</file>

<file path=Object 93/content.xml><?xml version="1.0" encoding="utf-8"?>
<math xmlns="http://www.w3.org/1998/Math/MathML" display="block">
  <semantics>
    <msub>
      <mi>S</mi>
      <mn>4</mn>
    </msub>
    <annotation encoding="StarMath 5.0">S_4</annotation>
  </semantics>
</math>
</file>

<file path=Object 94/content.xml><?xml version="1.0" encoding="utf-8"?>
<math xmlns="http://www.w3.org/1998/Math/MathML" display="block">
  <semantics>
    <msub>
      <mi>W</mi>
      <mn>4</mn>
    </msub>
    <annotation encoding="StarMath 5.0">W_4</annotation>
  </semantics>
</math>
</file>

<file path=Object 95/content.xml><?xml version="1.0" encoding="utf-8"?>
<math xmlns="http://www.w3.org/1998/Math/MathML" display="block">
  <semantics>
    <msub>
      <mi>S</mi>
      <mn>5</mn>
    </msub>
    <annotation encoding="StarMath 5.0">S_5</annotation>
  </semantics>
</math>
</file>

<file path=Object 96/content.xml><?xml version="1.0" encoding="utf-8"?>
<math xmlns="http://www.w3.org/1998/Math/MathML" display="block">
  <semantics>
    <msub>
      <mi>W</mi>
      <mn>5</mn>
    </msub>
    <annotation encoding="StarMath 5.0">W_5</annotation>
  </semantics>
</math>
</file>

<file path=Object 97/content.xml><?xml version="1.0" encoding="utf-8"?>
<math xmlns="http://www.w3.org/1998/Math/MathML" display="block">
  <semantics>
    <msub>
      <mi>A</mi>
      <mi>h</mi>
    </msub>
    <annotation encoding="StarMath 5.0">A_h</annotation>
  </semantics>
</math>
</file>

<file path=Object 98/content.xml><?xml version="1.0" encoding="utf-8"?>
<math xmlns="http://www.w3.org/1998/Math/MathML" display="block">
  <semantics>
    <msub>
      <mi>T</mi>
      <mn>1</mn>
    </msub>
    <annotation encoding="StarMath 5.0">T_1</annotation>
  </semantics>
</math>
</file>

<file path=Object 99/content.xml><?xml version="1.0" encoding="utf-8"?>
<math xmlns="http://www.w3.org/1998/Math/MathML" display="block">
  <semantics>
    <mrow>
      <msub>
        <mi>A</mi>
        <mi>h</mi>
      </msub>
      <mo stretchy="false">=</mo>
      <mrow>
        <msub>
          <mi>B</mi>
          <mi>h</mi>
        </msub>
        <mo stretchy="false">+</mo>
        <msub>
          <mi>C</mi>
          <mi>h</mi>
        </msub>
      </mrow>
    </mrow>
    <annotation encoding="StarMath 5.0">A_h = B_h + C_h</annotation>
  </semantics>
</math>
</file>